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1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96.01pt"/>
    </style:style>
    <style:style style:name="co5" style:family="table-column">
      <style:table-column-properties fo:break-before="auto" style:column-width="96.89pt"/>
    </style:style>
    <style:style style:name="co6" style:family="table-column">
      <style:table-column-properties fo:break-before="auto" style:column-width="74.24pt"/>
    </style:style>
    <style:style style:name="co7" style:family="table-column">
      <style:table-column-properties fo:break-before="auto" style:column-width="86.26pt"/>
    </style:style>
    <style:style style:name="ro1" style:family="table-row">
      <style:table-row-properties style:row-height="17.26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46pt" fo:break-before="auto" style:use-optimal-row-height="true"/>
    </style:style>
    <style:style style:name="ro4" style:family="table-row">
      <style:table-row-properties style:row-height="14.4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27.84pt" fo:break-before="page" style:use-optimal-row-height="tru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9ff"/>
    </style:style>
    <style:style style:name="ce6" style:family="table-cell" style:parent-style-name="Default">
      <style:table-cell-properties fo:background-color="#9999cc"/>
    </style:style>
    <style:style style:name="ce7" style:family="table-cell" style:parent-style-name="Default">
      <style:table-cell-properties fo:background-color="#808080" fo:border="0.74pt solid #000000"/>
    </style:style>
    <style:style style:name="ce8" style:family="table-cell" style:parent-style-name="Default">
      <style:table-cell-properties fo:background-color="#b2b2b2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 fo:border="0.74pt solid #000000"/>
    </style:style>
    <style:style style:name="ce12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80808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ffd966" style:diagonal-bl-tr="none" style:diagonal-tl-br="none" style:text-align-source="value-type" style:repeat-content="false" fo:wrap-option="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2.49pt solid #000000" fo:background-color="#ffd966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4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2.49pt solid #000000" fo:background-color="#fff2cc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2.49pt solid #000000" fo:background-color="#fff2cc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1.76pt solid #000000" fo:background-color="#ffd966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order-bottom="1.76pt solid #000000" fo:background-color="#ffe699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order-bottom="1.76pt solid #000000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</style:style>
    <style:style style:name="ce35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</style:style>
    <style:style style:name="ce36" style:family="table-cell" style:parent-style-name="Default">
      <style:table-cell-properties fo:border-bottom="1.76pt solid #000000" fo:background-color="#ffe699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0" style:family="table-cell" style:parent-style-name="Default" style:data-style-name="N20108">
      <style:table-cell-properties fo:background-color="#ff99ff"/>
    </style:style>
    <style:style style:name="ce41" style:family="table-cell" style:parent-style-name="Default" style:data-style-name="N10">
      <style:table-cell-properties fo:background-color="#ff99ff"/>
    </style:style>
    <style:style style:name="ce42" style:family="table-cell" style:parent-style-name="Default" style:data-style-name="N10">
      <style:table-cell-properties fo:background-color="#ff99ff"/>
      <style:text-properties fo:color="#999999"/>
    </style:style>
    <style:style style:name="ce43" style:family="table-cell" style:parent-style-name="Default" style:data-style-name="N20108">
      <style:table-cell-properties fo:background-color="#9999cc"/>
    </style:style>
    <style:style style:name="ce44" style:family="table-cell" style:parent-style-name="Default" style:data-style-name="N11">
      <style:table-cell-properties fo:background-color="#9999cc"/>
    </style:style>
    <style:style style:name="ce45" style:family="table-cell" style:parent-style-name="Default" style:data-style-name="N0">
      <style:table-cell-properties fo:background-color="#9999cc"/>
    </style:style>
    <style:style style:name="ce46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 style:data-style-name="N133">
      <style:table-cell-properties fo:background-color="#808080"/>
    </style:style>
    <style:style style:name="ce48" style:family="table-cell" style:parent-style-name="Default" style:data-style-name="N133">
      <style:table-cell-properties fo:background-color="#b2b2b2"/>
    </style:style>
    <style:style style:name="ce49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 style:data-style-name="N10">
      <style:table-cell-properties fo:background-color="#b2b2b2" fo:border="0.74pt solid #000000"/>
    </style:style>
    <style:style style:name="ce51" style:family="table-cell" style:parent-style-name="Default" style:data-style-name="N10">
      <style:table-cell-properties fo:background-color="#808080"/>
    </style:style>
    <style:style style:name="ce52" style:family="table-cell" style:parent-style-name="Default" style:data-style-name="N10">
      <style:table-cell-properties fo:background-color="#b2b2b2"/>
    </style:style>
    <style:style style:name="ce53" style:family="table-cell" style:parent-style-name="Default" style:data-style-name="N135">
      <style:table-cell-properties fo:background-color="#808080"/>
    </style:style>
    <style:style style:name="ce54" style:family="table-cell" style:parent-style-name="Default" style:data-style-name="N11"/>
    <style:style style:name="ce55" style:family="table-cell" style:parent-style-name="Default" style:data-style-name="N133"/>
    <style:style style:name="ce56" style:family="table-cell" style:parent-style-name="Default" style:data-style-name="N20108"/>
    <style:style style:name="ce57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1.76pt solid #000000" style:diagonal-bl-tr="none" style:diagonal-tl-br="none" fo:border-left="2.49pt solid #000000" fo:border-right="1.76pt solid #000000" style:rotation-align="none" fo:border-top="none"/>
    </style:style>
    <style:style style:name="ce59" style:family="table-cell" style:parent-style-name="Default">
      <style:table-cell-properties fo:border-bottom="2.49pt solid #000000" fo:background-color="#e6e6e6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e699" style:diagonal-bl-tr="none" style:diagonal-tl-br="none" fo:border-left="1.76pt solid #000000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2.49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order-bottom="2.49pt solid #000000" fo:background-color="#d9d9d9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d9d9d9" style:diagonal-bl-tr="none" style:diagonal-tl-br="none" fo:border-left="2.49pt solid #000000" fo:border-right="1.76pt solid #000000" style:rotation-align="none" fo:border-top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fo:border-bottom="2.49pt solid #000000" fo:background-color="#d9d9d9" style:diagonal-bl-tr="none" style:diagonal-tl-br="none" fo:border-left="2.49pt solid #000000" fo:border-right="1.76pt solid #000000" style:rotation-align="none" fo:border-top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 style:data-style-name="N126">
      <style:table-cell-properties fo:border-bottom="1.76pt solid #000000" fo:background-color="#fff2cc" style:diagonal-bl-tr="none" style:diagonal-tl-br="none" style:text-align-source="value-type" style:repeat-content="false" fo:wrap-option="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order-bottom="1.76pt solid #000000" style:diagonal-bl-tr="none" style:diagonal-tl-br="none" fo:border-left="2.49pt solid #000000" fo:border-right="1.76pt solid #000000" style:rotation-align="none" fo:border-top="1.76pt solid #000000"/>
    </style:style>
    <style:style style:name="ce69" style:family="table-cell" style:parent-style-name="Default" style:data-style-name="N126">
      <style:table-cell-properties fo:border-bottom="2.49pt solid #000000" style:diagonal-bl-tr="none" style:diagonal-tl-br="none" fo:border-left="2.49pt solid #000000" fo:border-right="1.76pt solid #000000" style:rotation-align="none" fo:border-top="1.76pt solid #000000"/>
    </style:style>
    <style:style style:name="ce70" style:family="table-cell" style:parent-style-name="Default" style:data-style-name="N126">
      <style:table-cell-properties fo:border-bottom="1.76pt solid #000000" fo:background-color="#fff2cc" style:diagonal-bl-tr="none" style:diagonal-tl-br="none" fo:border-left="2.49pt solid #000000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 style:data-style-name="N126">
      <style:table-cell-properties fo:border-bottom="1.76pt solid #000000" style:diagonal-bl-tr="none" style:diagonal-tl-br="none" fo:border-left="2.49pt solid #000000" fo:border-right="1.76pt solid #000000" style:rotation-align="none" fo:border-top="1.76pt solid #000000"/>
    </style:style>
    <style:style style:name="ce72" style:family="table-cell" style:parent-style-name="Default" style:data-style-name="N11">
      <style:table-cell-properties fo:border-bottom="2.49pt solid #000000" style:diagonal-bl-tr="none" style:diagonal-tl-br="none" fo:border-left="2.49pt solid #000000" fo:border-right="1.76pt solid #000000" style:rotation-align="none" fo:border-top="1.76pt solid #000000"/>
    </style:style>
    <style:style style:name="ce73" style:family="table-cell" style:parent-style-name="Default" style:data-style-name="N11">
      <style:table-cell-properties fo:border-bottom="1.76pt solid #000000" style:diagonal-bl-tr="none" style:diagonal-tl-br="none" fo:border-left="2.49pt solid #000000" fo:border-right="1.76pt solid #000000" style:rotation-align="none" fo:border-top="1.76pt solid #000000"/>
    </style:style>
    <style:style style:name="ce74" style:family="table-cell" style:parent-style-name="Default" style:data-style-name="N1">
      <style:table-cell-properties fo:border-bottom="1.76pt solid #000000" fo:background-color="#e6e6e6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fo:border-bottom="1.76pt solid #000000" fo:background-color="#e6e6e6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126">
      <style:table-cell-properties fo:border-bottom="2.49pt solid #000000" fo:background-color="#ffe699" style:diagonal-bl-tr="none" style:diagonal-tl-br="none" fo:border-left="2.49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fo:border-bottom="1.76pt solid #000000" style:diagonal-bl-tr="none" style:diagonal-tl-br="none" fo:border-left="2.49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order-bottom="1.76pt solid #000000" fo:background-color="#fff2cc" style:diagonal-bl-tr="none" style:diagonal-tl-br="none" fo:border-left="2.49pt solid #000000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fo:border-bottom="2.49pt solid #000000" style:diagonal-bl-tr="none" style:diagonal-tl-br="none" fo:border-left="2.49pt solid #000000" fo:border-right="1.76pt solid #000000" style:rotation-align="none" fo:border-top="1.76pt solid #000000"/>
    </style:style>
    <style:style style:name="ce81" style:family="table-cell" style:parent-style-name="Default" style:data-style-name="N126">
      <style:table-cell-properties fo:border-bottom="2.49pt solid #000000" fo:background-color="#ffd966" style:diagonal-bl-tr="none" style:diagonal-tl-br="none" fo:border-left="2.49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order-bottom="1.76pt solid #000000" fo:background-color="#ffd966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126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1.76pt solid #000000"/>
    </style:style>
    <style:style style:name="ce84" style:family="table-cell" style:parent-style-name="Default" style:data-style-name="N126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 style:data-style-name="N126">
      <style:table-cell-properties fo:border-bottom="2.49pt solid #000000" fo:background-color="#ffd966" style:diagonal-bl-tr="none" style:diagonal-tl-br="none" fo:border-left="2.49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>
      <style:table-cell-properties fo:border-bottom="1.76pt solid #000000" fo:background-color="#ffd966" style:diagonal-bl-tr="none" style:diagonal-tl-br="none" fo:border-left="2.49pt solid #000000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 style:data-style-name="N127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1.76pt solid #000000"/>
    </style:style>
    <style:style style:name="ce88" style:family="table-cell" style:parent-style-name="Default" style:data-style-name="N127">
      <style:table-cell-properties fo:border-bottom="none" fo:background-color="#d9d9d9" style:diagonal-bl-tr="none" style:diagonal-tl-br="none" fo:border-left="2.49pt solid #000000" fo:border-right="1.76pt solid #000000" style:rotation-align="none" fo:border-top="1.76pt solid #000000"/>
    </style:style>
    <style:style style:name="ce89" style:family="table-cell" style:parent-style-name="Default" style:data-style-name="N129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2.49pt solid #000000"/>
    </style:style>
    <style:style style:name="ce90" style:family="table-cell" style:parent-style-name="Default" style:data-style-name="N129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1.76pt solid #000000"/>
    </style:style>
    <style:style style:name="ce91" style:family="table-cell" style:parent-style-name="Default" style:data-style-name="N129">
      <style:table-cell-properties fo:border-bottom="2.49pt solid #000000" fo:background-color="#d9d9d9" style:diagonal-bl-tr="none" style:diagonal-tl-br="none" fo:border-left="2.49pt solid #000000" fo:border-right="1.76pt solid #000000" style:rotation-align="none" fo:border-top="1.76pt solid #000000"/>
    </style:style>
    <style:style style:name="ce92" style:family="table-cell" style:parent-style-name="Default">
      <style:table-cell-properties fo:border-bottom="1.76pt solid #000000" fo:background-color="#ffe699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94" style:family="table-cell" style:parent-style-name="Default">
      <style:table-cell-properties style:diagonal-bl-tr="none" style:diagonal-tl-br="none" fo:border="1.76pt solid #000000" style:rotation-align="none"/>
    </style:style>
    <style:style style:name="ce95" style:family="table-cell" style:parent-style-name="Default" style:data-style-name="N126">
      <style:table-cell-properties style:diagonal-bl-tr="none" style:diagonal-tl-br="none" fo:border="1.76pt solid #000000" style:rotation-align="none"/>
    </style:style>
    <style:style style:name="ce96" style:family="table-cell" style:parent-style-name="Default">
      <style:table-cell-properties style:rotation-align="none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 style:data-style-name="N133">
      <style:text-properties style:font-name="Calibri" style:font-name-asian="Noto Sans CJK SC Regular" style:font-name-complex="Calibri"/>
    </style:style>
    <style:style style:name="ce99" style:family="table-cell" style:parent-style-name="Default">
      <style:text-properties style:font-name="Calibri" style:font-name-asian="Noto Sans CJK SC Regular" style:font-name-complex="Calibri"/>
    </style:style>
    <style:style style:name="ce100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</style:style>
    <style:style style:name="ce101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102" style:family="table-cell" style:parent-style-name="Default">
      <style:table-cell-properties fo:border-bottom="2.49pt solid #000000" fo:background-color="#e6e6e6" style:diagonal-bl-tr="none" style:diagonal-tl-br="none" fo:border-left="1.76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 style:data-style-name="N126">
      <style:table-cell-properties fo:border-bottom="1.76pt solid #000000" fo:background-color="#d9d9d9" style:diagonal-bl-tr="none" style:diagonal-tl-br="none" fo:border-left="1.76pt solid #000000" fo:border-right="1.76pt solid #000000" style:rotation-align="none" fo:border-top="2.49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 style:data-style-name="N126">
      <style:table-cell-properties fo:background-color="#d9d9d9" style:diagonal-bl-tr="none" style:diagonal-tl-br="none" fo:border="1.76pt solid #000000" style:rotation-align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 style:data-style-name="N126">
      <style:table-cell-properties fo:border-bottom="2.49pt solid #000000" fo:background-color="#d9d9d9" style:diagonal-bl-tr="none" style:diagonal-tl-br="none" fo:border-left="1.76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order-bottom="none" fo:background-color="#d9d9d9" style:diagonal-bl-tr="none" style:diagonal-tl-br="none" fo:border-left="1.76pt solid #000000" fo:border-right="1.76pt solid #000000" style:rotation-align="none" fo:border-top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 style:data-style-name="N11">
      <style:table-cell-properties fo:border-bottom="2.49pt solid #000000" fo:background-color="#d9d9d9" style:diagonal-bl-tr="none" style:diagonal-tl-br="none" fo:border-left="1.76pt solid #000000" fo:border-right="1.76pt solid #000000" style:rotation-align="none" fo:border-top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 style:data-style-name="N126">
      <style:table-cell-properties fo:border-bottom="1.76pt solid #000000" fo:background-color="#fff2cc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Default">
      <style:table-cell-properties fo:background-color="#e6e6e6" style:diagonal-bl-tr="none" style:diagonal-tl-br="none" fo:border="1.76pt solid #000000" style:rotation-align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 style:data-style-name="N126">
      <style:table-cell-properties fo:border-bottom="2.49pt solid #000000" fo:background-color="#e6e6e6" style:diagonal-bl-tr="none" style:diagonal-tl-br="none" fo:border-left="1.76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 style:data-style-name="N126">
      <style:table-cell-properties fo:border-bottom="1.76pt solid #000000" fo:background-color="#fff2cc" style:diagonal-bl-tr="none" style:diagonal-tl-br="none" fo:border-left="1.76pt solid #000000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 style:data-style-name="N126">
      <style:table-cell-properties fo:background-color="#e6e6e6" style:diagonal-bl-tr="none" style:diagonal-tl-br="none" fo:border="1.76pt solid #000000" style:rotation-align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 style:data-style-name="N11">
      <style:table-cell-properties fo:border-bottom="2.49pt solid #000000" style:diagonal-bl-tr="none" style:diagonal-tl-br="none" fo:border-left="1.76pt solid #000000" fo:border-right="1.76pt solid #000000" style:rotation-align="none" fo:border-top="1.76pt solid #000000"/>
    </style:style>
    <style:style style:name="ce115" style:family="table-cell" style:parent-style-name="Default" style:data-style-name="N11">
      <style:table-cell-properties fo:background-color="#e6e6e6" style:diagonal-bl-tr="none" style:diagonal-tl-br="none" fo:border="1.76pt solid #000000" style:rotation-align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fo:background-color="#e6e6e6" style:diagonal-bl-tr="none" style:diagonal-tl-br="none" fo:border="1.76pt solid #000000" style:rotation-align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 style:data-style-name="N126">
      <style:table-cell-properties fo:border-bottom="2.49pt solid #000000" fo:background-color="#ffe699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 style:data-style-name="N127">
      <style:table-cell-properties fo:border-bottom="1.76pt solid #000000" style:diagonal-bl-tr="none" style:diagonal-tl-br="none" fo:border-left="1.76pt solid #000000" fo:border-right="2.49pt solid #000000" style:rotation-align="none" fo:border-top="1.76pt solid #000000"/>
    </style:style>
    <style:style style:name="ce121" style:family="table-cell" style:parent-style-name="Default" style:data-style-name="N127">
      <style:table-cell-properties fo:border-bottom="1.76pt solid #000000" fo:background-color="#f4b183" style:diagonal-bl-tr="none" style:diagonal-tl-br="none" fo:border-left="1.76pt solid #000000" fo:border-right="2.49pt solid #000000" style:rotation-align="none" fo:border-top="1.76pt solid #000000"/>
    </style:style>
    <style:style style:name="ce122" style:family="table-cell" style:parent-style-name="Default" style:data-style-name="N127">
      <style:table-cell-properties fo:border-bottom="2.49pt solid #000000" style:diagonal-bl-tr="none" style:diagonal-tl-br="none" fo:border-left="1.76pt solid #000000" fo:border-right="2.49pt solid #000000" style:rotation-align="none" fo:border-top="1.76pt solid #000000"/>
    </style:style>
    <style:style style:name="ce123" style:family="table-cell" style:parent-style-name="Default" style:data-style-name="N127">
      <style:table-cell-properties fo:border-bottom="1.76pt solid #000000" fo:background-color="#fff2cc" style:diagonal-bl-tr="none" style:diagonal-tl-br="none" fo:border-left="1.76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4" style:family="table-cell" style:parent-style-name="Default">
      <style:table-cell-properties fo:border-bottom="1.76pt solid #000000" style:diagonal-bl-tr="none" style:diagonal-tl-br="none" fo:border-left="1.76pt solid #000000" fo:border-right="2.49pt solid #000000" style:rotation-align="none" fo:border-top="1.76pt solid #000000"/>
    </style:style>
    <style:style style:name="ce125" style:family="table-cell" style:parent-style-name="Default">
      <style:table-cell-properties fo:border-bottom="2.49pt solid #000000" style:diagonal-bl-tr="none" style:diagonal-tl-br="none" fo:border-left="1.76pt solid #000000" fo:border-right="2.49pt solid #000000" style:rotation-align="none" fo:border-top="1.76pt solid #000000"/>
    </style:style>
    <style:style style:name="ce126" style:family="table-cell" style:parent-style-name="Default">
      <style:table-cell-properties fo:border-bottom="1.76pt solid #000000" fo:background-color="#fff2cc" style:diagonal-bl-tr="none" style:diagonal-tl-br="none" fo:border-left="1.76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7" style:family="table-cell" style:parent-style-name="Default" style:data-style-name="N126">
      <style:table-cell-properties fo:border-bottom="1.76pt solid #000000" style:diagonal-bl-tr="none" style:diagonal-tl-br="none" fo:border-left="1.76pt solid #000000" fo:border-right="2.49pt solid #000000" style:rotation-align="none" fo:border-top="1.76pt solid #000000"/>
    </style:style>
    <style:style style:name="ce128" style:family="table-cell" style:parent-style-name="Default" style:data-style-name="N126">
      <style:table-cell-properties fo:border-bottom="2.49pt solid #000000" style:diagonal-bl-tr="none" style:diagonal-tl-br="none" fo:border-left="1.76pt solid #000000" fo:border-right="2.49pt solid #000000" style:rotation-align="none" fo:border-top="1.76pt solid #000000"/>
    </style:style>
    <style:style style:name="ce129" style:family="table-cell" style:parent-style-name="Default" style:data-style-name="N126">
      <style:table-cell-properties fo:border-bottom="2.49pt solid #000000" fo:background-color="#ffd966" style:diagonal-bl-tr="none" style:diagonal-tl-br="none" fo:border-left="1.76pt solid #000000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Default">
      <style:table-cell-properties fo:border-bottom="1.76pt solid #000000" fo:background-color="#ffd96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 style:data-style-name="N126">
      <style:table-cell-properties fo:background-color="#d9d9d9" style:diagonal-bl-tr="none" style:diagonal-tl-br="none" fo:border="1.76pt solid #000000" style:rotation-align="none"/>
    </style:style>
    <style:style style:name="ce132" style:family="table-cell" style:parent-style-name="Default" style:data-style-name="N126">
      <style:table-cell-properties fo:background-color="#d9d9d9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3" style:family="table-cell" style:parent-style-name="Default" style:data-style-name="N126">
      <style:table-cell-properties fo:border-bottom="2.49pt solid #000000" fo:background-color="#ffd966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fo:border-bottom="1.76pt solid #000000" fo:background-color="#ffd966" style:diagonal-bl-tr="none" style:diagonal-tl-br="none" fo:border-left="1.76pt solid #000000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5" style:family="table-cell" style:parent-style-name="Default" style:data-style-name="N127">
      <style:table-cell-properties fo:background-color="#d9d9d9" style:diagonal-bl-tr="none" style:diagonal-tl-br="none" fo:border="1.76pt solid #000000" style:rotation-align="none"/>
    </style:style>
    <style:style style:name="ce136" style:family="table-cell" style:parent-style-name="Default" style:data-style-name="N127">
      <style:table-cell-properties fo:border-bottom="none" fo:background-color="#d9d9d9" style:diagonal-bl-tr="none" style:diagonal-tl-br="none" fo:border-left="1.76pt solid #000000" fo:border-right="1.76pt solid #000000" style:rotation-align="none" fo:border-top="1.76pt solid #000000"/>
    </style:style>
    <style:style style:name="ce137" style:family="table-cell" style:parent-style-name="Default" style:data-style-name="N129">
      <style:table-cell-properties fo:border-bottom="1.76pt solid #000000" fo:background-color="#d9d9d9" style:diagonal-bl-tr="none" style:diagonal-tl-br="none" fo:border-left="1.76pt solid #000000" fo:border-right="1.76pt solid #000000" style:rotation-align="none" fo:border-top="2.49pt solid #000000"/>
    </style:style>
    <style:style style:name="ce138" style:family="table-cell" style:parent-style-name="Default" style:data-style-name="N129">
      <style:table-cell-properties fo:background-color="#d9d9d9" style:diagonal-bl-tr="none" style:diagonal-tl-br="none" fo:border="1.76pt solid #000000" style:rotation-align="none"/>
    </style:style>
    <style:style style:name="ce139" style:family="table-cell" style:parent-style-name="Default" style:data-style-name="N129">
      <style:table-cell-properties fo:border-bottom="2.49pt solid #000000" fo:background-color="#d9d9d9" style:diagonal-bl-tr="none" style:diagonal-tl-br="none" fo:border-left="1.76pt solid #000000" fo:border-right="1.76pt solid #000000" style:rotation-align="none" fo:border-top="1.76pt solid #000000"/>
    </style:style>
    <style:style style:name="ce14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2" style:family="table-cell" style:parent-style-name="Default" style:data-style-name="N128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Default" style:data-style-name="N128">
      <style:table-cell-properties fo:border-bottom="2.49pt solid #000000" fo:background-color="#d9d9d9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 style:data-style-name="N128">
      <style:table-cell-properties fo:border-bottom="1.76pt solid #000000" fo:background-color="#fff2cc" style:diagonal-bl-tr="none" style:diagonal-tl-br="none" fo:border-left="2.49pt solid #000000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5" style:family="table-cell" style:parent-style-name="Default" style:data-style-name="N128">
      <style:table-cell-properties fo:border-bottom="1.76pt solid #000000" style:diagonal-bl-tr="none" style:diagonal-tl-br="none" fo:border-left="2.49pt solid #000000" fo:border-right="1.76pt solid #000000" style:rotation-align="none" fo:border-top="1.76pt solid #000000"/>
    </style:style>
    <style:style style:name="ce146" style:family="table-cell" style:parent-style-name="Default" style:data-style-name="N128">
      <style:table-cell-properties fo:border-bottom="2.49pt solid #000000" style:diagonal-bl-tr="none" style:diagonal-tl-br="none" fo:border-left="2.49pt solid #000000" fo:border-right="1.76pt solid #000000" style:rotation-align="none" fo:border-top="1.76pt solid #000000"/>
    </style:style>
    <style:style style:name="ce147" style:family="table-cell" style:parent-style-name="Default">
      <style:table-cell-properties fo:border-bottom="2.49pt solid #000000" fo:background-color="#ffd966" style:diagonal-bl-tr="none" style:diagonal-tl-br="none" fo:border-left="2.49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8" style:family="table-cell" style:parent-style-name="Default" style:data-style-name="N126">
      <style:table-cell-properties fo:border-bottom="1.76pt solid #000000" fo:background-color="#ffe699" style:diagonal-bl-tr="none" style:diagonal-tl-br="none" fo:border-left="1.76pt solid #000000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9" style:family="table-cell" style:parent-style-name="Default" style:data-style-name="N126">
      <style:table-cell-properties fo:border-bottom="2.49pt solid #000000" style:diagonal-bl-tr="none" style:diagonal-tl-br="none" fo:border-left="1.76pt solid #000000" fo:border-right="1.76pt solid #000000" style:rotation-align="none" fo:border-top="1.76pt solid #000000"/>
    </style:style>
    <style:style style:name="ce150" style:family="table-cell" style:parent-style-name="Default" style:data-style-name="N126">
      <style:table-cell-properties style:diagonal-bl-tr="none" style:diagonal-tl-br="none" fo:border="2.49pt solid #000000" style:rotation-align="none"/>
    </style:style>
    <style:style style:name="ce151" style:family="table-cell" style:parent-style-name="Default">
      <style:table-cell-properties fo:border-bottom="none" fo:background-color="#ffe699" style:diagonal-bl-tr="none" style:diagonal-tl-br="none" fo:border-left="1.76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 style:data-style-name="N126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2.49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 style:data-style-name="N126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 style:data-style-name="N126">
      <style:table-cell-properties fo:border-bottom="2.49pt solid #000000" fo:background-color="#d9d9d9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fo:background-color="#d9d9d9" style:diagonal-bl-tr="none" style:diagonal-tl-br="none" fo:border-left="1.76pt solid #000000" fo:border-right="2.49pt solid #000000" style:rotation-align="none" fo:border-top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6" style:family="table-cell" style:parent-style-name="Default" style:data-style-name="N11">
      <style:table-cell-properties fo:border-bottom="2.49pt solid #000000" fo:background-color="#d9d9d9" style:diagonal-bl-tr="none" style:diagonal-tl-br="none" fo:border-left="1.76pt solid #000000" fo:border-right="2.49pt solid #000000" style:rotation-align="none" fo:border-top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7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8" style:family="table-cell" style:parent-style-name="Default" style:data-style-name="N128">
      <style:table-cell-properties fo:background-color="#d9d9d9" style:diagonal-bl-tr="none" style:diagonal-tl-br="none" fo:border="1.76pt solid #000000" style:rotation-align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9" style:family="table-cell" style:parent-style-name="Default" style:data-style-name="N128">
      <style:table-cell-properties fo:border-bottom="2.49pt solid #000000" fo:background-color="#d9d9d9" style:diagonal-bl-tr="none" style:diagonal-tl-br="none" fo:border-left="1.76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 style:data-style-name="N128">
      <style:table-cell-properties fo:border-bottom="2.49pt solid #000000" fo:background-color="#d9d9d9" style:diagonal-bl-tr="none" style:diagonal-tl-br="none" fo:border-left="1.76pt solid #000000" fo:border-right="1.76pt solid #000000" style:rotation-align="none" fo:border-top="1.76pt solid #000000"/>
    </style:style>
    <style:style style:name="ce161" style:family="table-cell" style:parent-style-name="Default" style:data-style-name="N126">
      <style:table-cell-properties fo:border-bottom="2.49pt solid #000000" fo:background-color="#ffd966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2" style:family="table-cell" style:parent-style-name="Default">
      <style:table-cell-properties fo:border-bottom="1.76pt solid #000000" fo:background-color="#ffe699" style:diagonal-bl-tr="none" style:diagonal-tl-br="none" fo:border-left="1.76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3" style:family="table-cell" style:parent-style-name="Default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64" style:family="table-cell" style:parent-style-name="Default">
      <style:table-cell-properties fo:border-bottom="2.49pt solid #000000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65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</style:style>
    <style:style style:name="ce166" style:family="table-cell" style:parent-style-name="Default">
      <style:table-cell-properties fo:border-bottom="1.76pt solid #000000" style:diagonal-bl-tr="none" style:diagonal-tl-br="none" fo:border-left="1.76pt solid #000000" fo:border-right="2.49pt solid #000000" style:rotation-align="none" fo:border-top="none"/>
    </style:style>
    <style:style style:name="ce167" style:family="table-cell" style:parent-style-name="Default">
      <style:table-cell-properties fo:border-bottom="2.49pt solid #000000" fo:background-color="#e6e6e6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8" style:family="table-cell" style:parent-style-name="Default" style:data-style-name="N126">
      <style:table-cell-properties fo:border-bottom="1.76pt solid #000000" fo:background-color="#fff2cc" style:diagonal-bl-tr="none" style:diagonal-tl-br="none" style:text-align-source="value-type" style:repeat-content="false" fo:wrap-option="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9" style:family="table-cell" style:parent-style-name="Default">
      <style:table-cell-properties fo:border-bottom="1.76pt solid #000000" fo:background-color="#e6e6e6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0" style:family="table-cell" style:parent-style-name="Default" style:data-style-name="N126">
      <style:table-cell-properties fo:border-bottom="2.49pt solid #000000" fo:background-color="#e6e6e6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1" style:family="table-cell" style:parent-style-name="Default" style:data-style-name="N126">
      <style:table-cell-properties fo:border-bottom="1.76pt solid #000000" fo:background-color="#fff2cc" style:diagonal-bl-tr="none" style:diagonal-tl-br="none" fo:border-left="1.76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 style:data-style-name="N11">
      <style:table-cell-properties fo:border-bottom="2.49pt solid #000000" style:diagonal-bl-tr="none" style:diagonal-tl-br="none" fo:border-left="1.76pt solid #000000" fo:border-right="2.49pt solid #000000" style:rotation-align="none" fo:border-top="1.76pt solid #000000"/>
    </style:style>
    <style:style style:name="ce173" style:family="table-cell" style:parent-style-name="Default" style:data-style-name="N126">
      <style:table-cell-properties fo:border-bottom="1.76pt solid #000000" fo:background-color="#e6e6e6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4" style:family="table-cell" style:parent-style-name="Default" style:data-style-name="N11">
      <style:table-cell-properties fo:border-bottom="1.76pt solid #000000" fo:background-color="#e6e6e6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5" style:family="table-cell" style:parent-style-name="Default" style:data-style-name="N1">
      <style:table-cell-properties fo:border-bottom="1.76pt solid #000000" fo:background-color="#e6e6e6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6" style:family="table-cell" style:parent-style-name="Default" style:data-style-name="N126">
      <style:table-cell-properties fo:border-bottom="2.49pt solid #000000" fo:background-color="#ffe699" style:diagonal-bl-tr="none" style:diagonal-tl-br="none" fo:border-left="1.76pt solid #000000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7" style:family="table-cell" style:parent-style-name="Default">
      <style:table-cell-properties fo:border-bottom="1.76pt solid #000000" fo:background-color="#ffd96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 style:data-style-name="N126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79" style:family="table-cell" style:parent-style-name="Default" style:data-style-name="N126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0" style:family="table-cell" style:parent-style-name="Default" style:data-style-name="N126">
      <style:table-cell-properties fo:border-bottom="2.49pt solid #000000" fo:background-color="#ffd966" style:diagonal-bl-tr="none" style:diagonal-tl-br="none" fo:border-left="1.76pt solid #000000" fo:border-right="2.49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1" style:family="table-cell" style:parent-style-name="Default">
      <style:table-cell-properties fo:border-bottom="1.76pt solid #000000" fo:background-color="#ffd966" style:diagonal-bl-tr="none" style:diagonal-tl-br="none" fo:border-left="1.76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 style:data-style-name="N127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83" style:family="table-cell" style:parent-style-name="Default" style:data-style-name="N127">
      <style:table-cell-properties fo:border-bottom="none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84" style:family="table-cell" style:parent-style-name="Default" style:data-style-name="N129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2.49pt solid #000000"/>
    </style:style>
    <style:style style:name="ce185" style:family="table-cell" style:parent-style-name="Default" style:data-style-name="N129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86" style:family="table-cell" style:parent-style-name="Default" style:data-style-name="N129">
      <style:table-cell-properties fo:border-bottom="2.49pt solid #000000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8" style:family="table-cell" style:parent-style-name="Default" style:data-style-name="N1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89" style:family="table-cell" style:parent-style-name="Default" style:data-style-name="N11">
      <style:table-cell-properties style:rotation-align="none"/>
    </style:style>
    <style:style style:name="ce19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2" style:family="table-cell" style:parent-style-name="Default" style:data-style-name="N126">
      <style:table-cell-properties style:rotation-align="none"/>
    </style:style>
    <style:style style:name="ce193" style:family="table-cell" style:parent-style-name="Default" style:data-style-name="N128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4" style:family="table-cell" style:parent-style-name="Default" style:data-style-name="N128">
      <style:table-cell-properties fo:border-bottom="2.49pt solid #000000" fo:background-color="#d9d9d9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5" style:family="table-cell" style:parent-style-name="Default" style:data-style-name="N128">
      <style:table-cell-properties fo:border-bottom="2.49pt solid #000000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96" style:family="table-cell" style:parent-style-name="Default" style:data-style-name="N126">
      <style:table-cell-properties fo:border-bottom="2.49pt solid #000000" style:diagonal-bl-tr="none" style:diagonal-tl-br="none" fo:background-color="transparent" fo:border-left="1.76pt solid #000000" fo:border-right="2.49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8" style:family="table-cell" style:parent-style-name="Default" style:data-style-name="N126">
      <style:table-cell-properties fo:border-bottom="1.76pt solid #000000" fo:background-color="#fff2cc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9" style:family="table-cell" style:parent-style-name="Default" style:data-style-name="N126">
      <style:table-cell-properties fo:border-bottom="1.76pt solid #000000" fo:background-color="#d9d9d9" style:diagonal-bl-tr="none" style:diagonal-tl-br="none" fo:border-left="none" fo:border-right="1.76pt solid #000000" style:rotation-align="none" fo:border-top="1.76pt solid #000000"/>
    </style:style>
    <style:style style:name="ce200" style:family="table-cell" style:parent-style-name="Default" style:data-style-name="N126">
      <style:table-cell-properties fo:border-bottom="2.49pt solid #000000" fo:background-color="#d9d9d9" style:diagonal-bl-tr="none" style:diagonal-tl-br="none" fo:border-left="none" fo:border-right="1.76pt solid #000000" style:rotation-align="none" fo:border-top="1.76pt solid #000000"/>
    </style:style>
    <style:style style:name="ce201" style:family="table-cell" style:parent-style-name="Default" style:data-style-name="N126">
      <style:table-cell-properties fo:border-bottom="1.76pt solid #000000" fo:background-color="#fff2cc" style:diagonal-bl-tr="none" style:diagonal-tl-br="none" fo:border-left="none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2" style:family="table-cell" style:parent-style-name="Default" style:data-style-name="N126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203" style:family="table-cell" style:parent-style-name="Default" style:data-style-name="N126">
      <style:table-cell-properties fo:border-bottom="2.49pt solid #000000" style:diagonal-bl-tr="none" style:diagonal-tl-br="none" fo:border-left="none" fo:border-right="1.76pt solid #000000" style:rotation-align="none" fo:border-top="1.76pt solid #000000"/>
    </style:style>
    <style:style style:name="ce204" style:family="table-cell" style:parent-style-name="Default" style:data-style-name="N126">
      <style:table-cell-properties fo:border-bottom="2.49pt solid #000000" fo:background-color="#ffd966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6" style:family="table-cell" style:parent-style-name="Default">
      <style:table-cell-properties fo:border-bottom="1.76pt solid #000000" fo:background-color="#fff2cc" style:diagonal-bl-tr="none" style:diagonal-tl-br="none" fo:border-left="1.76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7" style:family="table-cell" style:parent-style-name="Default">
      <style:table-cell-properties fo:border-bottom="1.76pt solid #000000" fo:background-color="#d9d9d9" style:diagonal-bl-tr="none" style:diagonal-tl-br="none" fo:border-left="1.76pt solid #000000" fo:border-right="none" style:rotation-align="none" fo:border-top="1.76pt solid #000000"/>
    </style:style>
    <style:style style:name="ce208" style:family="table-cell" style:parent-style-name="Default">
      <style:table-cell-properties fo:border-bottom="2.49pt solid #000000" fo:background-color="#d9d9d9" style:diagonal-bl-tr="none" style:diagonal-tl-br="none" fo:border-left="1.76pt solid #000000" fo:border-right="none" style:rotation-align="none" fo:border-top="1.76pt solid #000000"/>
    </style:style>
    <style:style style:name="ce209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210" style:family="table-cell" style:parent-style-name="Default" style:data-style-name="N126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211" style:family="table-cell" style:parent-style-name="Default" style:data-style-name="N126">
      <style:table-cell-properties fo:border-bottom="2.49pt solid #000000" fo:background-color="#cccccc" style:diagonal-bl-tr="none" style:diagonal-tl-br="none" fo:border-left="1.76pt solid #000000" fo:border-right="none" style:rotation-align="none" fo:border-top="1.76pt solid #000000"/>
    </style:style>
    <style:style style:name="ce212" style:family="table-cell" style:parent-style-name="Default">
      <style:table-cell-properties fo:border-bottom="none" fo:background-color="#ffd966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3" style:family="table-cell" style:parent-style-name="Default" style:data-style-name="N126">
      <style:table-cell-properties fo:border-bottom="none" fo:background-color="#ffd966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4" style:family="table-cell" style:parent-style-name="Default" style:data-style-name="N126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 style:data-style-name="N126">
      <style:table-cell-properties fo:border-bottom="2.49pt solid #000000" fo:background-color="#d9d9d9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6" style:family="table-cell" style:parent-style-name="Default" style:data-style-name="N126">
      <style:table-cell-properties fo:border-bottom="2.49pt solid #000000" fo:background-color="#d9d9d9" style:diagonal-bl-tr="none" style:diagonal-tl-br="none" fo:border-left="2.49pt solid #000000" fo:border-right="1.76pt solid #000000" style:rotation-align="none" fo:border-top="1.76pt solid #000000"/>
    </style:style>
    <style:style style:name="ce217" style:family="table-cell" style:parent-style-name="Default" style:data-style-name="N126">
      <style:table-cell-properties fo:border-bottom="none" fo:background-color="#ffd966" style:diagonal-bl-tr="none" style:diagonal-tl-br="none" fo:border-left="2.49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8" style:family="table-cell" style:parent-style-name="Default" style:data-style-name="N126">
      <style:table-cell-properties fo:border-bottom="none" fo:background-color="#ffd96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9" style:family="table-cell" style:parent-style-name="Default" style:data-style-name="N126">
      <style:table-cell-properties fo:border-bottom="2.49pt solid #000000" fo:background-color="#d9d9d9" style:diagonal-bl-tr="none" style:diagonal-tl-br="none" fo:border-left="1.76pt solid #000000" fo:border-right="1.76pt solid #000000" style:rotation-align="none" fo:border-top="1.76pt solid #000000"/>
    </style:style>
    <style:style style:name="ce220" style:family="table-cell" style:parent-style-name="Default" style:data-style-name="N126">
      <style:table-cell-properties fo:border-bottom="none" fo:background-color="#ffd966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1" style:family="table-cell" style:parent-style-name="Default" style:data-style-name="N126">
      <style:table-cell-properties fo:border-bottom="none" fo:background-color="#ffd966" style:diagonal-bl-tr="none" style:diagonal-tl-br="none" style:text-align-source="fix" style:repeat-content="false" fo:wrap-option="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2" style:family="table-cell" style:parent-style-name="Default" style:data-style-name="N126">
      <style:table-cell-properties fo:border-bottom="2.49pt solid #000000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223" style:family="table-cell" style:parent-style-name="Default" style:data-style-name="N126">
      <style:table-cell-properties fo:border-bottom="none" fo:background-color="#ffd966" style:diagonal-bl-tr="none" style:diagonal-tl-br="none" fo:border-left="1.76pt solid #000000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4" style:family="table-cell" style:parent-style-name="Default" style:data-style-name="N11">
      <style:table-cell-properties fo:border-bottom="none" fo:background-color="#ffd966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5" style:family="table-cell" style:parent-style-name="Default" style:data-style-name="N11">
      <style:table-cell-properties fo:border-bottom="1.76pt solid #000000" fo:background-color="#fff2cc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6" style:family="table-cell" style:parent-style-name="Default" style:data-style-name="N11">
      <style:table-cell-properties fo:border-bottom="1.76pt solid #000000" fo:background-color="#d9d9d9" style:diagonal-bl-tr="none" style:diagonal-tl-br="none" fo:border-left="none" fo:border-right="2.49pt solid #000000" style:rotation-align="none" fo:border-top="1.76pt solid #000000"/>
    </style:style>
    <style:style style:name="ce227" style:family="table-cell" style:parent-style-name="Default" style:data-style-name="N11">
      <style:table-cell-properties fo:border-bottom="2.49pt solid #000000" fo:background-color="#d9d9d9" style:diagonal-bl-tr="none" style:diagonal-tl-br="none" fo:border-left="none" fo:border-right="2.49pt solid #000000" style:rotation-align="none" fo:border-top="1.76pt solid #000000"/>
    </style:style>
    <style:style style:name="ce228" style:family="table-cell" style:parent-style-name="Default" style:data-style-name="N11">
      <style:table-cell-properties fo:border-bottom="1.76pt solid #000000" fo:background-color="#d9d9d9" style:diagonal-bl-tr="none" style:diagonal-tl-br="none" fo:border-left="none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9" style:family="table-cell" style:parent-style-name="Default" style:data-style-name="N11">
      <style:table-cell-properties fo:border-bottom="2.49pt solid #000000" fo:background-color="#d9d9d9" style:diagonal-bl-tr="none" style:diagonal-tl-br="none" fo:border-left="none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0" style:family="table-cell" style:parent-style-name="Default" style:data-style-name="N11">
      <style:table-cell-properties fo:border-bottom="2.49pt solid #000000" fo:background-color="#ffd966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ce96"/>
        <table:table-column table:style-name="co3" table:number-columns-repeated="2" table:default-cell-style-name="ce96"/>
        <table:table-column table:style-name="co4" table:default-cell-style-name="ce96"/>
        <table:table-column table:style-name="co5" table:default-cell-style-name="ce96"/>
        <table:table-column table:style-name="co6" table:default-cell-style-name="ce96"/>
        <table:table-column table:style-name="co7" table:default-cell-style-name="ce96"/>
        <table:table-column table:style-name="co6" table:number-columns-repeated="1016" table:default-cell-style-name="ce96"/>
        <table:table-row table:style-name="ro1">
          <table:table-cell table:style-name="ce1" office:value-type="string" calcext:value-type="string" table:number-columns-spanned="6" table:number-rows-spanned="1">
            <text:p>Costs and revenue of a community-based publisher for 5 years <text:s text:c="4"/></text:p>
          </table:table-cell>
          <table:covered-table-cell table:number-columns-repeated="5" table:style-name="ce1"/>
          <table:table-cell table:style-name="ce187">
            <draw:frame table:end-cell-address="Tabelle1.Q223" table:end-x="65.51pt" table:end-y="11.59pt" draw:z-index="0" draw:name="Diagramm 1" draw:style-name="gr1" draw:text-style-name="P1" svg:width="758.24pt" svg:height="2353.35pt" svg:x="61.77pt" svg:y="4.03pt">
              <loext:p draw:notify-on-update-of-ranges="Tabelle1.B305:Tabelle1.F305 Tabelle1.A306:Tabelle1.A306 Tabelle1.B306:Tabelle1.F306 Tabelle1.A307:Tabelle1.A307 Tabelle1.B307:Tabelle1.F307 Tabelle1.A308:Tabelle1.A308 Tabelle1.B308:Tabelle1.F308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87" table:number-columns-repeated="4"/>
          <table:table-cell table:style-name="Default" table:number-columns-repeated="1013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3">
          <table:table-cell table:style-name="ce3" office:value-type="string" calcext:value-type="string">
            <text:p>Basic assumptions</text:p>
          </table:table-cell>
          <table:table-cell table:style-name="Default" table:number-columns-repeated="1023"/>
        </table:table-row>
        <table:table-row table:style-name="ro2">
          <table:table-cell table:style-name="ce4" office:value-type="string" calcext:value-type="string">
            <text:p>Publishing</text:p>
          </table:table-cell>
          <table:table-cell table:style-name="Default" table:number-columns-repeated="1023"/>
        </table:table-row>
        <table:table-row-group>
          <table:table-row table:style-name="ro2">
            <table:table-cell table:style-name="ce5" office:value-type="string" calcext:value-type="string">
              <text:p>Pages per book</text:p>
            </table:table-cell>
            <table:table-cell table:style-name="ce5" office:value-type="float" office:value="400" calcext:value-type="float">
              <text:p>400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Tables per book</text:p>
            </table:table-cell>
            <table:table-cell table:style-name="ce5" office:value-type="float" office:value="30" calcext:value-type="float">
              <text:p>30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Figures per book</text:p>
            </table:table-cell>
            <table:table-cell table:style-name="ce5" office:value-type="float" office:value="10" calcext:value-type="float">
              <text:p>10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DOIs per book</text:p>
            </table:table-cell>
            <table:table-cell table:style-name="ce5" office:value-type="float" office:value="5" calcext:value-type="float">
              <text:p>5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ISBNs per book</text:p>
            </table:table-cell>
            <table:table-cell table:style-name="ce5" office:value-type="float" office:value="2" calcext:value-type="float">
              <text:p>2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own copies per book</text:p>
            </table:table-cell>
            <table:table-cell table:style-name="ce5" office:value-type="float" office:value="5" calcext:value-type="float">
              <text:p>5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cost price pod setup</text:p>
            </table:table-cell>
            <table:table-cell table:style-name="ce40" office:value-type="currency" office:currency="EUR" office:value="0" calcext:value-type="currency">
              <text:p>0,00 €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cost price page</text:p>
            </table:table-cell>
            <table:table-cell table:style-name="ce40" office:value-type="currency" office:currency="EUR" office:value="0.01" calcext:value-type="currency">
              <text:p>0,01 €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Percentage community proofreading</text:p>
            </table:table-cell>
            <table:table-cell table:style-name="ce41" office:value-type="percentage" office:value="0.5" calcext:value-type="percentage">
              <text:p>50%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Percentage outsourced proofreading </text:p>
            </table:table-cell>
            <table:table-cell table:style-name="ce41" office:value-type="percentage" office:value="0.45" calcext:value-type="percentage">
              <text:p>45%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percentage inhouse proofreading </text:p>
            </table:table-cell>
            <table:table-cell table:style-name="ce42" table:formula="of:=1-[.B13]-[.B14]" office:value-type="percentage" office:value="0.05" calcext:value-type="percentage">
              <text:p>5%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Percentage community typesetting</text:p>
            </table:table-cell>
            <table:table-cell table:style-name="ce41" office:value-type="percentage" office:value="0.05" calcext:value-type="percentage">
              <text:p>5%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percentage outsourced typesetting </text:p>
            </table:table-cell>
            <table:table-cell table:style-name="ce41" office:value-type="percentage" office:value="0.6" calcext:value-type="percentage">
              <text:p>60%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percentage inhouse typesetting </text:p>
            </table:table-cell>
            <table:table-cell table:style-name="ce42" table:formula="of:=1-[.B16]-[.B17]" office:value-type="percentage" office:value="0.35" calcext:value-type="percentage">
              <text:p>35%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Downloads per book</text:p>
            </table:table-cell>
            <table:table-cell table:style-name="ce5" office:value-type="float" office:value="1000" calcext:value-type="float">
              <text:p>1000</text:p>
            </table:table-cell>
            <table:table-cell table:style-name="Default" table:number-columns-repeated="1022"/>
          </table:table-row>
        </table:table-row-group>
        <table:table-row table:style-name="ro3">
          <table:table-cell table:style-name="Default" office:value-type="string" calcext:value-type="string">
            <text:p><text:span text:style-name="T1">Labour</text:span> </text:p>
          </table:table-cell>
          <table:table-cell table:style-name="Default" table:number-columns-repeated="1023"/>
        </table:table-row>
        <table:table-row-group>
          <table:table-row table:style-name="ro2">
            <table:table-cell table:style-name="ce6" office:value-type="string" calcext:value-type="string">
              <text:p>Annual wages professor</text:p>
            </table:table-cell>
            <table:table-cell table:style-name="ce43" office:value-type="currency" office:currency="EUR" office:value="80000" calcext:value-type="currency">
              <text:p>80.000,00 €</text:p>
            </table:table-cell>
            <table:table-cell table:style-name="Default" table:number-columns-repeated="1022"/>
          </table:table-row>
          <table:table-row table:style-name="ro2">
            <table:table-cell table:style-name="ce6" office:value-type="string" calcext:value-type="string">
              <text:p>Annual wages postdoc</text:p>
            </table:table-cell>
            <table:table-cell table:style-name="ce43" office:value-type="currency" office:currency="EUR" office:value="70000" calcext:value-type="currency">
              <text:p>70.000,00 €</text:p>
            </table:table-cell>
            <table:table-cell table:style-name="Default" table:number-columns-repeated="1022"/>
          </table:table-row>
          <table:table-row table:style-name="ro2">
            <table:table-cell table:style-name="ce6" office:value-type="string" calcext:value-type="string">
              <text:p>Annual wages secretary</text:p>
            </table:table-cell>
            <table:table-cell table:style-name="ce43" office:value-type="currency" office:currency="EUR" office:value="60000" calcext:value-type="currency">
              <text:p>60.000,00 €</text:p>
            </table:table-cell>
            <table:table-cell table:style-name="Default" table:number-columns-repeated="1022"/>
          </table:table-row>
          <table:table-row table:style-name="ro2">
            <table:table-cell table:style-name="ce6" office:value-type="string" calcext:value-type="string">
              <text:p>Annual wages student assistant</text:p>
            </table:table-cell>
            <table:table-cell table:style-name="ce43" office:value-type="currency" office:currency="EUR" office:value="18000" calcext:value-type="currency">
              <text:p>18.000,00 €</text:p>
            </table:table-cell>
            <table:table-cell table:style-name="Default" table:number-columns-repeated="1022"/>
          </table:table-row>
          <table:table-row table:style-name="ro2">
            <table:table-cell table:style-name="ce6" office:value-type="string" calcext:value-type="string">
              <text:p>Yearly increase in wages</text:p>
            </table:table-cell>
            <table:table-cell table:style-name="ce44" office:value-type="percentage" office:value="0.03" calcext:value-type="percentage">
              <text:p>3.00%</text:p>
            </table:table-cell>
            <table:table-cell table:style-name="Default" table:number-columns-repeated="1022"/>
          </table:table-row>
          <table:table-row table:style-name="ro2">
            <table:table-cell table:style-name="ce6" office:value-type="string" calcext:value-type="string">
              <text:p>Actual working days per year</text:p>
            </table:table-cell>
            <table:table-cell table:style-name="ce6" office:value-type="float" office:value="200" calcext:value-type="float">
              <text:p>200</text:p>
            </table:table-cell>
            <table:table-cell table:style-name="Default" table:number-columns-repeated="1022"/>
          </table:table-row>
          <table:table-row table:style-name="ro2">
            <table:table-cell table:style-name="ce6" office:value-type="string" calcext:value-type="string">
              <text:p>working hours per work day</text:p>
            </table:table-cell>
            <table:table-cell table:style-name="ce45" office:value-type="float" office:value="7.9" calcext:value-type="float">
              <text:p>7.9</text:p>
            </table:table-cell>
            <table:table-cell table:style-name="Default" table:number-columns-repeated="1022"/>
          </table:table-row>
          <table:table-row table:style-name="ro2">
            <table:table-cell table:style-name="ce6" office:value-type="string" calcext:value-type="string">
              <text:p>#staff in need of workplace</text:p>
            </table:table-cell>
            <table:table-cell table:style-name="ce6" office:value-type="float" office:value="3" calcext:value-type="float">
              <text:p>3</text:p>
            </table:table-cell>
            <table:table-cell table:style-name="Default" table:number-columns-repeated="1022"/>
          </table:table-row>
        </table:table-row-group>
        <table:table-row table:style-name="ro2">
          <table:table-cell table:style-name="ce4" office:value-type="string" calcext:value-type="string">
            <text:p>Series</text:p>
          </table:table-cell>
          <table:table-cell table:style-name="Default" table:number-columns-repeated="1023"/>
        </table:table-row>
        <table:table-row-group>
          <table:table-row table:style-name="ro2">
            <table:table-cell table:style-name="ce7"/>
            <table:table-cell table:style-name="ce46" office:value-type="string" calcext:value-type="string">
              <text:p>Y1</text:p>
            </table:table-cell>
            <table:table-cell table:style-name="ce46" office:value-type="string" calcext:value-type="string">
              <text:p>Y2</text:p>
            </table:table-cell>
            <table:table-cell table:style-name="ce46" office:value-type="string" calcext:value-type="string">
              <text:p>Y3</text:p>
            </table:table-cell>
            <table:table-cell table:style-name="ce46" office:value-type="string" calcext:value-type="string">
              <text:p>Y4</text:p>
            </table:table-cell>
            <table:table-cell table:style-name="ce46" office:value-type="string" calcext:value-type="string">
              <text:p>Y5</text:p>
            </table:table-cell>
            <table:table-cell table:style-name="ce97" table:number-columns-repeated="1018"/>
          </table:table-row>
          <table:table-row table:style-name="ro2">
            <table:table-cell table:style-name="ce7" office:value-type="string" calcext:value-type="string">
              <text:p>Series year</text:p>
            </table:table-cell>
            <table:table-cell table:style-name="ce7" office:value-type="float" office:value="5" calcext:value-type="float">
              <text:p>5</text:p>
            </table:table-cell>
            <table:table-cell table:style-name="ce7" office:value-type="float" office:value="6" calcext:value-type="float">
              <text:p>6</text:p>
            </table:table-cell>
            <table:table-cell table:style-name="ce7" office:value-type="float" office:value="7" calcext:value-type="float">
              <text:p>7</text:p>
            </table:table-cell>
            <table:table-cell table:style-name="ce7" office:value-type="float" office:value="8" calcext:value-type="float">
              <text:p>8</text:p>
            </table:table-cell>
            <table:table-cell table:style-name="ce7" office:value-type="float" office:value="9" calcext:value-type="float">
              <text:p>9</text:p>
            </table:table-cell>
            <table:table-cell table:style-name="ce97" table:number-columns-repeated="1018"/>
          </table:table-row>
        </table:table-row-group>
        <table:table-row table:style-name="ro2">
          <table:table-cell table:style-name="ce4" office:value-type="string" calcext:value-type="string">
            <text:p>Books <text:s/></text:p>
          </table:table-cell>
          <table:table-cell table:style-name="Default" table:number-columns-repeated="1023"/>
        </table:table-row>
        <table:table-row-group>
          <table:table-row table:style-name="ro2">
            <table:table-cell table:style-name="ce8" office:value-type="string" calcext:value-type="string">
              <text:p>Books per series</text:p>
            </table:table-cell>
            <table:table-cell table:style-name="ce8" office:value-type="float" office:value="1.5" calcext:value-type="float">
              <text:p>1.5</text:p>
            </table:table-cell>
            <table:table-cell table:style-name="Default" table:number-columns-repeated="1022"/>
          </table:table-row>
        </table:table-row-group>
        <table:table-row table:style-name="ro2">
          <table:table-cell table:style-name="ce4" office:value-type="string" calcext:value-type="string">
            <text:p>Revenue</text:p>
          </table:table-cell>
          <table:table-cell table:style-name="Default" table:number-columns-repeated="1023"/>
        </table:table-row>
        <table:table-row-group>
          <table:table-row table:style-name="ro3">
            <table:table-cell table:style-name="ce9" office:value-type="string" calcext:value-type="string">
              <text:p><text:span text:style-name="T1">Print</text:span>  </text:p>
            </table:table-cell>
            <table:table-cell table:style-name="ce9"/>
            <table:table-cell table:style-name="ce97" table:number-columns-repeated="1022"/>
          </table:table-row>
          <table:table-row table:style-name="ro2">
            <table:table-cell table:style-name="ce9" office:value-type="string" calcext:value-type="string">
              <text:p>Print sales per new book</text:p>
            </table:table-cell>
            <table:table-cell table:style-name="ce9" office:value-type="float" office:value="20" calcext:value-type="float">
              <text:p>20</text:p>
            </table:table-cell>
            <table:table-cell table:style-name="ce97" table:number-columns-repeated="1022"/>
          </table:table-row>
          <table:table-row table:style-name="ro2">
            <table:table-cell table:style-name="ce9" office:value-type="string" calcext:value-type="string">
              <text:p>Average print margin</text:p>
            </table:table-cell>
            <table:table-cell table:style-name="ce47" office:value-type="currency" office:currency="EUR" office:value="10" calcext:value-type="currency">
              <text:p>10 €</text:p>
            </table:table-cell>
            <table:table-cell table:style-name="ce97" table:number-columns-repeated="1022"/>
          </table:table-row>
          <table:table-row table:style-name="ro2">
            <table:table-cell table:style-name="ce10" office:value-type="string" calcext:value-type="string">
              <text:p>BPCs</text:p>
            </table:table-cell>
            <table:table-cell table:style-name="ce8"/>
            <table:table-cell table:style-name="ce97" table:number-columns-repeated="1022"/>
          </table:table-row>
          <table:table-row table:style-name="ro2">
            <table:table-cell table:style-name="ce8" office:value-type="string" calcext:value-type="string">
              <text:p>Nominal BPCs per book</text:p>
            </table:table-cell>
            <table:table-cell table:style-name="ce48" office:value-type="currency" office:currency="EUR" office:value="3500" calcext:value-type="currency">
              <text:p>3,500 €</text:p>
            </table:table-cell>
            <table:table-cell table:style-name="ce97" table:number-columns-repeated="1022"/>
          </table:table-row>
          <table:table-row table:style-name="ro2">
            <table:table-cell table:style-name="ce11"/>
            <table:table-cell table:style-name="ce49" office:value-type="string" calcext:value-type="string">
              <text:p>Y1</text:p>
            </table:table-cell>
            <table:table-cell table:style-name="ce49" office:value-type="string" calcext:value-type="string">
              <text:p>Y2</text:p>
            </table:table-cell>
            <table:table-cell table:style-name="ce49" office:value-type="string" calcext:value-type="string">
              <text:p>Y3</text:p>
            </table:table-cell>
            <table:table-cell table:style-name="ce49" office:value-type="string" calcext:value-type="string">
              <text:p>Y4</text:p>
            </table:table-cell>
            <table:table-cell table:style-name="ce49" office:value-type="string" calcext:value-type="string">
              <text:p>Y5</text:p>
            </table:table-cell>
            <table:table-cell table:style-name="ce97" table:number-columns-repeated="1018"/>
          </table:table-row>
          <table:table-row table:style-name="ro2">
            <table:table-cell table:style-name="ce11" office:value-type="string" calcext:value-type="string">
              <text:p>% waived BPCs </text:p>
            </table:table-cell>
            <table:table-cell table:style-name="ce50" office:value-type="percentage" office:value="1" calcext:value-type="percentage">
              <text:p>100%</text:p>
            </table:table-cell>
            <table:table-cell table:style-name="ce50" office:value-type="percentage" office:value="0.95" calcext:value-type="percentage">
              <text:p>95%</text:p>
            </table:table-cell>
            <table:table-cell table:style-name="ce50" office:value-type="percentage" office:value="0.9" calcext:value-type="percentage">
              <text:p>90%</text:p>
            </table:table-cell>
            <table:table-cell table:style-name="ce50" office:value-type="percentage" office:value="0.85" calcext:value-type="percentage">
              <text:p>85%</text:p>
            </table:table-cell>
            <table:table-cell table:style-name="ce50" office:value-type="percentage" office:value="0.8" calcext:value-type="percentage">
              <text:p>80%</text:p>
            </table:table-cell>
            <table:table-cell table:style-name="ce97" table:number-columns-repeated="1018"/>
          </table:table-row>
          <table:table-row table:style-name="ro2">
            <table:table-cell table:style-name="ce12" office:value-type="string" calcext:value-type="string">
              <text:p>Institutional members (IM)</text:p>
            </table:table-cell>
            <table:table-cell table:style-name="ce9"/>
            <table:table-cell table:style-name="ce97" table:number-columns-repeated="1022"/>
          </table:table-row>
          <table:table-row table:style-name="ro2">
            <table:table-cell table:style-name="ce13" office:value-type="string" calcext:value-type="string">
              <text:p>IM fee</text:p>
            </table:table-cell>
            <table:table-cell table:style-name="ce47" office:value-type="currency" office:currency="EUR" office:value="1000" calcext:value-type="currency">
              <text:p>1,000 €</text:p>
            </table:table-cell>
            <table:table-cell table:style-name="ce97" table:number-columns-repeated="1022"/>
          </table:table-row>
          <table:table-row table:style-name="ro2">
            <table:table-cell table:style-name="ce9" office:value-type="string" calcext:value-type="string">
              <text:p>Success percentage with acquisition of Institutional members</text:p>
            </table:table-cell>
            <table:table-cell table:style-name="ce51" office:value-type="percentage" office:value="0.3" calcext:value-type="percentage">
              <text:p>30%</text:p>
            </table:table-cell>
            <table:table-cell table:style-name="ce97" table:number-columns-repeated="1022"/>
          </table:table-row>
          <table:table-row table:style-name="ro2">
            <table:table-cell table:style-name="ce7"/>
            <table:table-cell table:style-name="ce46" office:value-type="string" calcext:value-type="string">
              <text:p>Y1</text:p>
            </table:table-cell>
            <table:table-cell table:style-name="ce46" office:value-type="string" calcext:value-type="string">
              <text:p>Y2</text:p>
            </table:table-cell>
            <table:table-cell table:style-name="ce46" office:value-type="string" calcext:value-type="string">
              <text:p>Y3</text:p>
            </table:table-cell>
            <table:table-cell table:style-name="ce46" office:value-type="string" calcext:value-type="string">
              <text:p>Y4</text:p>
            </table:table-cell>
            <table:table-cell table:style-name="ce46" office:value-type="string" calcext:value-type="string">
              <text:p>Y5</text:p>
            </table:table-cell>
            <table:table-cell table:style-name="ce97" table:number-columns-repeated="1018"/>
          </table:table-row>
          <table:table-row table:style-name="ro2">
            <table:table-cell table:style-name="ce7" office:value-type="string" calcext:value-type="string">
              <text:p>Institutional members year</text:p>
            </table:table-cell>
            <table:table-cell table:number-columns-repeated="2" table:style-name="ce7" office:value-type="float" office:value="0" calcext:value-type="float">
              <text:p>0</text:p>
            </table:table-cell>
            <table:table-cell table:style-name="ce7" office:value-type="float" office:value="10" calcext:value-type="float">
              <text:p>10</text:p>
            </table:table-cell>
            <table:table-cell table:style-name="ce7" office:value-type="float" office:value="50" calcext:value-type="float">
              <text:p>50</text:p>
            </table:table-cell>
            <table:table-cell table:style-name="ce7" office:value-type="float" office:value="100" calcext:value-type="float">
              <text:p>100</text:p>
            </table:table-cell>
            <table:table-cell table:style-name="ce97" table:number-columns-repeated="1018"/>
          </table:table-row>
          <table:table-row table:style-name="ro2">
            <table:table-cell table:style-name="ce10" office:value-type="string" calcext:value-type="string">
              <text:p>Individual members</text:p>
            </table:table-cell>
            <table:table-cell table:style-name="ce8"/>
            <table:table-cell table:style-name="ce97" table:number-columns-repeated="1022"/>
          </table:table-row>
          <table:table-row table:style-name="ro2">
            <table:table-cell table:style-name="ce14" office:value-type="string" calcext:value-type="string">
              <text:p>membership fee</text:p>
            </table:table-cell>
            <table:table-cell table:style-name="ce48" office:value-type="currency" office:currency="EUR" office:value="20" calcext:value-type="currency">
              <text:p>20 €</text:p>
            </table:table-cell>
            <table:table-cell table:style-name="ce97" table:number-columns-repeated="1022"/>
          </table:table-row>
          <table:table-row table:style-name="ro2">
            <table:table-cell table:style-name="ce14" office:value-type="string" calcext:value-type="string">
              <text:p>initial members</text:p>
            </table:table-cell>
            <table:table-cell table:style-name="ce8" office:value-type="float" office:value="7" calcext:value-type="float">
              <text:p>7</text:p>
            </table:table-cell>
            <table:table-cell table:style-name="ce97" table:number-columns-repeated="1022"/>
          </table:table-row>
          <table:table-row table:style-name="ro2">
            <table:table-cell table:style-name="ce8" office:value-type="string" calcext:value-type="string">
              <text:p>New supporters per published book</text:p>
            </table:table-cell>
            <table:table-cell table:style-name="ce8" office:value-type="float" office:value="10" calcext:value-type="float">
              <text:p>10</text:p>
            </table:table-cell>
            <table:table-cell table:style-name="ce97" table:number-columns-repeated="1022"/>
          </table:table-row>
          <table:table-row table:style-name="ro2">
            <table:table-cell table:style-name="ce8" office:value-type="string" calcext:value-type="string">
              <text:p>conversion rate supporters → members</text:p>
            </table:table-cell>
            <table:table-cell table:style-name="ce52" office:value-type="percentage" office:value="0.01" calcext:value-type="percentage">
              <text:p>1%</text:p>
            </table:table-cell>
            <table:table-cell table:style-name="ce97" table:number-columns-repeated="1022"/>
          </table:table-row>
          <table:table-row table:style-name="ro2">
            <table:table-cell table:style-name="ce12" office:value-type="string" calcext:value-type="string">
              <text:p>Donations</text:p>
            </table:table-cell>
            <table:table-cell table:style-name="ce9"/>
            <table:table-cell table:style-name="ce97" table:number-columns-repeated="1022"/>
          </table:table-row>
          <table:table-row table:style-name="ro2">
            <table:table-cell table:style-name="ce9" office:value-type="string" calcext:value-type="string">
              <text:p>conversion download → donations</text:p>
            </table:table-cell>
            <table:table-cell table:style-name="ce53" office:value-type="percentage" office:value="0.001" calcext:value-type="percentage">
              <text:p>0.1%</text:p>
            </table:table-cell>
            <table:table-cell table:style-name="ce97" table:number-columns-repeated="1022"/>
          </table:table-row>
          <table:table-row table:style-name="ro2">
            <table:table-cell table:style-name="ce9" office:value-type="string" calcext:value-type="string">
              <text:p>average donation</text:p>
            </table:table-cell>
            <table:table-cell table:style-name="ce47" office:value-type="currency" office:currency="EUR" office:value="10" calcext:value-type="currency">
              <text:p>10 €</text:p>
            </table:table-cell>
            <table:table-cell table:style-name="ce97" table:number-columns-repeated="1022"/>
          </table:table-row>
        </table:table-row-group>
        <table:table-row table:style-name="ro2">
          <table:table-cell table:style-name="ce4" office:value-type="string" calcext:value-type="string">
            <text:p>Time required </text:p>
          </table:table-cell>
          <table:table-cell table:style-name="Default" table:number-columns-repeated="1023"/>
        </table:table-row>
        <table:table-row-group>
          <table:table-row table:style-name="ro2">
            <table:table-cell table:style-name="ce4" office:value-type="string" calcext:value-type="string">
              <text:p>Time required post doc</text:p>
            </table:table-cell>
            <table:table-cell table:style-name="Default" table:number-columns-repeated="1023"/>
          </table:table-row>
          <table:table-row-group>
            <table:table-row table:style-name="ro2">
              <table:table-cell table:style-name="Default" office:value-type="string" calcext:value-type="string">
                <text:p>Author liasing <text:s/>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Default" office:value-type="float" office:value="20" calcext:value-type="float">
                <text:p>20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Series liaising</text:p>
              </table:table-cell>
              <table:table-cell table:style-name="Default" office:value-type="string" calcext:value-type="string">
                <text:p>series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Home library liaising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Default" office:value-type="float" office:value="3" calcext:value-type="float">
                <text:p>3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Home institution liaising</text:p>
              </table:table-cell>
              <table:table-cell table:style-name="Default" office:value-type="string" calcext:value-type="string">
                <text:p>year 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Default" office:value-type="float" office:value="10" calcext:value-type="float">
                <text:p>10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POD service provider liaising</text:p>
              </table:table-cell>
              <table:table-cell table:style-name="Default" office:value-type="string" calcext:value-type="string">
                <text:p>year 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Default" office:value-type="float" office:value="4" calcext:value-type="float">
                <text:p>4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POD upload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Archive and repository upload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First contact potential IM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Finalizing pledging IM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Admin existing institutional member/year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Conference trip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Default" office:value-type="float" office:value="5" calcext:value-type="float">
                <text:p>5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Admin community proofreading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Admin community typesetting 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Team coordination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Default" office:value-type="float" office:value="6" calcext:value-type="float">
                <text:p>6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IT coordination and direction for service provider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Default" office:value-type="float" office:value="6" calcext:value-type="float">
                <text:p>6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Coordination advisory board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Default" office:value-type="float" office:value="10" calcext:value-type="float">
                <text:p>10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Series editors meeting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Default" office:value-type="float" office:value="2" calcext:value-type="float">
                <text:p>2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Coordination marketing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Default" office:value-type="float" office:value="10" calcext:value-type="float">
                <text:p>10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Lobby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Default" office:value-type="float" office:value="4" calcext:value-type="float">
                <text:p>4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Representation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Default" office:value-type="float" office:value="4" calcext:value-type="float">
                <text:p>4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Financial plann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Default" office:value-type="float" office:value="20" calcext:value-type="float">
                <text:p>20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Managerial account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Default" office:value-type="float" office:value="20" calcext:value-type="float">
                <text:p>20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grant proposal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Default" office:value-type="float" office:value="4" calcext:value-type="float">
                <text:p>4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Manuals and guideline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Default" office:value-type="float" office:value="5" calcext:value-type="float">
                <text:p>5</text:p>
              </table:table-cell>
              <table:table-cell table:style-name="Default" table:number-columns-repeated="1020"/>
            </table:table-row>
          </table:table-row-group>
          <table:table-row table:style-name="ro2">
            <table:table-cell table:style-name="ce4" office:value-type="string" calcext:value-type="string">
              <text:p>Time required secretary</text:p>
            </table:table-cell>
            <table:table-cell table:style-name="Default" table:number-columns-repeated="1023"/>
          </table:table-row>
          <table:table-row-group table:display="false">
            <table:table-row table:style-name="ro2" table:visibility="collapse">
              <table:table-cell table:style-name="Default" office:value-type="string" calcext:value-type="string">
                <text:p>Admin new institutional member pledge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Admin existing institutional member/year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Extra support new individual member </text:p>
              </table:table-cell>
              <table:table-cell table:style-name="Default" office:value-type="string" calcext:value-type="string">
                <text:p>individual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Support existing individual member</text:p>
              </table:table-cell>
              <table:table-cell table:style-name="Default" office:value-type="string" calcext:value-type="string">
                <text:p>individual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Admin donor </text:p>
              </table:table-cell>
              <table:table-cell table:style-name="Default" office:value-type="string" calcext:value-type="string">
                <text:p>donor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Bookkeeping</text:p>
              </table:table-cell>
              <table:table-cell table:style-name="Default" table:number-columns-repeated="1023"/>
            </table:table-row>
          </table:table-row-group>
          <table:table-row table:style-name="ro2">
            <table:table-cell table:style-name="ce4" office:value-type="string" calcext:value-type="string">
              <text:p>Time required assistant</text:p>
            </table:table-cell>
            <table:table-cell table:style-name="Default" table:number-columns-repeated="1023"/>
          </table:table-row>
          <table:table-row-group table:display="false">
            <table:table-row table:style-name="ro2" table:visibility="collapse">
              <table:table-cell table:style-name="Default" office:value-type="string" calcext:value-type="string">
                <text:p>bibliographies 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tables <text:s/>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figures <text:s/>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typesetting <text:s/></text:p>
              </table:table-cell>
              <table:table-cell table:style-name="Default" office:value-type="string" calcext:value-type="string">
                <text:p>page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indexing <text:s/></text:p>
              </table:table-cell>
              <table:table-cell table:style-name="Default" office:value-type="string" calcext:value-type="string">
                <text:p>page 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Archive and repository upload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table:number-columns-repeated="1022"/>
            </table:table-row>
          </table:table-row-group>
          <table:table-row table:style-name="ro2">
            <table:table-cell table:style-name="ce4" office:value-type="string" calcext:value-type="string">
              <text:p>Time required professor</text:p>
            </table:table-cell>
            <table:table-cell table:style-name="Default" table:number-columns-repeated="1023"/>
          </table:table-row>
        </table:table-row-group>
        <table:table-row-group>
          <table:table-row table:style-name="ro2">
            <table:table-cell table:style-name="Default" office:value-type="string" calcext:value-type="string">
              <text:p>Representation </text:p>
            </table:table-cell>
            <table:table-cell table:style-name="Default" table:number-columns-repeated="1023"/>
          </table:table-row>
        </table:table-row-group>
        <table:table-row table:style-name="ro4">
          <table:table-cell table:style-name="ce4" office:value-type="string" calcext:value-type="string">
            <text:p>Variable costs</text:p>
          </table:table-cell>
          <table:table-cell table:style-name="Default" table:number-columns-repeated="1023"/>
        </table:table-row>
        <table:table-row-group>
          <table:table-row table:style-name="ro2">
            <table:table-cell table:style-name="Default" office:value-type="string" calcext:value-type="string">
              <text:p>External typesetting</text:p>
            </table:table-cell>
            <table:table-cell table:style-name="Default" office:value-type="string" calcext:value-type="string">
              <text:p>page</text:p>
            </table:table-cell>
            <table:table-cell table:style-name="Default"/>
            <table:table-cell table:style-name="ce43" office:value-type="currency" office:currency="EUR" office:value="1" calcext:value-type="currency">
              <text:p>1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external proofreading</text:p>
            </table:table-cell>
            <table:table-cell table:style-name="Default" office:value-type="string" calcext:value-type="string">
              <text:p>page</text:p>
            </table:table-cell>
            <table:table-cell table:style-name="Default"/>
            <table:table-cell table:style-name="ce43" office:value-type="currency" office:currency="EUR" office:value="1" calcext:value-type="currency">
              <text:p>1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external indexing</text:p>
            </table:table-cell>
            <table:table-cell table:style-name="Default" office:value-type="string" calcext:value-type="string">
              <text:p>page</text:p>
            </table:table-cell>
            <table:table-cell table:style-name="Default"/>
            <table:table-cell table:style-name="ce43" office:value-type="currency" office:currency="EUR" office:value="0.1" calcext:value-type="currency">
              <text:p>0,1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Library copies and own copies</text:p>
            </table:table-cell>
            <table:table-cell table:style-name="Default" office:value-type="string" calcext:value-type="string">
              <text:p>book</text:p>
            </table:table-cell>
            <table:table-cell table:style-name="Default"/>
            <table:table-cell table:style-name="Default" office:value-type="float" office:value="5" calcext:value-type="float">
              <text:p>5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IM fee commission</text:p>
            </table:table-cell>
            <table:table-cell table:style-name="ce54" office:value-type="percentage" office:value="0.15" calcext:value-type="percentage">
              <text:p>15.00%</text:p>
            </table:table-cell>
            <table:table-cell table:style-name="Default" table:number-columns-repeated="1022"/>
          </table:table-row>
        </table:table-row-group>
        <table:table-row table:style-name="ro2">
          <table:table-cell table:style-name="ce4" office:value-type="string" calcext:value-type="string">
            <text:p>Flat costs</text:p>
          </table:table-cell>
          <table:table-cell table:style-name="Default" table:number-columns-repeated="1023"/>
        </table:table-row>
        <table:table-row-group table:display="false">
          <table:table-row table:style-name="ro2" table:visibility="collapse">
            <table:table-cell table:style-name="Default" office:value-type="string" calcext:value-type="string">
              <text:p>Production of marketing material</text:p>
            </table:table-cell>
            <table:table-cell table:style-name="Default" office:value-type="string" calcext:value-type="string">
              <text:p>year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Travel</text:p>
            </table:table-cell>
            <table:table-cell table:style-name="Default" office:value-type="string" calcext:value-type="string">
              <text:p>year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Rent</text:p>
            </table:table-cell>
            <table:table-cell table:style-name="Default" office:value-type="string" calcext:value-type="string">
              <text:p>year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Stationary and telco</text:p>
            </table:table-cell>
            <table:table-cell table:style-name="Default" office:value-type="string" calcext:value-type="string">
              <text:p>year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Legal costs</text:p>
            </table:table-cell>
            <table:table-cell table:style-name="Default" office:value-type="string" calcext:value-type="string">
              <text:p>year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Insurance </text:p>
            </table:table-cell>
            <table:table-cell table:style-name="Default" office:value-type="string" calcext:value-type="string">
              <text:p>year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IT infrastructure</text:p>
            </table:table-cell>
            <table:table-cell table:style-name="Default" office:value-type="string" calcext:value-type="string">
              <text:p>year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Hosting</text:p>
            </table:table-cell>
            <table:table-cell table:style-name="Default" office:value-type="string" calcext:value-type="string">
              <text:p>year</text:p>
            </table:table-cell>
            <table:table-cell table:style-name="Default" table:number-columns-repeated="1022"/>
          </table:table-row>
        </table:table-row-group>
        <table:table-row table:style-name="ro2">
          <table:table-cell table:style-name="Default" office:value-type="string" calcext:value-type="string">
            <text:p>Hosting</text:p>
          </table:table-cell>
          <table:table-cell table:style-name="Default" table:number-columns-repeated="1023"/>
        </table:table-row>
        <table:table-row-group table:display="false">
          <table:table-row table:style-name="ro2" table:visibility="collapse">
            <table:table-cell table:style-name="Default" office:value-type="string" calcext:value-type="string">
              <text:p>Chair</text:p>
            </table:table-cell>
            <table:table-cell table:style-name="Default" office:value-type="string" calcext:value-type="string">
              <text:p>staff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desk</text:p>
            </table:table-cell>
            <table:table-cell table:style-name="Default" office:value-type="string" calcext:value-type="string">
              <text:p>staff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computer </text:p>
            </table:table-cell>
            <table:table-cell table:style-name="Default" office:value-type="string" calcext:value-type="string">
              <text:p>staff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depreciation IT</text:p>
            </table:table-cell>
            <table:table-cell table:style-name="Default" office:value-type="float" office:value="3" calcext:value-type="float">
              <text:p>3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depreciation furniture</text:p>
            </table:table-cell>
            <table:table-cell table:style-name="Default" office:value-type="float" office:value="13" calcext:value-type="float">
              <text:p>13</text:p>
            </table:table-cell>
            <table:table-cell table:style-name="Default" table:number-columns-repeated="1022"/>
          </table:table-row>
        </table:table-row-group>
        <table:table-row table:style-name="ro2">
          <table:table-cell table:style-name="ce4" office:value-type="string" calcext:value-type="string">
            <text:p>Calculations</text:p>
          </table:table-cell>
          <table:table-cell table:style-name="Default" table:number-columns-repeated="1023"/>
        </table:table-row>
        <table:table-row-group table:display="false">
          <table:table-row table:style-name="ro2" table:visibility="collapse">
            <table:table-cell table:style-name="ce4" office:value-type="string" calcext:value-type="string">
              <text:p>Revenue</text:p>
            </table:table-cell>
            <table:table-cell table:style-name="Default" table:number-columns-repeated="1023"/>
          </table:table-row>
          <table:table-row-group>
            <table:table-row table:style-name="ro2" table:visibility="collapse">
              <table:table-cell table:style-name="ce4" office:value-type="string" calcext:value-type="string">
                <text:p>Print margin revenue</text:p>
              </table:table-cell>
              <table:table-cell table:style-name="Default" table:number-columns-repeated="1023"/>
            </table:table-row>
            <table:table-row table:style-name="ro2" table:visibility="collapse">
              <table:table-cell table:style-name="ce15" office:value-type="string" calcext:value-type="string">
                <text:p>Revenue per book</text:p>
              </table:table-cell>
              <table:table-cell table:style-name="ce55" table:formula="of:=[.B36]*[.B37]" office:value-type="currency" office:currency="EUR" office:value="200" calcext:value-type="currency">
                <text:p>200 €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Books per year </text:p>
              </table:table-cell>
              <table:table-cell table:style-name="Default" table:formula="of:=[.B33]*[.B31]" office:value-type="float" office:value="7.5" calcext:value-type="float">
                <text:p>7.5</text:p>
              </table:table-cell>
              <table:table-cell table:style-name="Default" table:formula="of:=[.B33]*[.C31]" office:value-type="float" office:value="9" calcext:value-type="float">
                <text:p>9</text:p>
              </table:table-cell>
              <table:table-cell table:style-name="Default" table:formula="of:=[.B33]*[.D31]" office:value-type="float" office:value="10.5" calcext:value-type="float">
                <text:p>10.5</text:p>
              </table:table-cell>
              <table:table-cell table:style-name="ce99" table:formula="of:=[.B33]*[.E31]" office:value-type="float" office:value="12" calcext:value-type="float">
                <text:p>12</text:p>
              </table:table-cell>
              <table:table-cell table:style-name="ce99" table:formula="of:=[.B33]*[.F31]" office:value-type="float" office:value="13.5" calcext:value-type="float">
                <text:p>13.5</text:p>
              </table:table-cell>
              <table:table-cell table:style-name="Default" table:number-columns-repeated="1018"/>
            </table:table-row>
            <table:table-row table:style-name="ro2" table:visibility="collapse">
              <table:table-cell table:style-name="Default" office:value-type="string" calcext:value-type="string">
                <text:p>Print revenue</text:p>
              </table:table-cell>
              <table:table-cell table:style-name="ce55" table:formula="of:=[.B122]*[.B121]" office:value-type="currency" office:currency="EUR" office:value="1500" calcext:value-type="currency">
                <text:p>1,500 €</text:p>
              </table:table-cell>
              <table:table-cell table:style-name="ce55" table:formula="of:=[.C122]*[.B121]" office:value-type="currency" office:currency="EUR" office:value="1800" calcext:value-type="currency">
                <text:p>1,800 €</text:p>
              </table:table-cell>
              <table:table-cell table:style-name="ce98" table:formula="of:=[.D122]*[.B121]" office:value-type="currency" office:currency="EUR" office:value="2100" calcext:value-type="currency">
                <text:p>2,100 €</text:p>
              </table:table-cell>
              <table:table-cell table:style-name="ce98" table:formula="of:=[.E122]*[.B121]" office:value-type="currency" office:currency="EUR" office:value="2400" calcext:value-type="currency">
                <text:p>2,400 €</text:p>
              </table:table-cell>
              <table:table-cell table:style-name="ce98" table:formula="of:=[.F122]*[.B121]" office:value-type="currency" office:currency="EUR" office:value="2700" calcext:value-type="currency">
                <text:p>2,700 €</text:p>
              </table:table-cell>
              <table:table-cell table:style-name="Default" table:number-columns-repeated="1018"/>
            </table:table-row>
          </table:table-row-group>
          <table:table-row-group>
            <table:table-row table:style-name="ro2" table:visibility="collapse">
              <table:table-cell table:style-name="ce4" office:value-type="string" calcext:value-type="string">
                <text:p>BPC revenue</text:p>
              </table:table-cell>
              <table:table-cell table:style-name="Default" table:number-columns-repeated="1023"/>
            </table:table-row>
            <table:table-row table:style-name="ro2" table:visibility="collapse">
              <table:table-cell table:style-name="Default" office:value-type="string" calcext:value-type="string">
                <text:p>Books with BPCs</text:p>
              </table:table-cell>
              <table:table-cell table:style-name="Default" table:formula="of:=[.B122]*(1-[.B41])" office:value-type="float" office:value="0" calcext:value-type="float">
                <text:p>0</text:p>
              </table:table-cell>
              <table:table-cell table:style-name="Default" table:formula="of:=[.C122]*(1-[.C41])" office:value-type="float" office:value="0.45" calcext:value-type="float">
                <text:p>0.45</text:p>
              </table:table-cell>
              <table:table-cell table:style-name="Default" table:formula="of:=[.D122]*(1-[.D41])" office:value-type="float" office:value="1.05" calcext:value-type="float">
                <text:p>1.05</text:p>
              </table:table-cell>
              <table:table-cell table:style-name="Default" table:formula="of:=[.E122]*(1-[.E41])" office:value-type="float" office:value="1.8" calcext:value-type="float">
                <text:p>1.8</text:p>
              </table:table-cell>
              <table:table-cell table:style-name="Default" table:formula="of:=[.F122]*(1-[.F41])" office:value-type="float" office:value="2.7" calcext:value-type="float">
                <text:p>2.7</text:p>
              </table:table-cell>
              <table:table-cell table:style-name="Default" table:number-columns-repeated="1018"/>
            </table:table-row>
            <table:table-row table:style-name="ro2" table:visibility="collapse">
              <table:table-cell table:style-name="Default" office:value-type="string" calcext:value-type="string">
                <text:p>Revenue from BPCs</text:p>
              </table:table-cell>
              <table:table-cell table:style-name="ce55" table:formula="of:=[.B39]*[.B125]" office:value-type="currency" office:currency="EUR" office:value="0" calcext:value-type="currency">
                <text:p>0 €</text:p>
              </table:table-cell>
              <table:table-cell table:style-name="ce55" table:formula="of:=[.B39]*[.C125]" office:value-type="currency" office:currency="EUR" office:value="1575" calcext:value-type="currency">
                <text:p>1,575 €</text:p>
              </table:table-cell>
              <table:table-cell table:style-name="ce55" table:formula="of:=[.B39]*[.D125]" office:value-type="currency" office:currency="EUR" office:value="3675" calcext:value-type="currency">
                <text:p>3,675 €</text:p>
              </table:table-cell>
              <table:table-cell table:style-name="ce55" table:formula="of:=[.B39]*[.E125]" office:value-type="currency" office:currency="EUR" office:value="6300" calcext:value-type="currency">
                <text:p>6,300 €</text:p>
              </table:table-cell>
              <table:table-cell table:style-name="ce55" table:formula="of:=[.B39]*[.F125]" office:value-type="currency" office:currency="EUR" office:value="9450" calcext:value-type="currency">
                <text:p>9,450 €</text:p>
              </table:table-cell>
              <table:table-cell table:style-name="Default" table:number-columns-repeated="1018"/>
            </table:table-row>
          </table:table-row-group>
          <table:table-row-group>
            <table:table-row table:style-name="ro2" table:visibility="collapse">
              <table:table-cell table:style-name="ce4" office:value-type="string" calcext:value-type="string">
                <text:p>IM revenue</text:p>
              </table:table-cell>
              <table:table-cell table:style-name="Default" table:number-columns-repeated="1023"/>
            </table:table-row>
            <table:table-row table:style-name="ro2" table:visibility="collapse">
              <table:table-cell table:style-name="Default" office:value-type="string" calcext:value-type="string">
                <text:p>revenue from Ims</text:p>
              </table:table-cell>
              <table:table-cell table:style-name="ce55" table:formula="of:=[.B43]*[.B46]" office:value-type="currency" office:currency="EUR" office:value="0" calcext:value-type="currency">
                <text:p>0 €</text:p>
              </table:table-cell>
              <table:table-cell table:style-name="ce98" table:formula="of:=[.B43]*[.C46]" office:value-type="currency" office:currency="EUR" office:value="0" calcext:value-type="currency">
                <text:p>0 €</text:p>
              </table:table-cell>
              <table:table-cell table:style-name="ce98" table:formula="of:=[.B43]*[.D46]" office:value-type="currency" office:currency="EUR" office:value="10000" calcext:value-type="currency">
                <text:p>10,000 €</text:p>
              </table:table-cell>
              <table:table-cell table:style-name="ce98" table:formula="of:=[.B43]*[.E46]" office:value-type="currency" office:currency="EUR" office:value="50000" calcext:value-type="currency">
                <text:p>50,000 €</text:p>
              </table:table-cell>
              <table:table-cell table:style-name="ce98" table:formula="of:=[.B43]*[.F46]" office:value-type="currency" office:currency="EUR" office:value="100000" calcext:value-type="currency">
                <text:p>100,000 €</text:p>
              </table:table-cell>
              <table:table-cell table:style-name="Default" table:number-columns-repeated="1018"/>
            </table:table-row>
          </table:table-row-group>
          <table:table-row-group>
            <table:table-row table:style-name="ro2" table:visibility="collapse">
              <table:table-cell table:style-name="ce4" office:value-type="string" calcext:value-type="string">
                <text:p>Individual members revenue</text:p>
              </table:table-cell>
              <table:table-cell table:style-name="Default" table:number-columns-repeated="1023"/>
            </table:table-row>
            <table:table-row table:style-name="ro2" table:visibility="collapse">
              <table:table-cell table:style-name="Default" office:value-type="string" calcext:value-type="string">
                <text:p>new supporters <text:s/></text:p>
              </table:table-cell>
              <table:table-cell table:style-name="Default" table:formula="of:=[.B50]*[.B122]" office:value-type="float" office:value="75" calcext:value-type="float">
                <text:p>75</text:p>
              </table:table-cell>
              <table:table-cell table:style-name="Default" table:formula="of:=[.B50]*[.C122]" office:value-type="float" office:value="90" calcext:value-type="float">
                <text:p>90</text:p>
              </table:table-cell>
              <table:table-cell table:style-name="Default" table:formula="of:=[.B50]*[.D122]" office:value-type="float" office:value="105" calcext:value-type="float">
                <text:p>105</text:p>
              </table:table-cell>
              <table:table-cell table:style-name="Default" table:formula="of:=[.B50]*[.E122]" office:value-type="float" office:value="120" calcext:value-type="float">
                <text:p>120</text:p>
              </table:table-cell>
              <table:table-cell table:style-name="Default" table:formula="of:=[.B50]*[.F122]" office:value-type="float" office:value="135" calcext:value-type="float">
                <text:p>135</text:p>
              </table:table-cell>
              <table:table-cell table:style-name="Default" table:number-columns-repeated="1018"/>
            </table:table-row>
            <table:table-row table:style-name="ro2" table:visibility="collapse">
              <table:table-cell table:style-name="Default" office:value-type="string" calcext:value-type="string">
                <text:p>new members <text:s/></text:p>
              </table:table-cell>
              <table:table-cell table:style-name="Default" table:formula="of:=[.B51]*[.B130]" office:value-type="float" office:value="0.75" calcext:value-type="float">
                <text:p>0.75</text:p>
              </table:table-cell>
              <table:table-cell table:style-name="Default" table:formula="of:=[.B51]*[.C130]" office:value-type="float" office:value="0.9" calcext:value-type="float">
                <text:p>0.9</text:p>
              </table:table-cell>
              <table:table-cell table:style-name="Default" table:formula="of:=[.B51]*[.D130]" office:value-type="float" office:value="1.05" calcext:value-type="float">
                <text:p>1.05</text:p>
              </table:table-cell>
              <table:table-cell table:style-name="Default" table:formula="of:=[.B51]*[.E130]" office:value-type="float" office:value="1.2" calcext:value-type="float">
                <text:p>1.2</text:p>
              </table:table-cell>
              <table:table-cell table:style-name="Default" table:formula="of:=[.B51]*[.F130]" office:value-type="float" office:value="1.35" calcext:value-type="float">
                <text:p>1.35</text:p>
              </table:table-cell>
              <table:table-cell table:style-name="Default" table:number-columns-repeated="1018"/>
            </table:table-row>
            <table:table-row table:style-name="ro2" table:visibility="collapse">
              <table:table-cell table:style-name="Default" office:value-type="string" calcext:value-type="string">
                <text:p>total members</text:p>
              </table:table-cell>
              <table:table-cell table:style-name="Default" table:formula="of:=[.B131]+[.B49]" office:value-type="float" office:value="7.75" calcext:value-type="float">
                <text:p>7.75</text:p>
              </table:table-cell>
              <table:table-cell table:style-name="Default" table:formula="of:=[.C131]+[.B132]" office:value-type="float" office:value="8.65" calcext:value-type="float">
                <text:p>8.65</text:p>
              </table:table-cell>
              <table:table-cell table:style-name="Default" table:formula="of:=[.D131]+[.C132]" office:value-type="float" office:value="9.7" calcext:value-type="float">
                <text:p>9.7</text:p>
              </table:table-cell>
              <table:table-cell table:style-name="Default" table:formula="of:=[.E131]+[.D132]" office:value-type="float" office:value="10.9" calcext:value-type="float">
                <text:p>10.9</text:p>
              </table:table-cell>
              <table:table-cell table:style-name="Default" table:formula="of:=[.F131]+[.E132]" office:value-type="float" office:value="12.25" calcext:value-type="float">
                <text:p>12.25</text:p>
              </table:table-cell>
              <table:table-cell table:style-name="Default" table:number-columns-repeated="1018"/>
            </table:table-row>
            <table:table-row table:style-name="ro2" table:visibility="collapse">
              <table:table-cell table:style-name="Default" office:value-type="string" calcext:value-type="string">
                <text:p>revenue from members</text:p>
              </table:table-cell>
              <table:table-cell table:style-name="ce55" table:formula="of:=[.B48]*[.B132]" office:value-type="currency" office:currency="EUR" office:value="155" calcext:value-type="currency">
                <text:p>155 €</text:p>
              </table:table-cell>
              <table:table-cell table:style-name="ce55" table:formula="of:=[.B48]*[.C132]" office:value-type="currency" office:currency="EUR" office:value="173" calcext:value-type="currency">
                <text:p>173 €</text:p>
              </table:table-cell>
              <table:table-cell table:style-name="ce55" table:formula="of:=[.B48]*[.D132]" office:value-type="currency" office:currency="EUR" office:value="194" calcext:value-type="currency">
                <text:p>194 €</text:p>
              </table:table-cell>
              <table:table-cell table:style-name="ce55" table:formula="of:=[.B48]*[.E132]" office:value-type="currency" office:currency="EUR" office:value="218" calcext:value-type="currency">
                <text:p>218 €</text:p>
              </table:table-cell>
              <table:table-cell table:style-name="ce55" table:formula="of:=[.B48]*[.F132]" office:value-type="currency" office:currency="EUR" office:value="245" calcext:value-type="currency">
                <text:p>245 €</text:p>
              </table:table-cell>
              <table:table-cell table:style-name="Default" table:number-columns-repeated="1018"/>
            </table:table-row>
          </table:table-row-group>
          <table:table-row-group>
            <table:table-row table:style-name="ro2" table:visibility="collapse">
              <table:table-cell table:style-name="ce4" office:value-type="string" calcext:value-type="string">
                <text:p>Donations revenue</text:p>
              </table:table-cell>
              <table:table-cell table:style-name="Default" table:number-columns-repeated="1023"/>
            </table:table-row>
            <table:table-row table:style-name="ro2" table:visibility="collapse">
              <table:table-cell table:style-name="Default" office:value-type="string" calcext:value-type="string">
                <text:p>donors</text:p>
              </table:table-cell>
              <table:table-cell table:style-name="Default" table:formula="of:=[.B53]*[.B19]*[.B122]" office:value-type="float" office:value="7.5" calcext:value-type="float">
                <text:p>7.5</text:p>
              </table:table-cell>
              <table:table-cell table:style-name="ce99" table:formula="of:=[.B53]*[.B19]*[.C122]" office:value-type="float" office:value="9" calcext:value-type="float">
                <text:p>9</text:p>
              </table:table-cell>
              <table:table-cell table:style-name="ce99" table:formula="of:=[.B53]*[.B19]*[.D122]" office:value-type="float" office:value="10.5" calcext:value-type="float">
                <text:p>10.5</text:p>
              </table:table-cell>
              <table:table-cell table:style-name="ce99" table:formula="of:=[.B53]*[.B19]*[.E122]" office:value-type="float" office:value="12" calcext:value-type="float">
                <text:p>12</text:p>
              </table:table-cell>
              <table:table-cell table:style-name="ce99" table:formula="of:=[.B53]*[.B19]*[.F122]" office:value-type="float" office:value="13.5" calcext:value-type="float">
                <text:p>13.5</text:p>
              </table:table-cell>
              <table:table-cell table:style-name="Default" table:number-columns-repeated="1018"/>
            </table:table-row>
            <table:table-row table:style-name="ro2" table:visibility="collapse">
              <table:table-cell table:style-name="Default" office:value-type="string" calcext:value-type="string">
                <text:p>donation sum </text:p>
              </table:table-cell>
              <table:table-cell table:style-name="ce55" table:formula="of:=[.B54]*[.B135]" office:value-type="currency" office:currency="EUR" office:value="75" calcext:value-type="currency">
                <text:p>75 €</text:p>
              </table:table-cell>
              <table:table-cell table:style-name="ce55" table:formula="of:=[.B54]*[.C135]" office:value-type="currency" office:currency="EUR" office:value="90" calcext:value-type="currency">
                <text:p>90 €</text:p>
              </table:table-cell>
              <table:table-cell table:style-name="ce55" table:formula="of:=[.B54]*[.D135]" office:value-type="currency" office:currency="EUR" office:value="105" calcext:value-type="currency">
                <text:p>105 €</text:p>
              </table:table-cell>
              <table:table-cell table:style-name="ce55" table:formula="of:=[.B54]*[.E135]" office:value-type="currency" office:currency="EUR" office:value="120" calcext:value-type="currency">
                <text:p>120 €</text:p>
              </table:table-cell>
              <table:table-cell table:style-name="ce55" table:formula="of:=[.B54]*[.F135]" office:value-type="currency" office:currency="EUR" office:value="135" calcext:value-type="currency">
                <text:p>135 €</text:p>
              </table:table-cell>
              <table:table-cell table:style-name="Default" table:number-columns-repeated="1018"/>
            </table:table-row>
          </table:table-row-group>
          <table:table-row table:style-name="ro2" table:visibility="collapse">
            <table:table-cell table:style-name="ce4" office:value-type="string" calcext:value-type="string">
              <text:p>Total revenue</text:p>
            </table:table-cell>
            <table:table-cell table:style-name="ce55" table:formula="of:=[.B123]+[.B126]+[.B128]+[.B133]+[.B136]" office:value-type="currency" office:currency="EUR" office:value="1730" calcext:value-type="currency">
              <text:p>1,730 €</text:p>
            </table:table-cell>
            <table:table-cell table:style-name="ce55" table:formula="of:=[.C123]+[.C126]+[.C128]+[.C133]+[.C136]" office:value-type="currency" office:currency="EUR" office:value="3638" calcext:value-type="currency">
              <text:p>3,638 €</text:p>
            </table:table-cell>
            <table:table-cell table:style-name="ce55" table:formula="of:=[.D123]+[.D126]+[.D128]+[.D133]+[.D136]" office:value-type="currency" office:currency="EUR" office:value="16074" calcext:value-type="currency">
              <text:p>16,074 €</text:p>
            </table:table-cell>
            <table:table-cell table:style-name="ce55" table:formula="of:=[.E123]+[.E126]+[.E128]+[.E133]+[.E136]" office:value-type="currency" office:currency="EUR" office:value="59038" calcext:value-type="currency">
              <text:p>59,038 €</text:p>
            </table:table-cell>
            <table:table-cell table:style-name="ce55" table:formula="of:=[.F123]+[.F126]+[.F128]+[.F133]+[.F136]" office:value-type="currency" office:currency="EUR" office:value="112530" calcext:value-type="currency">
              <text:p>112,530 €</text:p>
            </table:table-cell>
            <table:table-cell table:style-name="Default" table:number-columns-repeated="1018"/>
          </table:table-row>
        </table:table-row-group>
        <table:table-row table:style-name="ro2" table:number-rows-repeated="3">
          <table:table-cell table:style-name="Default" table:number-columns-repeated="1024"/>
        </table:table-row>
        <table:table-row table:style-name="ro2">
          <table:table-cell table:style-name="Default" office:value-type="string" calcext:value-type="string">
            <text:p><text:span text:style-name="T1">Costs</text:span>  </text:p>
          </table:table-cell>
          <table:table-cell table:style-name="Default" table:number-columns-repeated="1023"/>
        </table:table-row>
        <table:table-row-group table:display="false">
          <table:table-row table:style-name="ro2" table:visibility="collapse">
            <table:table-cell table:style-name="ce4" office:value-type="string" calcext:value-type="string">
              <text:p>breakdown</text:p>
            </table:table-cell>
            <table:table-cell table:style-name="Default" table:number-columns-repeated="1023"/>
          </table:table-row>
          <table:table-row table:style-name="ro2" table:visibility="collapse">
            <table:table-cell table:style-name="Default" office:value-type="string" calcext:value-type="string">
              <text:p>daily wage postdoc</text:p>
            </table:table-cell>
            <table:table-cell table:style-name="ce56" table:formula="of:=[.B21]/[.B26]" office:value-type="currency" office:currency="EUR" office:value="400" calcext:value-type="currency">
              <text:p>400,00 €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hourly wage postdoc</text:p>
            </table:table-cell>
            <table:table-cell table:style-name="ce56" table:formula="of:=[.B143]/[.B27]" office:value-type="currency" office:currency="EUR" office:value="50.6329113924051" calcext:value-type="currency">
              <text:p>50,63 €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Daily wage secretary</text:p>
            </table:table-cell>
            <table:table-cell table:style-name="ce56" table:formula="of:=[.B23]/[.B26]" office:value-type="currency" office:currency="EUR" office:value="300" calcext:value-type="currency">
              <text:p>300,00 €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hourly wage secretary</text:p>
            </table:table-cell>
            <table:table-cell table:style-name="ce56" table:formula="of:=[.B145]/[.B27]" office:value-type="currency" office:currency="EUR" office:value="37.9746835443038" calcext:value-type="currency">
              <text:p>37,97 €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daily wage assistant</text:p>
            </table:table-cell>
            <table:table-cell table:style-name="ce56" table:formula="of:=[.B24]/[.B26]" office:value-type="currency" office:currency="EUR" office:value="90" calcext:value-type="currency">
              <text:p>90,00 €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hourly wage assistant</text:p>
            </table:table-cell>
            <table:table-cell table:style-name="ce56" table:formula="of:=[.B147]/[.B27]" office:value-type="currency" office:currency="EUR" office:value="11.3924050632911" calcext:value-type="currency">
              <text:p>11,39 €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daily wage professor</text:p>
            </table:table-cell>
            <table:table-cell table:style-name="ce56" table:formula="of:=[.B21]/[.B26]" office:value-type="currency" office:currency="EUR" office:value="400" calcext:value-type="currency">
              <text:p>400,00 €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hourly wage professor</text:p>
            </table:table-cell>
            <table:table-cell table:style-name="ce56" table:formula="of:=[.B149]/[.B27]" office:value-type="currency" office:currency="EUR" office:value="50.6329113924051" calcext:value-type="currency">
              <text:p>50,63 €</text:p>
            </table:table-cell>
            <table:table-cell table:style-name="Default" table:number-columns-repeated="1022"/>
          </table:table-row>
        </table:table-row-group>
        <table:table-row table:style-name="ro2">
          <table:table-cell table:style-name="ce4" office:value-type="string" calcext:value-type="string">
            <text:p>Variable costs</text:p>
          </table:table-cell>
          <table:table-cell table:style-name="Default" table:number-columns-repeated="1023"/>
        </table:table-row>
        <table:table-row table:style-name="ro2">
          <table:table-cell table:style-name="Default" office:value-type="string" calcext:value-type="string">
            <text:p>Author liasing <text:s/></text:p>
          </table:table-cell>
          <table:table-cell table:style-name="Default" table:number-columns-repeated="1023"/>
        </table:table-row>
        <table:table-row table:style-name="ro2">
          <table:table-cell table:style-name="Default" office:value-type="string" calcext:value-type="string">
            <text:p>Series liaising</text:p>
          </table:table-cell>
          <table:table-cell table:style-name="Default" table:number-columns-repeated="1023"/>
        </table:table-row>
        <table:table-row table:style-name="ro2">
          <table:table-cell table:style-name="Default" office:value-type="string" calcext:value-type="string">
            <text:p>Home library liaising </text:p>
          </table:table-cell>
          <table:table-cell table:style-name="Default" table:number-columns-repeated="1023"/>
        </table:table-row>
        <table:table-row table:style-name="ro2">
          <table:table-cell table:style-name="Default" office:value-type="string" calcext:value-type="string">
            <text:p>Home institution liaising</text:p>
          </table:table-cell>
          <table:table-cell table:style-name="Default" table:number-columns-repeated="1023"/>
        </table:table-row>
        <table:table-row table:style-name="ro2">
          <table:table-cell table:style-name="Default" office:value-type="string" calcext:value-type="string">
            <text:p>POD service provider liaising</text:p>
          </table:table-cell>
          <table:table-cell table:style-name="Default" table:number-columns-repeated="1023"/>
        </table:table-row>
        <table:table-row table:style-name="ro2">
          <table:table-cell table:style-name="Default" office:value-type="string" calcext:value-type="string">
            <text:p>POD upload</text:p>
          </table:table-cell>
          <table:table-cell table:style-name="Default" table:number-columns-repeated="1023"/>
        </table:table-row>
        <table:table-row table:style-name="ro2">
          <table:table-cell table:style-name="Default" office:value-type="string" calcext:value-type="string">
            <text:p>Archive and repository upload</text:p>
          </table:table-cell>
          <table:table-cell table:style-name="Default" table:number-columns-repeated="1023"/>
        </table:table-row>
        <table:table-row table:style-name="ro2">
          <table:table-cell table:style-name="Default" office:value-type="string" calcext:value-type="string">
            <text:p>First contact potential IM</text:p>
          </table:table-cell>
          <table:table-cell table:style-name="Default" table:number-columns-repeated="1023"/>
        </table:table-row>
        <table:table-row table:style-name="ro2">
          <table:table-cell table:style-name="Default" office:value-type="string" calcext:value-type="string">
            <text:p>Finalizing pledging IM</text:p>
          </table:table-cell>
          <table:table-cell table:style-name="Default" table:number-columns-repeated="1023"/>
        </table:table-row>
        <table:table-row table:style-name="ro2">
          <table:table-cell table:style-name="Default" office:value-type="string" calcext:value-type="string">
            <text:p>Admin existing institutional member/year</text:p>
          </table:table-cell>
          <table:table-cell table:style-name="Default" table:number-columns-repeated="1023"/>
        </table:table-row>
        <table:table-row table:style-name="ro2">
          <table:table-cell table:style-name="Default" office:value-type="string" calcext:value-type="string">
            <text:p>Conference trips</text:p>
          </table:table-cell>
          <table:table-cell table:style-name="Default" table:number-columns-repeated="1023"/>
        </table:table-row>
        <table:table-row table:style-name="ro2">
          <table:table-cell table:style-name="Default" office:value-type="string" calcext:value-type="string">
            <text:p>Admin community proofreading</text:p>
          </table:table-cell>
          <table:table-cell table:style-name="Default" table:number-columns-repeated="1023"/>
        </table:table-row>
        <table:table-row table:style-name="ro2">
          <table:table-cell table:style-name="Default" office:value-type="string" calcext:value-type="string">
            <text:p>Admin community typesetting </text:p>
          </table:table-cell>
          <table:table-cell table:style-name="Default" table:number-columns-repeated="1023"/>
        </table:table-row>
        <table:table-row table:style-name="ro2">
          <table:table-cell table:style-name="Default" office:value-type="string" calcext:value-type="string">
            <text:p>Team coordination</text:p>
          </table:table-cell>
          <table:table-cell table:style-name="Default" table:number-columns-repeated="1023"/>
        </table:table-row>
        <table:table-row table:style-name="ro2">
          <table:table-cell table:style-name="Default" office:value-type="string" calcext:value-type="string">
            <text:p>IT coordination and direction for service providers</text:p>
          </table:table-cell>
          <table:table-cell table:style-name="Default" table:number-columns-repeated="1023"/>
        </table:table-row>
        <table:table-row table:style-name="ro2">
          <table:table-cell table:style-name="Default" office:value-type="string" calcext:value-type="string">
            <text:p>Coordination advisory board</text:p>
          </table:table-cell>
          <table:table-cell table:style-name="Default" table:number-columns-repeated="1023"/>
        </table:table-row>
        <table:table-row table:style-name="ro2">
          <table:table-cell table:style-name="Default" office:value-type="string" calcext:value-type="string">
            <text:p>Series editors meeting </text:p>
          </table:table-cell>
          <table:table-cell table:style-name="Default" table:number-columns-repeated="1023"/>
        </table:table-row>
        <table:table-row table:style-name="ro2">
          <table:table-cell table:style-name="Default" office:value-type="string" calcext:value-type="string">
            <text:p>Coordination marketing </text:p>
          </table:table-cell>
          <table:table-cell table:style-name="Default" table:number-columns-repeated="1023"/>
        </table:table-row>
        <table:table-row table:style-name="ro2">
          <table:table-cell table:style-name="Default" office:value-type="string" calcext:value-type="string">
            <text:p>Lobbying</text:p>
          </table:table-cell>
          <table:table-cell table:style-name="Default" table:number-columns-repeated="1023"/>
        </table:table-row>
        <table:table-row table:style-name="ro2">
          <table:table-cell table:style-name="Default" office:value-type="string" calcext:value-type="string">
            <text:p>Representation </text:p>
          </table:table-cell>
          <table:table-cell table:style-name="Default" table:number-columns-repeated="1023"/>
        </table:table-row>
        <table:table-row table:style-name="ro2">
          <table:table-cell table:style-name="Default" office:value-type="string" calcext:value-type="string">
            <text:p>Financial planning</text:p>
          </table:table-cell>
          <table:table-cell table:style-name="Default" table:number-columns-repeated="1023"/>
        </table:table-row>
        <table:table-row table:style-name="ro2">
          <table:table-cell table:style-name="Default" office:value-type="string" calcext:value-type="string">
            <text:p>Managerial accounting</text:p>
          </table:table-cell>
          <table:table-cell table:style-name="Default" table:number-columns-repeated="1023"/>
        </table:table-row>
        <table:table-row table:style-name="ro2">
          <table:table-cell table:style-name="Default" office:value-type="string" calcext:value-type="string">
            <text:p>grant proposals</text:p>
          </table:table-cell>
          <table:table-cell table:style-name="Default" table:number-columns-repeated="1023"/>
        </table:table-row>
        <table:table-row table:style-name="ro2">
          <table:table-cell table:style-name="Default" office:value-type="string" calcext:value-type="string">
            <text:p>Manuals and guidelines</text:p>
          </table:table-cell>
          <table:table-cell table:style-name="Default" table:number-columns-repeated="1023"/>
        </table:table-row>
        <table:table-row table:style-name="ro2" table:number-rows-repeated="8">
          <table:table-cell table:style-name="Default" table:number-columns-repeated="1024"/>
        </table:table-row>
        <table:table-row table:style-name="ro2">
          <table:table-cell table:style-name="ce4" office:value-type="string" calcext:value-type="string">
            <text:p>Variable items costs</text:p>
          </table:table-cell>
          <table:table-cell table:style-name="Default" table:number-columns-repeated="1023"/>
        </table:table-row>
        <table:table-row table:style-name="ro2" table:number-rows-repeated="5">
          <table:table-cell table:style-name="Default" table:number-columns-repeated="1024"/>
        </table:table-row>
        <table:table-row table:style-name="ro2">
          <table:table-cell table:style-name="ce4" office:value-type="string" calcext:value-type="string">
            <text:p>Fix personnel costs</text:p>
          </table:table-cell>
          <table:table-cell table:style-name="Default" table:number-columns-repeated="1023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4" office:value-type="string" calcext:value-type="string">
            <text:p>Fixed non-personnel costs</text:p>
          </table:table-cell>
          <table:table-cell table:style-name="Default" table:number-columns-repeated="1023"/>
        </table:table-row>
        <table:table-row table:style-name="ro2" table:number-rows-repeated="3">
          <table:table-cell table:style-name="Default" table:number-columns-repeated="1024"/>
        </table:table-row>
        <table:table-row table:style-name="ro3">
          <table:table-cell table:style-name="ce16" office:value-type="string" calcext:value-type="string">
            <text:p>Assumptions</text:p>
          </table:table-cell>
          <table:table-cell table:style-name="ce57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65" office:value-type="float" office:value="5" calcext:value-type="float">
            <text:p>5</text:p>
          </table:table-cell>
          <table:table-cell table:style-name="ce39" table:number-columns-repeated="1018"/>
        </table:table-row>
        <table:table-row table:style-name="ro3">
          <table:table-cell table:style-name="ce17" office:value-type="string" calcext:value-type="string">
            <text:p>Series</text:p>
          </table:table-cell>
          <table:table-cell table:style-name="ce58" office:value-type="float" office:value="3" calcext:value-type="float">
            <text:p>3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float" office:value="16" calcext:value-type="float">
            <text:p>16</text:p>
          </table:table-cell>
          <table:table-cell table:style-name="ce166" office:value-type="float" office:value="20" calcext:value-type="float">
            <text:p>20</text:p>
          </table:table-cell>
          <table:table-cell table:style-name="Default" table:number-columns-repeated="1018"/>
        </table:table-row>
        <table:table-row table:style-name="ro3">
          <table:table-cell table:style-name="ce18" office:value-type="string" calcext:value-type="string">
            <text:p>Books per year</text:p>
          </table:table-cell>
          <table:table-cell table:style-name="ce59" table:formula="of:=[.B198]*[.B198]" office:value-type="float" office:value="9" calcext:value-type="float">
            <text:p>9</text:p>
          </table:table-cell>
          <table:table-cell table:style-name="ce102" table:formula="of:=[.C198]*[.C198]" office:value-type="float" office:value="16" calcext:value-type="float">
            <text:p>16</text:p>
          </table:table-cell>
          <table:table-cell table:style-name="ce102" table:formula="of:=[.D198]*[.D198]" office:value-type="float" office:value="64" calcext:value-type="float">
            <text:p>64</text:p>
          </table:table-cell>
          <table:table-cell table:style-name="ce102" table:formula="of:=[.E198]*[.E198]" office:value-type="float" office:value="256" calcext:value-type="float">
            <text:p>256</text:p>
          </table:table-cell>
          <table:table-cell table:style-name="ce167" table:formula="of:=[.F198]*[.F198]" office:value-type="float" office:value="400" calcext:value-type="float">
            <text:p>400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Default" office:value-type="string" calcext:value-type="string">
            <text:p>Pages per book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1022"/>
        </table:table-row>
        <table:table-row table:style-name="ro2">
          <table:table-cell table:style-name="Default" office:value-type="string" calcext:value-type="string">
            <text:p>initial IM contributions per series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19" office:value-type="string" calcext:value-type="string">
            <text:p>Basis of calculation</text:p>
          </table:table-cell>
          <table:table-cell table:style-name="ce60" office:value-type="string" calcext:value-type="string">
            <text:p>Year</text:p>
          </table:table-cell>
          <table:table-cell table:style-name="ce60" office:value-type="string" calcext:value-type="string">
            <text:p>Scientist</text:p>
          </table:table-cell>
          <table:table-cell table:style-name="ce60" office:value-type="string" calcext:value-type="string">
            <text:p>Clerk</text:p>
          </table:table-cell>
          <table:table-cell table:style-name="ce151" office:value-type="string" calcext:value-type="string">
            <text:p>Assistant</text:p>
          </table:table-cell>
          <table:table-cell table:style-name="Default" table:number-columns-repeated="1019"/>
        </table:table-row>
        <table:table-row table:style-name="ro5">
          <table:table-cell table:style-name="ce20" office:value-type="string" calcext:value-type="string" table:number-columns-spanned="1" table:number-rows-spanned="5">
            <text:p>total annual cost of employee</text:p>
          </table:table-cell>
          <table:table-cell table:style-name="ce61" office:value-type="float" office:value="2016" calcext:value-type="float">
            <text:p>2016</text:p>
          </table:table-cell>
          <table:table-cell table:style-name="ce103" office:value-type="float" office:value="65920" calcext:value-type="float">
            <text:p>65,920.00 €</text:p>
          </table:table-cell>
          <table:table-cell table:style-name="ce103" office:value-type="float" office:value="56920" calcext:value-type="float">
            <text:p>56,920.00 €</text:p>
          </table:table-cell>
          <table:table-cell table:style-name="ce152" office:value-type="float" office:value="6500" calcext:value-type="float">
            <text:p>6,500.00 €</text:p>
          </table:table-cell>
          <table:table-cell table:style-name="Default" table:number-columns-repeated="1019"/>
        </table:table-row>
        <table:table-row-group>
          <table:table-row table:style-name="ro2">
            <table:covered-table-cell table:style-name="ce20"/>
            <table:table-cell table:style-name="ce62" office:value-type="float" office:value="2017" calcext:value-type="float">
              <text:p>2017</text:p>
            </table:table-cell>
            <table:table-cell table:style-name="ce104" table:formula="of:=[.C205]*(1+[.C$221])" office:value-type="float" office:value="67897.6" calcext:value-type="float">
              <text:p>67,897.60 €</text:p>
            </table:table-cell>
            <table:table-cell table:style-name="ce104" table:formula="of:=[.D205]*(1+[.D$221])" office:value-type="float" office:value="58627.6" calcext:value-type="float">
              <text:p>58,627.60 €</text:p>
            </table:table-cell>
            <table:table-cell table:style-name="ce153" table:formula="of:=[.E205]*(1+[.E$221])" office:value-type="float" office:value="6695" calcext:value-type="float">
              <text:p>6,695.00 €</text:p>
            </table:table-cell>
            <table:table-cell table:style-name="Default" table:number-columns-repeated="1019"/>
          </table:table-row>
          <table:table-row table:style-name="ro2">
            <table:covered-table-cell table:style-name="ce20"/>
            <table:table-cell table:style-name="ce62" office:value-type="float" office:value="2018" calcext:value-type="float">
              <text:p>2018</text:p>
            </table:table-cell>
            <table:table-cell table:style-name="ce104" table:formula="of:=[.C206]*(1+[.C$221])" office:value-type="float" office:value="69934.528" calcext:value-type="float">
              <text:p>69,934.53 €</text:p>
            </table:table-cell>
            <table:table-cell table:style-name="ce104" table:formula="of:=[.D206]*(1+[.D$221])" office:value-type="float" office:value="60386.428" calcext:value-type="float">
              <text:p>60,386.43 €</text:p>
            </table:table-cell>
            <table:table-cell table:style-name="ce153" table:formula="of:=[.E206]*(1+[.E$221])" office:value-type="float" office:value="6895.85" calcext:value-type="float">
              <text:p>6,895.85 €</text:p>
            </table:table-cell>
            <table:table-cell table:style-name="Default" table:number-columns-repeated="1019"/>
          </table:table-row>
          <table:table-row table:style-name="ro2">
            <table:covered-table-cell table:style-name="ce20"/>
            <table:table-cell table:style-name="ce62" office:value-type="float" office:value="2019" calcext:value-type="float">
              <text:p>2019</text:p>
            </table:table-cell>
            <table:table-cell table:style-name="ce104" table:formula="of:=[.C207]*(1+[.C$221])" office:value-type="float" office:value="72032.56384" calcext:value-type="float">
              <text:p>72,032.56 €</text:p>
            </table:table-cell>
            <table:table-cell table:style-name="ce104" table:formula="of:=[.D207]*(1+[.D$221])" office:value-type="float" office:value="62198.02084" calcext:value-type="float">
              <text:p>62,198.02 €</text:p>
            </table:table-cell>
            <table:table-cell table:style-name="ce153" table:formula="of:=[.E207]*(1+[.E$221])" office:value-type="float" office:value="7102.7255" calcext:value-type="float">
              <text:p>7,102.73 €</text:p>
            </table:table-cell>
            <table:table-cell table:style-name="Default" table:number-columns-repeated="1019"/>
          </table:table-row>
          <table:table-row table:style-name="ro2">
            <table:covered-table-cell table:style-name="ce20"/>
            <table:table-cell table:style-name="ce63" office:value-type="float" office:value="2020" calcext:value-type="float">
              <text:p>2020</text:p>
            </table:table-cell>
            <table:table-cell table:style-name="ce105" table:formula="of:=[.C208]*(1+[.C$221])" office:value-type="float" office:value="74193.5407552" calcext:value-type="float">
              <text:p>74,193.54 €</text:p>
            </table:table-cell>
            <table:table-cell table:style-name="ce105" table:formula="of:=[.D208]*(1+[.D$221])" office:value-type="float" office:value="64063.9614652" calcext:value-type="float">
              <text:p>64,063.96 €</text:p>
            </table:table-cell>
            <table:table-cell table:style-name="ce154" table:formula="of:=[.E208]*(1+[.E$221])" office:value-type="float" office:value="7315.807265" calcext:value-type="float">
              <text:p>7,315.81 €</text:p>
            </table:table-cell>
            <table:table-cell table:style-name="Default" table:number-columns-repeated="1019"/>
          </table:table-row>
        </table:table-row-group>
        <table:table-row table:style-name="ro3">
          <table:table-cell table:style-name="ce21" office:value-type="string" calcext:value-type="string">
            <text:p>avg days worked/year</text:p>
          </table:table-cell>
          <table:table-cell table:style-name="ce64" office:value-type="string" calcext:value-type="string">
            <text:p>all years</text:p>
          </table:table-cell>
          <table:table-cell table:number-columns-repeated="2" table:style-name="ce106" office:value-type="float" office:value="200" calcext:value-type="float">
            <text:p>200</text:p>
          </table:table-cell>
          <table:table-cell table:style-name="ce155" office:value-type="float" office:value="50" calcext:value-type="float">
            <text:p>50</text:p>
          </table:table-cell>
          <table:table-cell table:style-name="Default" table:number-columns-repeated="1019"/>
        </table:table-row>
        <table:table-row table:style-name="ro5">
          <table:table-cell table:style-name="ce20" office:value-type="string" calcext:value-type="string" table:number-columns-spanned="1" table:number-rows-spanned="5">
            <text:p>hourly wage</text:p>
          </table:table-cell>
          <table:table-cell table:style-name="ce61" office:value-type="float" office:value="2016" calcext:value-type="float">
            <text:p>2016</text:p>
          </table:table-cell>
          <table:table-cell table:style-name="ce103" table:formula="of:=[.C205]/[.$C$210]/8" office:value-type="float" office:value="41.2" calcext:value-type="float">
            <text:p>41.20 €</text:p>
          </table:table-cell>
          <table:table-cell table:style-name="ce103" table:formula="of:=[.D205]/[.$D$210]/8" office:value-type="float" office:value="35.575" calcext:value-type="float">
            <text:p>35.58 €</text:p>
          </table:table-cell>
          <table:table-cell table:style-name="ce152" table:formula="of:=[.E205]/[.$E$210]/8" office:value-type="float" office:value="16.25" calcext:value-type="float">
            <text:p>16.25 €</text:p>
          </table:table-cell>
          <table:table-cell table:style-name="Default" table:number-columns-repeated="1019"/>
        </table:table-row>
        <table:table-row-group>
          <table:table-row table:style-name="ro2">
            <table:covered-table-cell table:style-name="ce20"/>
            <table:table-cell table:style-name="ce62" office:value-type="float" office:value="2017" calcext:value-type="float">
              <text:p>2017</text:p>
            </table:table-cell>
            <table:table-cell table:style-name="ce104" table:formula="of:=[.C211]*(1+[.C$221])" office:value-type="float" office:value="42.436" calcext:value-type="float">
              <text:p>42.44 €</text:p>
            </table:table-cell>
            <table:table-cell table:style-name="ce104" table:formula="of:=[.D211]*(1+[.D$221])" office:value-type="float" office:value="36.64225" calcext:value-type="float">
              <text:p>36.64 €</text:p>
            </table:table-cell>
            <table:table-cell table:style-name="ce153" table:formula="of:=[.E211]*(1+[.E$221])" office:value-type="float" office:value="16.7375" calcext:value-type="float">
              <text:p>16.74 €</text:p>
            </table:table-cell>
            <table:table-cell table:style-name="Default" table:number-columns-repeated="1019"/>
          </table:table-row>
          <table:table-row table:style-name="ro2">
            <table:covered-table-cell table:style-name="ce20"/>
            <table:table-cell table:style-name="ce62" office:value-type="float" office:value="2018" calcext:value-type="float">
              <text:p>2018</text:p>
            </table:table-cell>
            <table:table-cell table:style-name="ce104" table:formula="of:=[.C212]*(1+[.C$221])" office:value-type="float" office:value="43.70908" calcext:value-type="float">
              <text:p>43.71 €</text:p>
            </table:table-cell>
            <table:table-cell table:style-name="ce104" table:formula="of:=[.D212]*(1+[.D$221])" office:value-type="float" office:value="37.7415175" calcext:value-type="float">
              <text:p>37.74 €</text:p>
            </table:table-cell>
            <table:table-cell table:style-name="ce153" table:formula="of:=[.E212]*(1+[.E$221])" office:value-type="float" office:value="17.239625" calcext:value-type="float">
              <text:p>17.24 €</text:p>
            </table:table-cell>
            <table:table-cell table:style-name="Default" table:number-columns-repeated="1019"/>
          </table:table-row>
          <table:table-row table:style-name="ro2">
            <table:covered-table-cell table:style-name="ce20"/>
            <table:table-cell table:style-name="ce62" office:value-type="float" office:value="2019" calcext:value-type="float">
              <text:p>2019</text:p>
            </table:table-cell>
            <table:table-cell table:style-name="ce104" table:formula="of:=[.C213]*(1+[.C$221])" office:value-type="float" office:value="45.0203524" calcext:value-type="float">
              <text:p>45.02 €</text:p>
            </table:table-cell>
            <table:table-cell table:style-name="ce104" table:formula="of:=[.D213]*(1+[.D$221])" office:value-type="float" office:value="38.873763025" calcext:value-type="float">
              <text:p>38.87 €</text:p>
            </table:table-cell>
            <table:table-cell table:style-name="ce153" table:formula="of:=[.E213]*(1+[.E$221])" office:value-type="float" office:value="17.75681375" calcext:value-type="float">
              <text:p>17.76 €</text:p>
            </table:table-cell>
            <table:table-cell table:style-name="Default" table:number-columns-repeated="1019"/>
          </table:table-row>
          <table:table-row table:style-name="ro2">
            <table:covered-table-cell table:style-name="ce20"/>
            <table:table-cell table:style-name="ce63" office:value-type="float" office:value="2020" calcext:value-type="float">
              <text:p>2020</text:p>
            </table:table-cell>
            <table:table-cell table:style-name="ce105" table:formula="of:=[.C214]*(1+[.C$221])" office:value-type="float" office:value="46.370962972" calcext:value-type="float">
              <text:p>46.37 €</text:p>
            </table:table-cell>
            <table:table-cell table:style-name="ce105" table:formula="of:=[.D214]*(1+[.D$221])" office:value-type="float" office:value="40.03997591575" calcext:value-type="float">
              <text:p>40.04 €</text:p>
            </table:table-cell>
            <table:table-cell table:style-name="ce154" table:formula="of:=[.E214]*(1+[.E$221])" office:value-type="float" office:value="18.2895181625" calcext:value-type="float">
              <text:p>18.29 €</text:p>
            </table:table-cell>
            <table:table-cell table:style-name="Default" table:number-columns-repeated="1019"/>
          </table:table-row>
        </table:table-row-group>
        <table:table-row table:style-name="ro5">
          <table:table-cell table:style-name="ce20" office:value-type="string" calcext:value-type="string" table:number-columns-spanned="1" table:number-rows-spanned="5">
            <text:p>daily wage</text:p>
          </table:table-cell>
          <table:table-cell table:style-name="ce61" office:value-type="float" office:value="2016" calcext:value-type="float">
            <text:p>2016</text:p>
          </table:table-cell>
          <table:table-cell table:style-name="ce103" table:formula="of:=[.C211]*8" office:value-type="float" office:value="329.6" calcext:value-type="float">
            <text:p>329.60 €</text:p>
          </table:table-cell>
          <table:table-cell table:style-name="ce103" table:formula="of:=[.D211]*8" office:value-type="float" office:value="284.6" calcext:value-type="float">
            <text:p>284.60 €</text:p>
          </table:table-cell>
          <table:table-cell table:style-name="ce152" table:formula="of:=[.E211]*8" office:value-type="float" office:value="130" calcext:value-type="float">
            <text:p>130.00 €</text:p>
          </table:table-cell>
          <table:table-cell table:style-name="Default" table:number-columns-repeated="1019"/>
        </table:table-row>
        <table:table-row-group>
          <table:table-row table:style-name="ro2">
            <table:covered-table-cell table:style-name="ce20"/>
            <table:table-cell table:style-name="ce62" office:value-type="float" office:value="2017" calcext:value-type="float">
              <text:p>2017</text:p>
            </table:table-cell>
            <table:table-cell table:style-name="ce104" table:formula="of:=[.C216]*(1+[.C$221])" office:value-type="float" office:value="339.488" calcext:value-type="float">
              <text:p>339.49 €</text:p>
            </table:table-cell>
            <table:table-cell table:style-name="ce104" table:formula="of:=[.D216]*(1+[.D$221])" office:value-type="float" office:value="293.138" calcext:value-type="float">
              <text:p>293.14 €</text:p>
            </table:table-cell>
            <table:table-cell table:style-name="ce153" table:formula="of:=[.E216]*(1+[.E$221])" office:value-type="float" office:value="133.9" calcext:value-type="float">
              <text:p>133.90 €</text:p>
            </table:table-cell>
            <table:table-cell table:style-name="Default" table:number-columns-repeated="1019"/>
          </table:table-row>
          <table:table-row table:style-name="ro2">
            <table:covered-table-cell table:style-name="ce20"/>
            <table:table-cell table:style-name="ce62" office:value-type="float" office:value="2018" calcext:value-type="float">
              <text:p>2018</text:p>
            </table:table-cell>
            <table:table-cell table:style-name="ce104" table:formula="of:=[.C217]*(1+[.C$221])" office:value-type="float" office:value="349.67264" calcext:value-type="float">
              <text:p>349.67 €</text:p>
            </table:table-cell>
            <table:table-cell table:style-name="ce104" table:formula="of:=[.D217]*(1+[.D$221])" office:value-type="float" office:value="301.93214" calcext:value-type="float">
              <text:p>301.93 €</text:p>
            </table:table-cell>
            <table:table-cell table:style-name="ce153" table:formula="of:=[.E217]*(1+[.E$221])" office:value-type="float" office:value="137.917" calcext:value-type="float">
              <text:p>137.92 €</text:p>
            </table:table-cell>
            <table:table-cell table:style-name="Default" table:number-columns-repeated="1019"/>
          </table:table-row>
          <table:table-row table:style-name="ro2">
            <table:covered-table-cell table:style-name="ce20"/>
            <table:table-cell table:style-name="ce62" office:value-type="float" office:value="2019" calcext:value-type="float">
              <text:p>2019</text:p>
            </table:table-cell>
            <table:table-cell table:style-name="ce104" table:formula="of:=[.C218]*(1+[.C$221])" office:value-type="float" office:value="360.1628192" calcext:value-type="float">
              <text:p>360.16 €</text:p>
            </table:table-cell>
            <table:table-cell table:style-name="ce104" table:formula="of:=[.D218]*(1+[.D$221])" office:value-type="float" office:value="310.9901042" calcext:value-type="float">
              <text:p>310.99 €</text:p>
            </table:table-cell>
            <table:table-cell table:style-name="ce153" table:formula="of:=[.E218]*(1+[.E$221])" office:value-type="float" office:value="142.05451" calcext:value-type="float">
              <text:p>142.05 €</text:p>
            </table:table-cell>
            <table:table-cell table:style-name="Default" table:number-columns-repeated="1019"/>
          </table:table-row>
          <table:table-row table:style-name="ro2">
            <table:covered-table-cell table:style-name="ce20"/>
            <table:table-cell table:style-name="ce63" office:value-type="float" office:value="2020" calcext:value-type="float">
              <text:p>2020</text:p>
            </table:table-cell>
            <table:table-cell table:style-name="ce105" table:formula="of:=[.C219]*(1+[.C$221])" office:value-type="float" office:value="370.967703776" calcext:value-type="float">
              <text:p>370.97 €</text:p>
            </table:table-cell>
            <table:table-cell table:style-name="ce105" table:formula="of:=[.D219]*(1+[.D$221])" office:value-type="float" office:value="320.319807326" calcext:value-type="float">
              <text:p>320.32 €</text:p>
            </table:table-cell>
            <table:table-cell table:style-name="ce154" table:formula="of:=[.E219]*(1+[.E$221])" office:value-type="float" office:value="146.3161453" calcext:value-type="float">
              <text:p>146.32 €</text:p>
            </table:table-cell>
            <table:table-cell table:style-name="Default" table:number-columns-repeated="1019"/>
          </table:table-row>
          <table:table-row table:style-name="ro3">
            <table:table-cell table:style-name="ce22" office:value-type="string" calcext:value-type="string">
              <text:p>projected increase in wages</text:p>
            </table:table-cell>
            <table:table-cell table:style-name="ce65"/>
            <table:table-cell table:number-columns-repeated="2" table:style-name="ce107" office:value-type="percentage" office:value="0.03" calcext:value-type="percentage">
              <text:p>3.00%</text:p>
            </table:table-cell>
            <table:table-cell table:style-name="ce156" office:value-type="percentage" office:value="0.03" calcext:value-type="percentage">
              <text:p>3.00%</text:p>
            </table:table-cell>
            <table:table-cell table:style-name="Default" table:number-columns-repeated="1019"/>
          </table:table-row>
        </table:table-row-group>
        <table:table-row table:style-name="ro2">
          <table:table-cell table:style-name="ce23"/>
          <table:table-cell table:style-name="Default" table:number-columns-repeated="1023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66" office:value-type="string" calcext:value-type="string">
            <text:p>Basis Y1</text:p>
          </table:table-cell>
          <table:table-cell table:style-name="ce108" office:value-type="string" calcext:value-type="string">
            <text:p>Basis Y2</text:p>
          </table:table-cell>
          <table:table-cell table:style-name="ce108" office:value-type="string" calcext:value-type="string">
            <text:p>Basis Y3</text:p>
          </table:table-cell>
          <table:table-cell table:style-name="ce108" office:value-type="string" calcext:value-type="string">
            <text:p>Basis Y4</text:p>
          </table:table-cell>
          <table:table-cell table:style-name="ce118" office:value-type="string" calcext:value-type="string">
            <text:p>Basis Y5</text:p>
          </table:table-cell>
          <table:table-cell table:style-name="Default" table:number-columns-repeated="1018"/>
        </table:table-row>
        <table:table-row table:style-name="ro3">
          <table:table-cell table:style-name="ce25" office:value-type="string" calcext:value-type="string">
            <text:p>Print sales</text:p>
          </table:table-cell>
          <table:table-cell table:style-name="ce67" table:formula="of:=[.B226]*[.B227]*[.B199]" office:value-type="float" office:value="1800" calcext:value-type="float">
            <text:p>1,800.00 €</text:p>
          </table:table-cell>
          <table:table-cell table:style-name="ce109" table:formula="of:=[.C226]*[.C227]*[.C199]" office:value-type="float" office:value="3200" calcext:value-type="float">
            <text:p>3,200.00 €</text:p>
          </table:table-cell>
          <table:table-cell table:style-name="ce109" table:formula="of:=[.D226]*[.D227]*[.D199]" office:value-type="float" office:value="12800" calcext:value-type="float">
            <text:p>12,800.00 €</text:p>
          </table:table-cell>
          <table:table-cell table:style-name="ce109" table:formula="of:=[.E226]*[.E227]*[.E199]" office:value-type="float" office:value="51200" calcext:value-type="float">
            <text:p>51,200.00 €</text:p>
          </table:table-cell>
          <table:table-cell table:style-name="ce168" table:formula="of:=[.F226]*[.F227]*[.F199]" office:value-type="float" office:value="80000" calcext:value-type="float">
            <text:p>80,000.00 €</text:p>
          </table:table-cell>
          <table:table-cell table:style-name="ce188" table:formula="of:=[.F225]/[.F247]" office:value-type="percentage" office:value="0.261771538889434" calcext:value-type="percentage">
            <text:p>26.18%</text:p>
            <draw:frame table:end-cell-address="Tabelle1.Q243" table:end-x="65.51pt" table:end-y="3.32pt" draw:z-index="1" draw:name="Diagramm 4" draw:style-name="gr1" draw:text-style-name="P1" svg:width="747.35pt" svg:height="260.65pt" svg:x="72.65pt" svg:y="2.81pt">
              <loext:p draw:notify-on-update-of-ranges="Tabelle1.B325:Tabelle1.F325 Tabelle1.A326:Tabelle1.A326 Tabelle1.B326:Tabelle1.F326 Tabelle1.A327:Tabelle1.A327 Tabelle1.B327:Tabelle1.F327 Tabelle1.A328:Tabelle1.A328 Tabelle1.B328:Tabelle1.F328 Tabelle1.A329:Tabelle1.A329 Tabelle1.B329:Tabelle1.F329 Tabelle1.A330:Tabelle1.A330 Tabelle1.B330:Tabelle1.F330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39" table:number-columns-repeated="1017"/>
        </table:table-row>
        <table:table-row-group>
          <table:table-row table:style-name="ro3">
            <table:table-cell table:style-name="ce26" office:value-type="string" calcext:value-type="string">
              <text:p>Sold copies per new book</text:p>
            </table:table-cell>
            <table:table-cell table:style-name="ce68" office:value-type="float" office:value="20" calcext:value-type="float">
              <text:p>20</text:p>
            </table:table-cell>
            <table:table-cell table:style-name="ce110" table:formula="of:=[.B226]" office:value-type="float" office:value="20" calcext:value-type="float">
              <text:p>20</text:p>
            </table:table-cell>
            <table:table-cell table:style-name="ce110" table:formula="of:=[.C226]" office:value-type="float" office:value="20" calcext:value-type="float">
              <text:p>20</text:p>
            </table:table-cell>
            <table:table-cell table:style-name="ce110" table:formula="of:=[.D226]" office:value-type="float" office:value="20" calcext:value-type="float">
              <text:p>20</text:p>
            </table:table-cell>
            <table:table-cell table:style-name="ce169" table:formula="of:=[.E226]" office:value-type="float" office:value="20" calcext:value-type="float">
              <text:p>20</text:p>
            </table:table-cell>
            <table:table-cell table:style-name="ce189"/>
            <table:table-cell table:style-name="Default" table:number-columns-repeated="1017"/>
          </table:table-row>
          <table:table-row table:style-name="ro3">
            <table:table-cell table:style-name="ce27" office:value-type="string" calcext:value-type="string">
              <text:p>Margin</text:p>
            </table:table-cell>
            <table:table-cell table:style-name="ce69" office:value-type="float" office:value="10" calcext:value-type="float">
              <text:p>10.00 €</text:p>
            </table:table-cell>
            <table:table-cell table:style-name="ce111" table:formula="of:=[.B227]" office:value-type="float" office:value="10" calcext:value-type="float">
              <text:p>10.00 €</text:p>
            </table:table-cell>
            <table:table-cell table:style-name="ce111" table:formula="of:=[.C227]" office:value-type="float" office:value="10" calcext:value-type="float">
              <text:p>10.00 €</text:p>
            </table:table-cell>
            <table:table-cell table:style-name="ce111" table:formula="of:=[.D227]" office:value-type="float" office:value="10" calcext:value-type="float">
              <text:p>10.00 €</text:p>
            </table:table-cell>
            <table:table-cell table:style-name="ce170" table:formula="of:=[.E227]" office:value-type="float" office:value="10" calcext:value-type="float">
              <text:p>10.00 €</text:p>
            </table:table-cell>
            <table:table-cell table:style-name="ce189"/>
            <table:table-cell table:style-name="Default" table:number-columns-repeated="1017"/>
          </table:table-row>
        </table:table-row-group>
        <table:table-row table:style-name="ro3">
          <table:table-cell table:style-name="ce25" office:value-type="string" calcext:value-type="string">
            <text:p>Book processing charges</text:p>
          </table:table-cell>
          <table:table-cell table:style-name="ce70" table:formula="of:=[.B229]*[.B199]*[.B230]" office:value-type="float" office:value="0" calcext:value-type="float">
            <text:p>0.00 €</text:p>
          </table:table-cell>
          <table:table-cell table:style-name="ce112" table:formula="of:=[.C229]*[.C199]*[.C230]" office:value-type="float" office:value="480" calcext:value-type="float">
            <text:p>480.00 €</text:p>
          </table:table-cell>
          <table:table-cell table:style-name="ce112" table:formula="of:=[.D229]*[.D199]*[.D230]" office:value-type="float" office:value="3840" calcext:value-type="float">
            <text:p>3,840.00 €</text:p>
          </table:table-cell>
          <table:table-cell table:style-name="ce112" table:formula="of:=[.E229]*[.E199]*[.E230]" office:value-type="float" office:value="23040" calcext:value-type="float">
            <text:p>23,040.00 €</text:p>
          </table:table-cell>
          <table:table-cell table:style-name="ce171" table:formula="of:=[.F229]*[.F199]*[.F230]" office:value-type="float" office:value="48000" calcext:value-type="float">
            <text:p>48,000.00 €</text:p>
          </table:table-cell>
          <table:table-cell table:style-name="ce189" table:formula="of:=[.F228]/[.F247]" office:value-type="percentage" office:value="0.157062923333661" calcext:value-type="percentage">
            <text:p>15.71%</text:p>
          </table:table-cell>
          <table:table-cell table:style-name="Default" table:number-columns-repeated="1017"/>
        </table:table-row>
        <table:table-row-group>
          <table:table-row table:style-name="ro3">
            <table:table-cell table:style-name="ce26" office:value-type="string" calcext:value-type="string">
              <text:p>Nominal BPCs per book</text:p>
            </table:table-cell>
            <table:table-cell table:style-name="ce71" office:value-type="float" office:value="1500" calcext:value-type="float">
              <text:p>1,500.00 €</text:p>
            </table:table-cell>
            <table:table-cell table:style-name="ce113" table:formula="of:=[.B229]" office:value-type="float" office:value="1500" calcext:value-type="float">
              <text:p>1,500.00 €</text:p>
            </table:table-cell>
            <table:table-cell table:style-name="ce113" table:formula="of:=[.C229]" office:value-type="float" office:value="1500" calcext:value-type="float">
              <text:p>1,500.00 €</text:p>
            </table:table-cell>
            <table:table-cell table:style-name="ce113" table:formula="of:=[.D229]" office:value-type="float" office:value="1500" calcext:value-type="float">
              <text:p>1,500.00 €</text:p>
            </table:table-cell>
            <table:table-cell table:style-name="ce113" table:formula="of:=[.E229]" office:value-type="float" office:value="1500" calcext:value-type="float">
              <text:p>1,500.00 €</text:p>
            </table:table-cell>
            <table:table-cell table:style-name="ce189"/>
            <table:table-cell table:style-name="Default" table:number-columns-repeated="1017"/>
          </table:table-row>
          <table:table-row table:style-name="ro3">
            <table:table-cell table:style-name="ce27" office:value-type="string" calcext:value-type="string">
              <text:p>Books which pay BPCs (not waived)</text:p>
            </table:table-cell>
            <table:table-cell table:style-name="ce72" office:value-type="percentage" office:value="0" calcext:value-type="percentage">
              <text:p>0.00%</text:p>
            </table:table-cell>
            <table:table-cell table:style-name="ce114" office:value-type="percentage" office:value="0.02" calcext:value-type="percentage">
              <text:p>2.00%</text:p>
            </table:table-cell>
            <table:table-cell table:style-name="ce114" office:value-type="percentage" office:value="0.04" calcext:value-type="percentage">
              <text:p>4.00%</text:p>
            </table:table-cell>
            <table:table-cell table:style-name="ce114" office:value-type="percentage" office:value="0.06" calcext:value-type="percentage">
              <text:p>6.00%</text:p>
            </table:table-cell>
            <table:table-cell table:style-name="ce172" office:value-type="percentage" office:value="0.08" calcext:value-type="percentage">
              <text:p>8.00%</text:p>
            </table:table-cell>
            <table:table-cell table:style-name="ce189"/>
            <table:table-cell table:style-name="Default" table:number-columns-repeated="1017"/>
          </table:table-row>
        </table:table-row-group>
        <table:table-row table:style-name="ro3">
          <table:table-cell table:style-name="ce25" office:value-type="string" calcext:value-type="string">
            <text:p>Institutional members</text:p>
          </table:table-cell>
          <table:table-cell table:style-name="ce70" table:formula="of:=[.B232]*[.B234]" office:value-type="float" office:value="0" calcext:value-type="float">
            <text:p>0.00 €</text:p>
          </table:table-cell>
          <table:table-cell table:style-name="ce112" table:formula="of:=[.C232]*[.C234]" office:value-type="float" office:value="0" calcext:value-type="float">
            <text:p>0.00 €</text:p>
          </table:table-cell>
          <table:table-cell table:style-name="ce112" table:formula="of:=[.D232]*[.D234]" office:value-type="float" office:value="0" calcext:value-type="float">
            <text:p>0.00 €</text:p>
          </table:table-cell>
          <table:table-cell table:style-name="ce112" table:formula="of:=[.E232]*[.E234]" office:value-type="float" office:value="96000" calcext:value-type="float">
            <text:p>96,000.00 €</text:p>
          </table:table-cell>
          <table:table-cell table:style-name="ce171" table:formula="of:=[.F232]*[.F234]" office:value-type="float" office:value="96000" calcext:value-type="float">
            <text:p>96,000.00 €</text:p>
          </table:table-cell>
          <table:table-cell table:style-name="ce189" table:formula="of:=[.F231]/[.F247]" office:value-type="percentage" office:value="0.314125846667321" calcext:value-type="percentage">
            <text:p>31.41%</text:p>
          </table:table-cell>
          <table:table-cell table:style-name="Default" table:number-columns-repeated="1017"/>
        </table:table-row>
        <table:table-row-group>
          <table:table-row table:style-name="ro3">
            <table:table-cell table:style-name="ce26" office:value-type="string" calcext:value-type="string">
              <text:p>avg membership fee</text:p>
            </table:table-cell>
            <table:table-cell table:style-name="ce71" office:value-type="float" office:value="1000" calcext:value-type="float">
              <text:p>1,000.00 €</text:p>
            </table:table-cell>
            <table:table-cell table:style-name="ce113" table:formula="of:=[.B232]" office:value-type="float" office:value="1000" calcext:value-type="float">
              <text:p>1,000.00 €</text:p>
            </table:table-cell>
            <table:table-cell table:style-name="ce113" table:formula="of:=[.C232]" office:value-type="float" office:value="1000" calcext:value-type="float">
              <text:p>1,000.00 €</text:p>
            </table:table-cell>
            <table:table-cell table:style-name="ce113" table:formula="of:=[.D232]" office:value-type="float" office:value="1000" calcext:value-type="float">
              <text:p>1,000.00 €</text:p>
            </table:table-cell>
            <table:table-cell table:style-name="ce173" table:formula="of:=[.E232]" office:value-type="float" office:value="1000" calcext:value-type="float">
              <text:p>1,000.00 €</text:p>
            </table:table-cell>
            <table:table-cell table:style-name="ce189"/>
            <table:table-cell table:style-name="Default" table:number-columns-repeated="1017"/>
          </table:table-row>
          <table:table-row table:style-name="ro3">
            <table:table-cell table:style-name="ce26" office:value-type="string" calcext:value-type="string">
              <text:p>new IM <text:s/></text:p>
            </table:table-cell>
            <table:table-cell table:style-name="ce68" office:value-type="float" office:value="0" calcext:value-type="float">
              <text:p>0</text:p>
            </table:table-cell>
            <table:table-cell table:number-columns-repeated="2" table:style-name="ce110" office:value-type="float" office:value="0" calcext:value-type="float">
              <text:p>0</text:p>
            </table:table-cell>
            <table:table-cell table:style-name="ce110" table:formula="of:=[.B202]*[.E198]" office:value-type="float" office:value="96" calcext:value-type="float">
              <text:p>96</text:p>
            </table:table-cell>
            <table:table-cell table:style-name="ce169" office:value-type="float" office:value="0" calcext:value-type="float">
              <text:p>0</text:p>
            </table:table-cell>
            <table:table-cell table:style-name="ce189"/>
            <table:table-cell table:style-name="Default" table:number-columns-repeated="1017"/>
          </table:table-row>
          <table:table-row table:style-name="ro3">
            <table:table-cell table:style-name="ce27" office:value-type="string" calcext:value-type="string">
              <text:p>total IM</text:p>
            </table:table-cell>
            <table:table-cell table:style-name="ce59" table:formula="of:=[.B233]" office:value-type="float" office:value="0" calcext:value-type="float">
              <text:p>0</text:p>
            </table:table-cell>
            <table:table-cell table:style-name="ce102" table:formula="of:=[.B234]+[.C233]" office:value-type="float" office:value="0" calcext:value-type="float">
              <text:p>0</text:p>
            </table:table-cell>
            <table:table-cell table:style-name="ce102" table:formula="of:=[.C234]+[.D233]" office:value-type="float" office:value="0" calcext:value-type="float">
              <text:p>0</text:p>
            </table:table-cell>
            <table:table-cell table:style-name="ce102" table:formula="of:=[.D234]+[.E233]" office:value-type="float" office:value="96" calcext:value-type="float">
              <text:p>96</text:p>
            </table:table-cell>
            <table:table-cell table:style-name="ce102" table:formula="of:=[.E234]+[.F233]" office:value-type="float" office:value="96" calcext:value-type="float">
              <text:p>96</text:p>
            </table:table-cell>
            <table:table-cell table:style-name="ce189"/>
            <table:table-cell table:style-name="Default" table:number-columns-repeated="1017"/>
          </table:table-row>
        </table:table-row-group>
        <table:table-row table:style-name="ro3">
          <table:table-cell table:style-name="ce25" office:value-type="string" calcext:value-type="string">
            <text:p>Individual members</text:p>
          </table:table-cell>
          <table:table-cell table:style-name="ce70" table:formula="of:=[.B240]*[.B241]" office:value-type="float" office:value="28" calcext:value-type="float">
            <text:p>28.00 €</text:p>
          </table:table-cell>
          <table:table-cell table:style-name="ce112" table:formula="of:=[.C240]*[.C241]" office:value-type="float" office:value="80" calcext:value-type="float">
            <text:p>80.00 €</text:p>
          </table:table-cell>
          <table:table-cell table:style-name="ce112" table:formula="of:=[.D240]*[.D241]" office:value-type="float" office:value="238" calcext:value-type="float">
            <text:p>238.00 €</text:p>
          </table:table-cell>
          <table:table-cell table:style-name="ce112" table:formula="of:=[.E240]*[.E241]" office:value-type="float" office:value="780" calcext:value-type="float">
            <text:p>780.00 €</text:p>
          </table:table-cell>
          <table:table-cell table:style-name="ce171" table:formula="of:=[.F240]*[.F241]" office:value-type="float" office:value="1610" calcext:value-type="float">
            <text:p>1,610.00 €</text:p>
          </table:table-cell>
          <table:table-cell table:style-name="ce189" table:formula="of:=[.F235]/[.F247]" office:value-type="percentage" office:value="0.00526815222014986" calcext:value-type="percentage">
            <text:p>0.53%</text:p>
          </table:table-cell>
          <table:table-cell table:style-name="Default" table:number-columns-repeated="1017"/>
        </table:table-row>
        <table:table-row-group>
          <table:table-row table:style-name="ro3">
            <table:table-cell table:style-name="ce26" office:value-type="string" calcext:value-type="string">
              <text:p>Supporters</text:p>
            </table:table-cell>
            <table:table-cell table:style-name="ce68" office:value-type="float" office:value="100" calcext:value-type="float">
              <text:p>100</text:p>
            </table:table-cell>
            <table:table-cell table:style-name="ce94" office:value-type="float" office:value="300" calcext:value-type="float">
              <text:p>300</text:p>
            </table:table-cell>
            <table:table-cell table:style-name="ce94" office:value-type="float" office:value="600" calcext:value-type="float">
              <text:p>600</text:p>
            </table:table-cell>
            <table:table-cell table:style-name="ce94" office:value-type="float" office:value="900" calcext:value-type="float">
              <text:p>900</text:p>
            </table:table-cell>
            <table:table-cell table:style-name="ce124" office:value-type="float" office:value="1200" calcext:value-type="float">
              <text:p>1200</text:p>
            </table:table-cell>
            <table:table-cell table:style-name="ce189"/>
            <table:table-cell table:style-name="Default" table:number-columns-repeated="1017"/>
          </table:table-row>
          <table:table-row table:style-name="ro3">
            <table:table-cell table:style-name="ce26" office:value-type="string" calcext:value-type="string">
              <text:p>Conversion supporters-&gt;members</text:p>
            </table:table-cell>
            <table:table-cell table:style-name="ce73" office:value-type="percentage" office:value="0.005" calcext:value-type="percentage">
              <text:p>0.50%</text:p>
            </table:table-cell>
            <table:table-cell table:style-name="ce115" table:formula="of:=[.B237]" office:value-type="percentage" office:value="0.005" calcext:value-type="percentage">
              <text:p>0.50%</text:p>
            </table:table-cell>
            <table:table-cell table:style-name="ce115" table:formula="of:=[.C237]" office:value-type="percentage" office:value="0.005" calcext:value-type="percentage">
              <text:p>0.50%</text:p>
            </table:table-cell>
            <table:table-cell table:style-name="ce115" table:formula="of:=[.D237]" office:value-type="percentage" office:value="0.005" calcext:value-type="percentage">
              <text:p>0.50%</text:p>
            </table:table-cell>
            <table:table-cell table:style-name="ce174" table:formula="of:=[.E237]" office:value-type="percentage" office:value="0.005" calcext:value-type="percentage">
              <text:p>0.50%</text:p>
            </table:table-cell>
            <table:table-cell table:style-name="ce189"/>
            <table:table-cell table:style-name="Default" table:number-columns-repeated="1017"/>
          </table:table-row>
          <table:table-row table:style-name="ro3">
            <table:table-cell table:style-name="ce26" office:value-type="string" calcext:value-type="string">
              <text:p>New members per book</text:p>
            </table:table-cell>
            <table:table-cell table:style-name="ce68" office:value-type="float" office:value="0.1" calcext:value-type="float">
              <text:p>0.1</text:p>
            </table:table-cell>
            <table:table-cell table:style-name="ce110" table:formula="of:=[.B238]" office:value-type="float" office:value="0.1" calcext:value-type="float">
              <text:p>0.1</text:p>
            </table:table-cell>
            <table:table-cell table:style-name="ce110" table:formula="of:=[.C238]" office:value-type="float" office:value="0.1" calcext:value-type="float">
              <text:p>0.1</text:p>
            </table:table-cell>
            <table:table-cell table:style-name="ce110" table:formula="of:=[.D238]" office:value-type="float" office:value="0.1" calcext:value-type="float">
              <text:p>0.1</text:p>
            </table:table-cell>
            <table:table-cell table:style-name="ce169" table:formula="of:=[.E238]" office:value-type="float" office:value="0.1" calcext:value-type="float">
              <text:p>0.1</text:p>
            </table:table-cell>
            <table:table-cell table:style-name="ce189"/>
            <table:table-cell table:style-name="Default" table:number-columns-repeated="1017"/>
          </table:table-row>
          <table:table-row table:style-name="ro3">
            <table:table-cell table:style-name="ce26" office:value-type="string" calcext:value-type="string">
              <text:p>New members this year</text:p>
            </table:table-cell>
            <table:table-cell table:style-name="ce74" table:formula="of:=[.B237]*[.B236]+[.B238]*[.B199]" office:value-type="float" office:value="1.4" calcext:value-type="float">
              <text:p>1</text:p>
            </table:table-cell>
            <table:table-cell table:style-name="ce116" table:formula="of:=[.C237]*([.C236]-[.B236])+[.C238]*[.C199]" office:value-type="float" office:value="2.6" calcext:value-type="float">
              <text:p>3</text:p>
            </table:table-cell>
            <table:table-cell table:style-name="ce116" table:formula="of:=[.D237]*([.D236]-[.C236])+[.D238]*[.D199]" office:value-type="float" office:value="7.9" calcext:value-type="float">
              <text:p>8</text:p>
            </table:table-cell>
            <table:table-cell table:style-name="ce116" table:formula="of:=[.E237]*([.E236]-[.D236])+[.E238]*[.E199]" office:value-type="float" office:value="27.1" calcext:value-type="float">
              <text:p>27</text:p>
            </table:table-cell>
            <table:table-cell table:style-name="ce175" table:formula="of:=[.F237]*([.F236]-[.E236])+[.F238]*[.F199]" office:value-type="float" office:value="41.5" calcext:value-type="float">
              <text:p>42</text:p>
            </table:table-cell>
            <table:table-cell table:style-name="ce189"/>
            <table:table-cell table:style-name="Default" table:number-columns-repeated="1017"/>
          </table:table-row>
          <table:table-row table:style-name="ro3">
            <table:table-cell table:style-name="ce26" office:value-type="string" calcext:value-type="string">
              <text:p>Total members</text:p>
            </table:table-cell>
            <table:table-cell table:style-name="ce75" table:formula="of:=[.B239]" office:value-type="float" office:value="1.4" calcext:value-type="float">
              <text:p>1.4</text:p>
            </table:table-cell>
            <table:table-cell table:style-name="ce116" table:formula="of:=[.C239]+[.B240]" office:value-type="float" office:value="4" calcext:value-type="float">
              <text:p>4</text:p>
            </table:table-cell>
            <table:table-cell table:style-name="ce116" table:formula="of:=[.D239]+[.C240]" office:value-type="float" office:value="11.9" calcext:value-type="float">
              <text:p>12</text:p>
            </table:table-cell>
            <table:table-cell table:style-name="ce116" table:formula="of:=[.E239]+[.D240]" office:value-type="float" office:value="39" calcext:value-type="float">
              <text:p>39</text:p>
            </table:table-cell>
            <table:table-cell table:style-name="ce175" table:formula="of:=[.F239]+[.E240]" office:value-type="float" office:value="80.5" calcext:value-type="float">
              <text:p>81</text:p>
            </table:table-cell>
            <table:table-cell table:style-name="ce189"/>
            <table:table-cell table:style-name="Default" table:number-columns-repeated="1017"/>
          </table:table-row>
          <table:table-row table:style-name="ro3">
            <table:table-cell table:style-name="ce27" office:value-type="string" calcext:value-type="string">
              <text:p>Average membership fee</text:p>
            </table:table-cell>
            <table:table-cell table:style-name="ce69" office:value-type="float" office:value="20" calcext:value-type="float">
              <text:p>20.00 €</text:p>
            </table:table-cell>
            <table:table-cell table:style-name="ce111" table:formula="of:=[.B241]" office:value-type="float" office:value="20" calcext:value-type="float">
              <text:p>20.00 €</text:p>
            </table:table-cell>
            <table:table-cell table:style-name="ce111" table:formula="of:=[.C241]" office:value-type="float" office:value="20" calcext:value-type="float">
              <text:p>20.00 €</text:p>
            </table:table-cell>
            <table:table-cell table:style-name="ce111" table:formula="of:=[.D241]" office:value-type="float" office:value="20" calcext:value-type="float">
              <text:p>20.00 €</text:p>
            </table:table-cell>
            <table:table-cell table:style-name="ce170" table:formula="of:=[.E241]" office:value-type="float" office:value="20" calcext:value-type="float">
              <text:p>20.00 €</text:p>
            </table:table-cell>
            <table:table-cell table:style-name="ce189"/>
            <table:table-cell table:style-name="Default" table:number-columns-repeated="1017"/>
          </table:table-row>
        </table:table-row-group>
        <table:table-row table:style-name="ro3">
          <table:table-cell table:style-name="ce25" office:value-type="string" calcext:value-type="string">
            <text:p>Donations</text:p>
          </table:table-cell>
          <table:table-cell table:style-name="ce70" table:formula="of:=[.B246]*[.B245]" office:value-type="float" office:value="1800" calcext:value-type="float">
            <text:p>1,800.00 €</text:p>
          </table:table-cell>
          <table:table-cell table:style-name="ce112" table:formula="of:=[.C246]*[.C245]" office:value-type="float" office:value="3200" calcext:value-type="float">
            <text:p>3,200.00 €</text:p>
          </table:table-cell>
          <table:table-cell table:style-name="ce112" table:formula="of:=[.D246]*[.D245]" office:value-type="float" office:value="12800" calcext:value-type="float">
            <text:p>12,800.00 €</text:p>
          </table:table-cell>
          <table:table-cell table:style-name="ce112" table:formula="of:=[.E246]*[.E245]" office:value-type="float" office:value="51200" calcext:value-type="float">
            <text:p>51,200.00 €</text:p>
          </table:table-cell>
          <table:table-cell table:style-name="ce171" table:formula="of:=[.F246]*[.F245]" office:value-type="float" office:value="80000" calcext:value-type="float">
            <text:p>80,000.00 €</text:p>
          </table:table-cell>
          <table:table-cell table:style-name="ce189" table:formula="of:=[.F242]/[.F247]" office:value-type="percentage" office:value="0.261771538889434" calcext:value-type="percentage">
            <text:p>26.18%</text:p>
          </table:table-cell>
          <table:table-cell table:style-name="Default" table:number-columns-repeated="1017"/>
        </table:table-row>
        <table:table-row-group>
          <table:table-row table:style-name="ro3">
            <table:table-cell table:style-name="ce26" office:value-type="string" calcext:value-type="string">
              <text:p>Downloads per book</text:p>
            </table:table-cell>
            <table:table-cell table:style-name="ce68" office:value-type="float" office:value="2000" calcext:value-type="float">
              <text:p>2000</text:p>
            </table:table-cell>
            <table:table-cell table:style-name="ce110" table:formula="of:=[.B243]" office:value-type="float" office:value="2000" calcext:value-type="float">
              <text:p>2000</text:p>
            </table:table-cell>
            <table:table-cell table:style-name="ce110" table:formula="of:=[.C243]" office:value-type="float" office:value="2000" calcext:value-type="float">
              <text:p>2000</text:p>
            </table:table-cell>
            <table:table-cell table:style-name="ce110" table:formula="of:=[.D243]" office:value-type="float" office:value="2000" calcext:value-type="float">
              <text:p>2000</text:p>
            </table:table-cell>
            <table:table-cell table:style-name="ce169" table:formula="of:=[.E243]" office:value-type="float" office:value="2000" calcext:value-type="float">
              <text:p>2000</text:p>
            </table:table-cell>
            <table:table-cell table:style-name="Default" table:number-columns-repeated="1018"/>
          </table:table-row>
          <table:table-row table:style-name="ro3">
            <table:table-cell table:style-name="ce26" office:value-type="string" calcext:value-type="string">
              <text:p>conversion download-&gt;donations</text:p>
            </table:table-cell>
            <table:table-cell table:style-name="ce73" office:value-type="percentage" office:value="0.001" calcext:value-type="percentage">
              <text:p>0.10%</text:p>
            </table:table-cell>
            <table:table-cell table:style-name="ce115" table:formula="of:=[.B244]" office:value-type="percentage" office:value="0.001" calcext:value-type="percentage">
              <text:p>0.10%</text:p>
            </table:table-cell>
            <table:table-cell table:style-name="ce115" table:formula="of:=[.C244]" office:value-type="percentage" office:value="0.001" calcext:value-type="percentage">
              <text:p>0.10%</text:p>
            </table:table-cell>
            <table:table-cell table:style-name="ce115" table:formula="of:=[.D244]" office:value-type="percentage" office:value="0.001" calcext:value-type="percentage">
              <text:p>0.10%</text:p>
            </table:table-cell>
            <table:table-cell table:style-name="ce174" table:formula="of:=[.E244]" office:value-type="percentage" office:value="0.001" calcext:value-type="percentage">
              <text:p>0.10%</text:p>
            </table:table-cell>
            <table:table-cell table:style-name="Default" table:number-columns-repeated="1018"/>
          </table:table-row>
          <table:table-row table:style-name="ro3">
            <table:table-cell table:style-name="ce26" office:value-type="string" calcext:value-type="string">
              <text:p>average donation</text:p>
            </table:table-cell>
            <table:table-cell table:style-name="ce71" office:value-type="float" office:value="100" calcext:value-type="float">
              <text:p>100.00 €</text:p>
            </table:table-cell>
            <table:table-cell table:style-name="ce113" table:formula="of:=[.B245]" office:value-type="float" office:value="100" calcext:value-type="float">
              <text:p>100.00 €</text:p>
            </table:table-cell>
            <table:table-cell table:style-name="ce113" table:formula="of:=[.C245]" office:value-type="float" office:value="100" calcext:value-type="float">
              <text:p>100.00 €</text:p>
            </table:table-cell>
            <table:table-cell table:style-name="ce113" table:formula="of:=[.D245]" office:value-type="float" office:value="100" calcext:value-type="float">
              <text:p>100.00 €</text:p>
            </table:table-cell>
            <table:table-cell table:style-name="ce173" table:formula="of:=[.E245]" office:value-type="float" office:value="100" calcext:value-type="float">
              <text:p>100.00 €</text:p>
            </table:table-cell>
            <table:table-cell table:style-name="Default" table:number-columns-repeated="1018"/>
          </table:table-row>
          <table:table-row table:style-name="ro3">
            <table:table-cell table:style-name="ce27" office:value-type="string" calcext:value-type="string">
              <text:p>donors</text:p>
            </table:table-cell>
            <table:table-cell table:style-name="ce59" table:formula="of:=[.B243]*[.B199]*[.B244]" office:value-type="float" office:value="18" calcext:value-type="float">
              <text:p>18</text:p>
            </table:table-cell>
            <table:table-cell table:style-name="ce102" table:formula="of:=[.C243]*[.C199]*[.C244]" office:value-type="float" office:value="32" calcext:value-type="float">
              <text:p>32</text:p>
            </table:table-cell>
            <table:table-cell table:style-name="ce102" table:formula="of:=[.D243]*[.D199]*[.D244]" office:value-type="float" office:value="128" calcext:value-type="float">
              <text:p>128</text:p>
            </table:table-cell>
            <table:table-cell table:style-name="ce102" table:formula="of:=[.E243]*[.E199]*[.E244]" office:value-type="float" office:value="512" calcext:value-type="float">
              <text:p>512</text:p>
            </table:table-cell>
            <table:table-cell table:style-name="ce167" table:formula="of:=[.F243]*[.F199]*[.F244]" office:value-type="float" office:value="800" calcext:value-type="float">
              <text:p>800</text:p>
            </table:table-cell>
            <table:table-cell table:style-name="Default" table:number-columns-repeated="1018"/>
          </table:table-row>
        </table:table-row-group>
        <table:table-row table:style-name="ro2">
          <table:table-cell table:style-name="ce28"/>
          <table:table-cell table:style-name="ce76" table:formula="of:=[.B225]+[.B228]+[.B231]+[.B235]+[.B242]" office:value-type="float" office:value="3628" calcext:value-type="float">
            <text:p>3,628.00 €</text:p>
          </table:table-cell>
          <table:table-cell table:style-name="ce117" table:formula="of:=[.C225]+[.C228]+[.C231]+[.C235]+[.C242]" office:value-type="float" office:value="6960" calcext:value-type="float">
            <text:p>6,960.00 €</text:p>
          </table:table-cell>
          <table:table-cell table:style-name="ce117" table:formula="of:=[.D225]+[.D228]+[.D231]+[.D235]+[.D242]" office:value-type="float" office:value="29678" calcext:value-type="float">
            <text:p>29,678.00 €</text:p>
          </table:table-cell>
          <table:table-cell table:style-name="ce117" table:formula="of:=[.E225]+[.E228]+[.E231]+[.E235]+[.E242]" office:value-type="float" office:value="222220" calcext:value-type="float">
            <text:p>222,220.00 €</text:p>
          </table:table-cell>
          <table:table-cell table:style-name="ce176" table:formula="of:=[.F225]+[.F228]+[.F231]+[.F235]+[.F242]" office:value-type="float" office:value="305610" calcext:value-type="float">
            <text:p>305,610.00 €</text:p>
          </table:table-cell>
          <table:table-cell table:style-name="ce190" table:formula="of:=SUM([.G225:.G242])" office:value-type="percentage" office:value="1" calcext:value-type="percentage">
            <text:p>100.00%</text:p>
          </table:table-cell>
          <table:table-cell table:style-name="ce191" table:number-columns-repeated="1017"/>
        </table:table-row>
        <table:table-row table:style-name="ro2">
          <table:table-cell table:style-name="Default" table:number-columns-repeated="7"/>
          <table:table-cell table:style-name="ce192" table:number-columns-repeated="2"/>
          <table:table-cell table:style-name="Default" table:number-columns-repeated="1015"/>
        </table:table-row>
        <table:table-row table:style-name="ro2">
          <table:table-cell table:style-name="Default" table:number-columns-repeated="1024"/>
        </table:table-row>
        <table:table-row table:style-name="ro6">
          <table:table-cell table:style-name="ce24" office:value-type="string" calcext:value-type="string">
            <text:p>Costs <text:s/></text:p>
          </table:table-cell>
          <table:table-cell table:style-name="ce66" office:value-type="string" calcext:value-type="string">
            <text:p>Basis personnel</text:p>
          </table:table-cell>
          <table:table-cell table:style-name="ce118" office:value-type="string" calcext:value-type="string">
            <text:p>Basis hours / unit</text:p>
          </table:table-cell>
          <table:table-cell table:style-name="ce66" office:value-type="string" calcext:value-type="string">
            <text:p>Basis Days / Y1</text:p>
          </table:table-cell>
          <table:table-cell table:style-name="ce108" office:value-type="string" calcext:value-type="string">
            <text:p>Basis days / Y2</text:p>
          </table:table-cell>
          <table:table-cell table:style-name="ce108" office:value-type="string" calcext:value-type="string">
            <text:p>Basis days / Y3</text:p>
          </table:table-cell>
          <table:table-cell table:style-name="ce108" office:value-type="string" calcext:value-type="string">
            <text:p>Basis days / Y4</text:p>
          </table:table-cell>
          <table:table-cell table:style-name="ce118" office:value-type="string" calcext:value-type="string">
            <text:p>Basis days / Y5</text:p>
          </table:table-cell>
          <table:table-cell table:style-name="ce118" office:value-type="string" calcext:value-type="string">
            <text:p>Basis item</text:p>
          </table:table-cell>
          <table:table-cell table:style-name="ce197" office:value-type="string" calcext:value-type="string">
            <text:p>Basis </text:p>
            <text:p>€ / month</text:p>
          </table:table-cell>
          <table:table-cell table:style-name="ce205" office:value-type="string" calcext:value-type="string">
            <text:p>Basis </text:p>
            <text:p>€  / year</text:p>
          </table:table-cell>
          <table:table-cell table:style-name="ce213" office:value-type="string" calcext:value-type="string">
            <text:p>Costs Y1</text:p>
          </table:table-cell>
          <table:table-cell table:style-name="ce218" office:value-type="string" calcext:value-type="string">
            <text:p>Costs Y2</text:p>
          </table:table-cell>
          <table:table-cell table:style-name="ce218" office:value-type="string" calcext:value-type="string">
            <text:p>Costs Y3</text:p>
          </table:table-cell>
          <table:table-cell table:style-name="ce218" office:value-type="string" calcext:value-type="string">
            <text:p>Costs Y4</text:p>
          </table:table-cell>
          <table:table-cell table:style-name="ce221" office:value-type="string" calcext:value-type="string">
            <text:p>Costs Y5</text:p>
          </table:table-cell>
          <table:table-cell table:style-name="ce224" office:value-type="string" calcext:value-type="string">
            <text:p>Forward projection</text:p>
          </table:table-cell>
          <table:table-cell table:style-name="Default" table:number-columns-repeated="1007"/>
        </table:table-row>
        <table:table-row table:style-name="ro3">
          <table:table-cell table:style-name="ce25" office:value-type="string" calcext:value-type="string">
            <text:p>Variable costs</text:p>
          </table:table-cell>
          <table:table-cell table:style-name="ce77"/>
          <table:table-cell table:style-name="ce119"/>
          <table:table-cell table:style-name="ce77"/>
          <table:table-cell table:style-name="ce157" table:number-columns-repeated="3"/>
          <table:table-cell table:style-name="ce119" table:number-columns-repeated="2"/>
          <table:table-cell table:style-name="ce198"/>
          <table:table-cell table:style-name="ce206"/>
          <table:table-cell table:style-name="ce70" table:formula="of:=SUM([.L252:.L266])" office:value-type="float" office:value="1178.09683333333" calcext:value-type="float">
            <text:p>1,178.10 €</text:p>
          </table:table-cell>
          <table:table-cell table:style-name="ce112" table:formula="of:=SUM([.M252:.M266])" office:value-type="float" office:value="2045.687635" calcext:value-type="float">
            <text:p>2,045.69 €</text:p>
          </table:table-cell>
          <table:table-cell table:style-name="ce112" table:formula="of:=SUM([.N252:.N266])" office:value-type="float" office:value="7769.98226815" calcext:value-type="float">
            <text:p>7,769.98 €</text:p>
          </table:table-cell>
          <table:table-cell table:style-name="ce112" table:formula="of:=SUM([.O252:.O266])" office:value-type="float" office:value="43302.9642769661" calcext:value-type="float">
            <text:p>43,302.96 €</text:p>
          </table:table-cell>
          <table:table-cell table:style-name="ce171" table:formula="of:=SUM([.P252:.P266])" office:value-type="float" office:value="57924.2339968813" calcext:value-type="float">
            <text:p>57,924.23 €</text:p>
          </table:table-cell>
          <table:table-cell table:style-name="ce225"/>
          <table:table-cell table:style-name="Default" table:number-columns-repeated="1007"/>
        </table:table-row>
        <table:table-row-group>
          <table:table-row table:style-name="ro3">
            <table:table-cell table:style-name="ce26" office:value-type="string" calcext:value-type="string">
              <text:p>finalization print; marketing (per book)</text:p>
            </table:table-cell>
            <table:table-cell table:style-name="ce68" office:value-type="string" calcext:value-type="string">
              <text:p>Scientist</text:p>
            </table:table-cell>
            <table:table-cell table:style-name="ce120" office:value-type="float" office:value="1" calcext:value-type="float">
              <text:p>1.00 h</text:p>
            </table:table-cell>
            <table:table-cell table:style-name="ce142" table:formula="of:=([.$C252]*[.B$199])/8" office:value-type="float" office:value="1.125" calcext:value-type="float">
              <text:p>1.13 Tage</text:p>
            </table:table-cell>
            <table:table-cell table:style-name="ce158" table:formula="of:=([.$C252]*[.C$199])/8" office:value-type="float" office:value="2" calcext:value-type="float">
              <text:p>2.00 Tage</text:p>
            </table:table-cell>
            <table:table-cell table:style-name="ce158" table:formula="of:=([.$C252]*[.D$199])/8" office:value-type="float" office:value="8" calcext:value-type="float">
              <text:p>8.00 Tage</text:p>
            </table:table-cell>
            <table:table-cell table:style-name="ce158" table:formula="of:=([.$C252]*[.E$199])/8" office:value-type="float" office:value="32" calcext:value-type="float">
              <text:p>32.00 Tage</text:p>
            </table:table-cell>
            <table:table-cell table:style-name="ce193" table:formula="of:=([.$C252]*[.F$199])/8" office:value-type="float" office:value="50" calcext:value-type="float">
              <text:p>50.00 Tage</text:p>
            </table:table-cell>
            <table:table-cell table:style-name="ce193"/>
            <table:table-cell table:style-name="ce199"/>
            <table:table-cell table:style-name="ce207"/>
            <table:table-cell table:style-name="ce214" table:formula="of:=SUMIF([.$C$204:.$E$204];[.$B252];[.$C$216:.$E$216])*[.$D252]" office:value-type="float" office:value="370.8" calcext:value-type="float">
              <text:p>370.80 €</text:p>
            </table:table-cell>
            <table:table-cell table:style-name="ce104" table:formula="of:=SUMIF([.$C$204:.$E$204];[.$B252];[.$C$217:.$E$217])*[.$E252]" office:value-type="float" office:value="678.976" calcext:value-type="float">
              <text:p>678.98 €</text:p>
            </table:table-cell>
            <table:table-cell table:style-name="ce104" table:formula="of:=SUMIF([.$C$204:.$E$204];[.$B252];[.$C$218:.$E$218])*[.$F252]" office:value-type="float" office:value="2797.38112" calcext:value-type="float">
              <text:p>2,797.38 €</text:p>
            </table:table-cell>
            <table:table-cell table:style-name="ce104" table:formula="of:=SUMIF([.$C$204:.$E$204];[.$B252];[.$C$219:.$E$219])*[.$G252]" office:value-type="float" office:value="11525.2102144" calcext:value-type="float">
              <text:p>11,525.21 €</text:p>
            </table:table-cell>
            <table:table-cell table:style-name="ce153" table:formula="of:=SUMIF([.$C$204:.$E$204];[.$B252];[.$C$220:.$E$220])*[.$H252]" office:value-type="float" office:value="18548.3851888" calcext:value-type="float">
              <text:p>18,548.39 €</text:p>
            </table:table-cell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Upload PoD (per book)</text:p>
            </table:table-cell>
            <table:table-cell table:style-name="ce68" office:value-type="string" calcext:value-type="string">
              <text:p>Assistant</text:p>
            </table:table-cell>
            <table:table-cell table:style-name="ce120" office:value-type="float" office:value="1" calcext:value-type="float">
              <text:p>1.00 h</text:p>
            </table:table-cell>
            <table:table-cell table:style-name="ce142" table:formula="of:=([.$C253]*[.B$199])/8" office:value-type="float" office:value="1.125" calcext:value-type="float">
              <text:p>1.13 Tage</text:p>
            </table:table-cell>
            <table:table-cell table:style-name="ce158" table:formula="of:=([.$C253]*[.C$199])/8" office:value-type="float" office:value="2" calcext:value-type="float">
              <text:p>2.00 Tage</text:p>
            </table:table-cell>
            <table:table-cell table:style-name="ce158" table:formula="of:=([.$C253]*[.D$199])/8" office:value-type="float" office:value="8" calcext:value-type="float">
              <text:p>8.00 Tage</text:p>
            </table:table-cell>
            <table:table-cell table:style-name="ce158" table:formula="of:=([.$C253]*[.E$199])/8" office:value-type="float" office:value="32" calcext:value-type="float">
              <text:p>32.00 Tage</text:p>
            </table:table-cell>
            <table:table-cell table:style-name="ce193" table:formula="of:=([.$C253]*[.F$199])/8" office:value-type="float" office:value="50" calcext:value-type="float">
              <text:p>50.00 Tage</text:p>
            </table:table-cell>
            <table:table-cell table:style-name="ce193"/>
            <table:table-cell table:style-name="ce199"/>
            <table:table-cell table:style-name="ce207"/>
            <table:table-cell table:style-name="ce214" table:formula="of:=SUMIF([.$C$204:.$E$204];[.$B253];[.$C$216:.$E$216])*[.$D253]" office:value-type="float" office:value="146.25" calcext:value-type="float">
              <text:p>146.25 €</text:p>
            </table:table-cell>
            <table:table-cell table:style-name="ce104" table:formula="of:=SUMIF([.$C$204:.$E$204];[.$B253];[.$C$217:.$E$217])*[.$E253]" office:value-type="float" office:value="267.8" calcext:value-type="float">
              <text:p>267.80 €</text:p>
            </table:table-cell>
            <table:table-cell table:style-name="ce104" table:formula="of:=SUMIF([.$C$204:.$E$204];[.$B253];[.$C$218:.$E$218])*[.$F253]" office:value-type="float" office:value="1103.336" calcext:value-type="float">
              <text:p>1,103.34 €</text:p>
            </table:table-cell>
            <table:table-cell table:style-name="ce104" table:formula="of:=SUMIF([.$C$204:.$E$204];[.$B253];[.$C$219:.$E$219])*[.$G253]" office:value-type="float" office:value="4545.74432" calcext:value-type="float">
              <text:p>4,545.74 €</text:p>
            </table:table-cell>
            <table:table-cell table:style-name="ce153" table:formula="of:=SUMIF([.$C$204:.$E$204];[.$B253];[.$C$220:.$E$220])*[.$H253]" office:value-type="float" office:value="7315.807265" calcext:value-type="float">
              <text:p>7,315.81 €</text:p>
            </table:table-cell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Coordination PoD service providers (per year)</text:p>
            </table:table-cell>
            <table:table-cell table:style-name="ce68" office:value-type="string" calcext:value-type="string">
              <text:p>Scientist</text:p>
            </table:table-cell>
            <table:table-cell table:style-name="ce120" office:value-type="float" office:value="1" calcext:value-type="float">
              <text:p>1.00 h</text:p>
            </table:table-cell>
            <table:table-cell table:style-name="ce142" table:formula="of:=[.$C254]/8" office:value-type="float" office:value="0.125" calcext:value-type="float">
              <text:p>0.13 Tage</text:p>
            </table:table-cell>
            <table:table-cell table:style-name="ce158" table:formula="of:=[.$C254]/8" office:value-type="float" office:value="0.125" calcext:value-type="float">
              <text:p>0.13 Tage</text:p>
            </table:table-cell>
            <table:table-cell table:style-name="ce158" table:formula="of:=[.$C254]/8" office:value-type="float" office:value="0.125" calcext:value-type="float">
              <text:p>0.13 Tage</text:p>
            </table:table-cell>
            <table:table-cell table:style-name="ce158" table:formula="of:=[.$C254]/8" office:value-type="float" office:value="0.125" calcext:value-type="float">
              <text:p>0.13 Tage</text:p>
            </table:table-cell>
            <table:table-cell table:style-name="ce193" table:formula="of:=[.$C254]/8" office:value-type="float" office:value="0.125" calcext:value-type="float">
              <text:p>0.13 Tage</text:p>
            </table:table-cell>
            <table:table-cell table:style-name="ce193"/>
            <table:table-cell table:style-name="ce199"/>
            <table:table-cell table:style-name="ce207"/>
            <table:table-cell table:style-name="ce214" table:formula="of:=SUMIF([.$C$204:.$E$204];[.$B254];[.$C$216:.$E$216])*[.$D254]" office:value-type="float" office:value="41.2" calcext:value-type="float">
              <text:p>41.20 €</text:p>
            </table:table-cell>
            <table:table-cell table:style-name="ce104" table:formula="of:=SUMIF([.$C$204:.$E$204];[.$B254];[.$C$217:.$E$217])*[.$E254]" office:value-type="float" office:value="42.436" calcext:value-type="float">
              <text:p>42.44 €</text:p>
            </table:table-cell>
            <table:table-cell table:style-name="ce104" table:formula="of:=SUMIF([.$C$204:.$E$204];[.$B254];[.$C$218:.$E$218])*[.$F254]" office:value-type="float" office:value="43.70908" calcext:value-type="float">
              <text:p>43.71 €</text:p>
            </table:table-cell>
            <table:table-cell table:style-name="ce104" table:formula="of:=SUMIF([.$C$204:.$E$204];[.$B254];[.$C$219:.$E$219])*[.$G254]" office:value-type="float" office:value="45.0203524" calcext:value-type="float">
              <text:p>45.02 €</text:p>
            </table:table-cell>
            <table:table-cell table:style-name="ce153" table:formula="of:=SUMIF([.$C$204:.$E$204];[.$B254];[.$C$220:.$E$220])*[.$H254]" office:value-type="float" office:value="46.370962972" calcext:value-type="float">
              <text:p>46.37 €</text:p>
            </table:table-cell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Coordination university library (per year)</text:p>
            </table:table-cell>
            <table:table-cell table:style-name="ce68" office:value-type="string" calcext:value-type="string">
              <text:p>Scientist</text:p>
            </table:table-cell>
            <table:table-cell table:style-name="ce120" office:value-type="float" office:value="1" calcext:value-type="float">
              <text:p>1.00 h</text:p>
            </table:table-cell>
            <table:table-cell table:style-name="ce142" table:formula="of:=[.$C255]/8" office:value-type="float" office:value="0.125" calcext:value-type="float">
              <text:p>0.13 Tage</text:p>
            </table:table-cell>
            <table:table-cell table:style-name="ce158" table:formula="of:=[.$C255]/8" office:value-type="float" office:value="0.125" calcext:value-type="float">
              <text:p>0.13 Tage</text:p>
            </table:table-cell>
            <table:table-cell table:style-name="ce158" table:formula="of:=[.$C255]/8" office:value-type="float" office:value="0.125" calcext:value-type="float">
              <text:p>0.13 Tage</text:p>
            </table:table-cell>
            <table:table-cell table:style-name="ce158" table:formula="of:=[.$C255]/8" office:value-type="float" office:value="0.125" calcext:value-type="float">
              <text:p>0.13 Tage</text:p>
            </table:table-cell>
            <table:table-cell table:style-name="ce193" table:formula="of:=[.$C255]/8" office:value-type="float" office:value="0.125" calcext:value-type="float">
              <text:p>0.13 Tage</text:p>
            </table:table-cell>
            <table:table-cell table:style-name="ce193"/>
            <table:table-cell table:style-name="ce199"/>
            <table:table-cell table:style-name="ce207"/>
            <table:table-cell table:style-name="ce214" table:formula="of:=SUMIF([.$C$204:.$E$204];[.$B255];[.$C$216:.$E$216])*[.$D255]" office:value-type="float" office:value="41.2" calcext:value-type="float">
              <text:p>41.20 €</text:p>
            </table:table-cell>
            <table:table-cell table:style-name="ce104" table:formula="of:=SUMIF([.$C$204:.$E$204];[.$B255];[.$C$217:.$E$217])*[.$E255]" office:value-type="float" office:value="42.436" calcext:value-type="float">
              <text:p>42.44 €</text:p>
            </table:table-cell>
            <table:table-cell table:style-name="ce104" table:formula="of:=SUMIF([.$C$204:.$E$204];[.$B255];[.$C$218:.$E$218])*[.$F255]" office:value-type="float" office:value="43.70908" calcext:value-type="float">
              <text:p>43.71 €</text:p>
            </table:table-cell>
            <table:table-cell table:style-name="ce104" table:formula="of:=SUMIF([.$C$204:.$E$204];[.$B255];[.$C$219:.$E$219])*[.$G255]" office:value-type="float" office:value="45.0203524" calcext:value-type="float">
              <text:p>45.02 €</text:p>
            </table:table-cell>
            <table:table-cell table:style-name="ce153" table:formula="of:=SUMIF([.$C$204:.$E$204];[.$B255];[.$C$220:.$E$220])*[.$H255]" office:value-type="float" office:value="46.370962972" calcext:value-type="float">
              <text:p>46.37 €</text:p>
            </table:table-cell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Author support (per book)</text:p>
            </table:table-cell>
            <table:table-cell table:style-name="ce68" office:value-type="string" calcext:value-type="string">
              <text:p>Scientist</text:p>
            </table:table-cell>
            <table:table-cell table:style-name="ce121" office:value-type="float" office:value="1" calcext:value-type="float">
              <text:p>1.00 h</text:p>
            </table:table-cell>
            <table:table-cell table:style-name="ce142" table:formula="of:=[.$C$256]/8*[.B$199]" office:value-type="float" office:value="1.125" calcext:value-type="float">
              <text:p>1.13 Tage</text:p>
            </table:table-cell>
            <table:table-cell table:style-name="ce158" table:formula="of:=[.$C$256]/8*[.C$199]" office:value-type="float" office:value="2" calcext:value-type="float">
              <text:p>2.00 Tage</text:p>
            </table:table-cell>
            <table:table-cell table:style-name="ce158" table:formula="of:=[.$C$256]/8*[.D$199]" office:value-type="float" office:value="8" calcext:value-type="float">
              <text:p>8.00 Tage</text:p>
            </table:table-cell>
            <table:table-cell table:style-name="ce158" table:formula="of:=[.$C$256]/8*[.E$199]" office:value-type="float" office:value="32" calcext:value-type="float">
              <text:p>32.00 Tage</text:p>
            </table:table-cell>
            <table:table-cell table:style-name="ce193" table:formula="of:=[.$C$256]/8*[.F$199]" office:value-type="float" office:value="50" calcext:value-type="float">
              <text:p>50.00 Tage</text:p>
            </table:table-cell>
            <table:table-cell table:style-name="ce193"/>
            <table:table-cell table:style-name="ce199"/>
            <table:table-cell table:style-name="ce207"/>
            <table:table-cell table:style-name="ce214" table:formula="of:=SUMIF([.$C$204:.$E$204];[.$B256];[.$C$216:.$E$216])*[.$D256]" office:value-type="float" office:value="370.8" calcext:value-type="float">
              <text:p>370.80 €</text:p>
            </table:table-cell>
            <table:table-cell table:style-name="ce104" table:formula="of:=SUMIF([.$C$204:.$E$204];[.$B256];[.$C$217:.$E$217])*[.$E256]" office:value-type="float" office:value="678.976" calcext:value-type="float">
              <text:p>678.98 €</text:p>
            </table:table-cell>
            <table:table-cell table:style-name="ce104" table:formula="of:=SUMIF([.$C$204:.$E$204];[.$B256];[.$C$218:.$E$218])*[.$F256]" office:value-type="float" office:value="2797.38112" calcext:value-type="float">
              <text:p>2,797.38 €</text:p>
            </table:table-cell>
            <table:table-cell table:style-name="ce104" table:formula="of:=SUMIF([.$C$204:.$E$204];[.$B256];[.$C$219:.$E$219])*[.$G256]" office:value-type="float" office:value="11525.2102144" calcext:value-type="float">
              <text:p>11,525.21 €</text:p>
            </table:table-cell>
            <table:table-cell table:style-name="ce153" table:formula="of:=SUMIF([.$C$204:.$E$204];[.$B256];[.$C$220:.$E$220])*[.$H256]" office:value-type="float" office:value="18548.3851888" calcext:value-type="float">
              <text:p>18,548.39 €</text:p>
            </table:table-cell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Series editor supper (per series)</text:p>
            </table:table-cell>
            <table:table-cell table:style-name="ce68" office:value-type="string" calcext:value-type="string">
              <text:p>Scientist</text:p>
            </table:table-cell>
            <table:table-cell table:style-name="ce121" office:value-type="float" office:value="1" calcext:value-type="float">
              <text:p>1.00 h</text:p>
            </table:table-cell>
            <table:table-cell table:style-name="ce142" table:formula="of:=[.$C$257]*[.B$198]/8" office:value-type="float" office:value="0.375" calcext:value-type="float">
              <text:p>0.38 Tage</text:p>
            </table:table-cell>
            <table:table-cell table:style-name="ce158" table:formula="of:=[.$C$257]*[.C$198]/8" office:value-type="float" office:value="0.5" calcext:value-type="float">
              <text:p>0.50 Tage</text:p>
            </table:table-cell>
            <table:table-cell table:style-name="ce158" table:formula="of:=[.$C$257]*[.D$198]/8" office:value-type="float" office:value="1" calcext:value-type="float">
              <text:p>1.00 Tage</text:p>
            </table:table-cell>
            <table:table-cell table:style-name="ce158" table:formula="of:=[.$C$257]*[.E$198]/8" office:value-type="float" office:value="2" calcext:value-type="float">
              <text:p>2.00 Tage</text:p>
            </table:table-cell>
            <table:table-cell table:style-name="ce193" table:formula="of:=[.$C$257]*[.F$198]/8" office:value-type="float" office:value="2.5" calcext:value-type="float">
              <text:p>2.50 Tage</text:p>
            </table:table-cell>
            <table:table-cell table:style-name="ce193"/>
            <table:table-cell table:style-name="ce199"/>
            <table:table-cell table:style-name="ce207"/>
            <table:table-cell table:style-name="ce214" table:formula="of:=SUMIF([.$C$204:.$E$204];[.$B257];[.$C$216:.$E$216])*[.$D257]" office:value-type="float" office:value="123.6" calcext:value-type="float">
              <text:p>123.60 €</text:p>
            </table:table-cell>
            <table:table-cell table:style-name="ce104" table:formula="of:=SUMIF([.$C$204:.$E$204];[.$B257];[.$C$217:.$E$217])*[.$E257]" office:value-type="float" office:value="169.744" calcext:value-type="float">
              <text:p>169.74 €</text:p>
            </table:table-cell>
            <table:table-cell table:style-name="ce104" table:formula="of:=SUMIF([.$C$204:.$E$204];[.$B257];[.$C$218:.$E$218])*[.$F257]" office:value-type="float" office:value="349.67264" calcext:value-type="float">
              <text:p>349.67 €</text:p>
            </table:table-cell>
            <table:table-cell table:style-name="ce104" table:formula="of:=SUMIF([.$C$204:.$E$204];[.$B257];[.$C$219:.$E$219])*[.$G257]" office:value-type="float" office:value="720.3256384" calcext:value-type="float">
              <text:p>720.33 €</text:p>
            </table:table-cell>
            <table:table-cell table:style-name="ce153" table:formula="of:=SUMIF([.$C$204:.$E$204];[.$B257];[.$C$220:.$E$220])*[.$H257]" office:value-type="float" office:value="927.41925944" calcext:value-type="float">
              <text:p>927.42 €</text:p>
            </table:table-cell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Acquisition of a new institutional member</text:p>
            </table:table-cell>
            <table:table-cell table:style-name="ce68" office:value-type="string" calcext:value-type="string">
              <text:p>Scientist</text:p>
            </table:table-cell>
            <table:table-cell table:style-name="ce120" office:value-type="float" office:value="1" calcext:value-type="float">
              <text:p>1.00 h</text:p>
            </table:table-cell>
            <table:table-cell table:style-name="ce142" table:formula="of:=[.$C$258]*[.B$233]/8" office:value-type="float" office:value="0" calcext:value-type="float">
              <text:p>0.00 Tage</text:p>
            </table:table-cell>
            <table:table-cell table:style-name="ce158" table:formula="of:=[.$C$258]*[.C$233]/8" office:value-type="float" office:value="0" calcext:value-type="float">
              <text:p>0.00 Tage</text:p>
            </table:table-cell>
            <table:table-cell table:style-name="ce158" table:formula="of:=[.$C$258]*[.D$233]/8" office:value-type="float" office:value="0" calcext:value-type="float">
              <text:p>0.00 Tage</text:p>
            </table:table-cell>
            <table:table-cell table:style-name="ce158" table:formula="of:=[.$C$258]*[.E$233]/8" office:value-type="float" office:value="12" calcext:value-type="float">
              <text:p>12.00 Tage</text:p>
            </table:table-cell>
            <table:table-cell table:style-name="ce193" table:formula="of:=[.$C$258]*[.F$233]/8" office:value-type="float" office:value="0" calcext:value-type="float">
              <text:p>0.00 Tage</text:p>
            </table:table-cell>
            <table:table-cell table:style-name="ce193"/>
            <table:table-cell table:style-name="ce199"/>
            <table:table-cell table:style-name="ce207"/>
            <table:table-cell table:style-name="ce214" table:formula="of:=SUMIF([.$C$204:.$E$204];[.$B258];[.$C$216:.$E$216])*[.$D258]" office:value-type="float" office:value="0" calcext:value-type="float">
              <text:p>0.00 €</text:p>
            </table:table-cell>
            <table:table-cell table:style-name="ce104" table:formula="of:=SUMIF([.$C$204:.$E$204];[.$B258];[.$C$217:.$E$217])*[.$E258]" office:value-type="float" office:value="0" calcext:value-type="float">
              <text:p>0.00 €</text:p>
            </table:table-cell>
            <table:table-cell table:style-name="ce104" table:formula="of:=SUMIF([.$C$204:.$E$204];[.$B258];[.$C$218:.$E$218])*[.$F258]" office:value-type="float" office:value="0" calcext:value-type="float">
              <text:p>0.00 €</text:p>
            </table:table-cell>
            <table:table-cell table:style-name="ce104" table:formula="of:=SUMIF([.$C$204:.$E$204];[.$B258];[.$C$219:.$E$219])*[.$G258]" office:value-type="float" office:value="4321.9538304" calcext:value-type="float">
              <text:p>4,321.95 €</text:p>
            </table:table-cell>
            <table:table-cell table:style-name="ce153" table:formula="of:=SUMIF([.$C$204:.$E$204];[.$B258];[.$C$220:.$E$220])*[.$H258]" office:value-type="float" office:value="0" calcext:value-type="float">
              <text:p>0.00 €</text:p>
            </table:table-cell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Liaising institutional member (per year)</text:p>
            </table:table-cell>
            <table:table-cell table:style-name="ce68" office:value-type="string" calcext:value-type="string">
              <text:p>Scientist</text:p>
            </table:table-cell>
            <table:table-cell table:style-name="ce120" office:value-type="float" office:value="1" calcext:value-type="float">
              <text:p>1.00 h</text:p>
            </table:table-cell>
            <table:table-cell table:style-name="ce142" table:formula="of:=[.$C$259]*[.B$234]/8" office:value-type="float" office:value="0" calcext:value-type="float">
              <text:p>0.00 Tage</text:p>
            </table:table-cell>
            <table:table-cell table:style-name="ce158" table:formula="of:=[.$C$259]*[.C$234]/8" office:value-type="float" office:value="0" calcext:value-type="float">
              <text:p>0.00 Tage</text:p>
            </table:table-cell>
            <table:table-cell table:style-name="ce158" table:formula="of:=[.$C$259]*[.D$234]/8" office:value-type="float" office:value="0" calcext:value-type="float">
              <text:p>0.00 Tage</text:p>
            </table:table-cell>
            <table:table-cell table:style-name="ce158" table:formula="of:=[.$C$259]*[.E$234]/8" office:value-type="float" office:value="12" calcext:value-type="float">
              <text:p>12.00 Tage</text:p>
            </table:table-cell>
            <table:table-cell table:style-name="ce193" table:formula="of:=[.$C$259]*[.F$234]/8" office:value-type="float" office:value="12" calcext:value-type="float">
              <text:p>12.00 Tage</text:p>
            </table:table-cell>
            <table:table-cell table:style-name="ce193"/>
            <table:table-cell table:style-name="ce199"/>
            <table:table-cell table:style-name="ce207"/>
            <table:table-cell table:style-name="ce214" table:formula="of:=SUMIF([.$C$204:.$E$204];[.$B259];[.$C$216:.$E$216])*[.$D259]" office:value-type="float" office:value="0" calcext:value-type="float">
              <text:p>0.00 €</text:p>
            </table:table-cell>
            <table:table-cell table:style-name="ce104" table:formula="of:=SUMIF([.$C$204:.$E$204];[.$B259];[.$C$217:.$E$217])*[.$E259]" office:value-type="float" office:value="0" calcext:value-type="float">
              <text:p>0.00 €</text:p>
            </table:table-cell>
            <table:table-cell table:style-name="ce104" table:formula="of:=SUMIF([.$C$204:.$E$204];[.$B259];[.$C$218:.$E$218])*[.$F259]" office:value-type="float" office:value="0" calcext:value-type="float">
              <text:p>0.00 €</text:p>
            </table:table-cell>
            <table:table-cell table:style-name="ce104" table:formula="of:=SUMIF([.$C$204:.$E$204];[.$B259];[.$C$219:.$E$219])*[.$G259]" office:value-type="float" office:value="4321.9538304" calcext:value-type="float">
              <text:p>4,321.95 €</text:p>
            </table:table-cell>
            <table:table-cell table:style-name="ce153" table:formula="of:=SUMIF([.$C$204:.$E$204];[.$B259];[.$C$220:.$E$220])*[.$H259]" office:value-type="float" office:value="4451.612445312" calcext:value-type="float">
              <text:p>4,451.61 €</text:p>
            </table:table-cell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Institutional member admin (per year)</text:p>
            </table:table-cell>
            <table:table-cell table:style-name="ce68" office:value-type="string" calcext:value-type="string">
              <text:p>Clerk</text:p>
            </table:table-cell>
            <table:table-cell table:style-name="ce120" office:value-type="float" office:value="1" calcext:value-type="float">
              <text:p>1.00 h</text:p>
            </table:table-cell>
            <table:table-cell table:style-name="ce142" table:formula="of:=[.$C$260]*[.B234]/8" office:value-type="float" office:value="0" calcext:value-type="float">
              <text:p>0.00 Tage</text:p>
            </table:table-cell>
            <table:table-cell table:style-name="ce158" table:formula="of:=[.$C$260]*[.C234]/8" office:value-type="float" office:value="0" calcext:value-type="float">
              <text:p>0.00 Tage</text:p>
            </table:table-cell>
            <table:table-cell table:style-name="ce158" table:formula="of:=[.$C$260]*[.D234]/8" office:value-type="float" office:value="0" calcext:value-type="float">
              <text:p>0.00 Tage</text:p>
            </table:table-cell>
            <table:table-cell table:style-name="ce158" table:formula="of:=[.$C$260]*[.E234]/8" office:value-type="float" office:value="12" calcext:value-type="float">
              <text:p>12.00 Tage</text:p>
            </table:table-cell>
            <table:table-cell table:style-name="ce193" table:formula="of:=[.$C$260]*[.F234]/8" office:value-type="float" office:value="12" calcext:value-type="float">
              <text:p>12.00 Tage</text:p>
            </table:table-cell>
            <table:table-cell table:style-name="ce193"/>
            <table:table-cell table:style-name="ce199"/>
            <table:table-cell table:style-name="ce207"/>
            <table:table-cell table:style-name="ce214" table:formula="of:=SUMIF([.$C$204:.$E$204];[.$B260];[.$C$216:.$E$216])*[.$D260]" office:value-type="float" office:value="0" calcext:value-type="float">
              <text:p>0.00 €</text:p>
            </table:table-cell>
            <table:table-cell table:style-name="ce104" table:formula="of:=SUMIF([.$C$204:.$E$204];[.$B260];[.$C$217:.$E$217])*[.$E260]" office:value-type="float" office:value="0" calcext:value-type="float">
              <text:p>0.00 €</text:p>
            </table:table-cell>
            <table:table-cell table:style-name="ce104" table:formula="of:=SUMIF([.$C$204:.$E$204];[.$B260];[.$C$218:.$E$218])*[.$F260]" office:value-type="float" office:value="0" calcext:value-type="float">
              <text:p>0.00 €</text:p>
            </table:table-cell>
            <table:table-cell table:style-name="ce104" table:formula="of:=SUMIF([.$C$204:.$E$204];[.$B260];[.$C$219:.$E$219])*[.$G260]" office:value-type="float" office:value="3731.8812504" calcext:value-type="float">
              <text:p>3,731.88 €</text:p>
            </table:table-cell>
            <table:table-cell table:style-name="ce153" table:formula="of:=SUMIF([.$C$204:.$E$204];[.$B260];[.$C$220:.$E$220])*[.$H260]" office:value-type="float" office:value="3843.837687912" calcext:value-type="float">
              <text:p>3,843.84 €</text:p>
            </table:table-cell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Acquisition new individual member</text:p>
            </table:table-cell>
            <table:table-cell table:style-name="ce68" office:value-type="string" calcext:value-type="string">
              <text:p>Scientist</text:p>
            </table:table-cell>
            <table:table-cell table:style-name="ce120" table:formula="of:=1/60" office:value-type="float" office:value="0.0166666666666667" calcext:value-type="float">
              <text:p>0.02 h</text:p>
            </table:table-cell>
            <table:table-cell table:style-name="ce142" table:formula="of:=[.$C$261]*[.B239]/8" office:value-type="float" office:value="0.00291666666666667" calcext:value-type="float">
              <text:p>0.00 Tage</text:p>
            </table:table-cell>
            <table:table-cell table:style-name="ce158" table:formula="of:=[.$C$261]*[.C239]/8" office:value-type="float" office:value="0.00541666666666668" calcext:value-type="float">
              <text:p>0.01 Tage</text:p>
            </table:table-cell>
            <table:table-cell table:style-name="ce158" table:formula="of:=[.$C$261]*[.D239]/8" office:value-type="float" office:value="0.0164583333333334" calcext:value-type="float">
              <text:p>0.02 Tage</text:p>
            </table:table-cell>
            <table:table-cell table:style-name="ce158" table:formula="of:=[.$C$261]*[.E239]/8" office:value-type="float" office:value="0.0564583333333334" calcext:value-type="float">
              <text:p>0.06 Tage</text:p>
            </table:table-cell>
            <table:table-cell table:style-name="ce193" table:formula="of:=[.$C$261]*[.F239]/8" office:value-type="float" office:value="0.0864583333333335" calcext:value-type="float">
              <text:p>0.09 Tage</text:p>
            </table:table-cell>
            <table:table-cell table:style-name="ce193"/>
            <table:table-cell table:style-name="ce199"/>
            <table:table-cell table:style-name="ce207"/>
            <table:table-cell table:style-name="ce214" table:formula="of:=SUMIF([.$C$204:.$E$204];[.$B261];[.$C$216:.$E$216])*[.$D261]" office:value-type="float" office:value="0.961333333333335" calcext:value-type="float">
              <text:p>0.96 €</text:p>
            </table:table-cell>
            <table:table-cell table:style-name="ce104" table:formula="of:=SUMIF([.$C$204:.$E$204];[.$B261];[.$C$217:.$E$217])*[.$E261]" office:value-type="float" office:value="1.83889333333334" calcext:value-type="float">
              <text:p>1.84 €</text:p>
            </table:table-cell>
            <table:table-cell table:style-name="ce104" table:formula="of:=SUMIF([.$C$204:.$E$204];[.$B261];[.$C$218:.$E$218])*[.$F261]" office:value-type="float" office:value="5.75502886666668" calcext:value-type="float">
              <text:p>5.76 €</text:p>
            </table:table-cell>
            <table:table-cell table:style-name="ce104" table:formula="of:=SUMIF([.$C$204:.$E$204];[.$B261];[.$C$219:.$E$219])*[.$G261]" office:value-type="float" office:value="20.3341925006667" calcext:value-type="float">
              <text:p>20.33 €</text:p>
            </table:table-cell>
            <table:table-cell table:style-name="ce153" table:formula="of:=SUMIF([.$C$204:.$E$204];[.$B261];[.$C$220:.$E$220])*[.$H261]" office:value-type="float" office:value="32.0732493889667" calcext:value-type="float">
              <text:p>32.07 €</text:p>
            </table:table-cell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Admin new individual member</text:p>
            </table:table-cell>
            <table:table-cell table:style-name="ce68" office:value-type="string" calcext:value-type="string">
              <text:p>Clerk</text:p>
            </table:table-cell>
            <table:table-cell table:style-name="ce120" table:formula="of:=1/6" office:value-type="float" office:value="0.166666666666667" calcext:value-type="float">
              <text:p>0.17 h</text:p>
            </table:table-cell>
            <table:table-cell table:style-name="ce142" table:formula="of:=[.$C$262]*[.B239]/8" office:value-type="float" office:value="0.0291666666666667" calcext:value-type="float">
              <text:p>0.03 Tage</text:p>
            </table:table-cell>
            <table:table-cell table:style-name="ce158" table:formula="of:=[.$C$262]*[.C239]/8" office:value-type="float" office:value="0.0541666666666668" calcext:value-type="float">
              <text:p>0.05 Tage</text:p>
            </table:table-cell>
            <table:table-cell table:style-name="ce158" table:formula="of:=[.$C$262]*[.D239]/8" office:value-type="float" office:value="0.164583333333334" calcext:value-type="float">
              <text:p>0.16 Tage</text:p>
            </table:table-cell>
            <table:table-cell table:style-name="ce158" table:formula="of:=[.$C$262]*[.E239]/8" office:value-type="float" office:value="0.564583333333335" calcext:value-type="float">
              <text:p>0.56 Tage</text:p>
            </table:table-cell>
            <table:table-cell table:style-name="ce193" table:formula="of:=[.$C$262]*[.F239]/8" office:value-type="float" office:value="0.864583333333335" calcext:value-type="float">
              <text:p>0.86 Tage</text:p>
            </table:table-cell>
            <table:table-cell table:style-name="ce193"/>
            <table:table-cell table:style-name="ce199"/>
            <table:table-cell table:style-name="ce207"/>
            <table:table-cell table:style-name="ce214" table:formula="of:=SUMIF([.$C$204:.$E$204];[.$B262];[.$C$216:.$E$216])*[.$D262]" office:value-type="float" office:value="8.30083333333335" calcext:value-type="float">
              <text:p>8.30 €</text:p>
            </table:table-cell>
            <table:table-cell table:style-name="ce104" table:formula="of:=SUMIF([.$C$204:.$E$204];[.$B262];[.$C$217:.$E$217])*[.$E262]" office:value-type="float" office:value="15.8783083333334" calcext:value-type="float">
              <text:p>15.88 €</text:p>
            </table:table-cell>
            <table:table-cell table:style-name="ce104" table:formula="of:=SUMIF([.$C$204:.$E$204];[.$B262];[.$C$218:.$E$218])*[.$F262]" office:value-type="float" office:value="49.6929980416668" calcext:value-type="float">
              <text:p>49.69 €</text:p>
            </table:table-cell>
            <table:table-cell table:style-name="ce104" table:formula="of:=SUMIF([.$C$204:.$E$204];[.$B262];[.$C$219:.$E$219])*[.$G262]" office:value-type="float" office:value="175.579829662917" calcext:value-type="float">
              <text:p>175.58 €</text:p>
            </table:table-cell>
            <table:table-cell table:style-name="ce153" table:formula="of:=SUMIF([.$C$204:.$E$204];[.$B262];[.$C$220:.$E$220])*[.$H262]" office:value-type="float" office:value="276.943166750605" calcext:value-type="float">
              <text:p>276.94 €</text:p>
            </table:table-cell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Support individual member (year)</text:p>
            </table:table-cell>
            <table:table-cell table:style-name="ce68" office:value-type="string" calcext:value-type="string">
              <text:p>Scientist</text:p>
            </table:table-cell>
            <table:table-cell table:style-name="ce120" table:formula="of:=1/60" office:value-type="float" office:value="0.0166666666666667" calcext:value-type="float">
              <text:p>0.02 h</text:p>
            </table:table-cell>
            <table:table-cell table:style-name="ce142" table:formula="of:=[.$C$263]*[.B240]/8" office:value-type="float" office:value="0.00291666666666667" calcext:value-type="float">
              <text:p>0.00 Tage</text:p>
            </table:table-cell>
            <table:table-cell table:style-name="ce158" table:formula="of:=[.$C$263]*[.C240]/8" office:value-type="float" office:value="0.00833333333333335" calcext:value-type="float">
              <text:p>0.01 Tage</text:p>
            </table:table-cell>
            <table:table-cell table:style-name="ce158" table:formula="of:=[.$C$263]*[.D240]/8" office:value-type="float" office:value="0.0247916666666667" calcext:value-type="float">
              <text:p>0.02 Tage</text:p>
            </table:table-cell>
            <table:table-cell table:style-name="ce158" table:formula="of:=[.$C$263]*[.E240]/8" office:value-type="float" office:value="0.0812500000000002" calcext:value-type="float">
              <text:p>0.08 Tage</text:p>
            </table:table-cell>
            <table:table-cell table:style-name="ce193" table:formula="of:=[.$C$263]*[.F240]/8" office:value-type="float" office:value="0.167708333333334" calcext:value-type="float">
              <text:p>0.17 Tage</text:p>
            </table:table-cell>
            <table:table-cell table:style-name="ce193"/>
            <table:table-cell table:style-name="ce199"/>
            <table:table-cell table:style-name="ce207"/>
            <table:table-cell table:style-name="ce214" table:formula="of:=SUMIF([.$C$204:.$E$204];[.$B263];[.$C$216:.$E$216])*[.$D263]" office:value-type="float" office:value="0.961333333333335" calcext:value-type="float">
              <text:p>0.96 €</text:p>
            </table:table-cell>
            <table:table-cell table:style-name="ce104" table:formula="of:=SUMIF([.$C$204:.$E$204];[.$B263];[.$C$217:.$E$217])*[.$E263]" office:value-type="float" office:value="2.82906666666667" calcext:value-type="float">
              <text:p>2.83 €</text:p>
            </table:table-cell>
            <table:table-cell table:style-name="ce104" table:formula="of:=SUMIF([.$C$204:.$E$204];[.$B263];[.$C$218:.$E$218])*[.$F263]" office:value-type="float" office:value="8.66896753333335" calcext:value-type="float">
              <text:p>8.67 €</text:p>
            </table:table-cell>
            <table:table-cell table:style-name="ce104" table:formula="of:=SUMIF([.$C$204:.$E$204];[.$B263];[.$C$219:.$E$219])*[.$G263]" office:value-type="float" office:value="29.2632290600001" calcext:value-type="float">
              <text:p>29.26 €</text:p>
            </table:table-cell>
            <table:table-cell table:style-name="ce153" table:formula="of:=SUMIF([.$C$204:.$E$204];[.$B263];[.$C$220:.$E$220])*[.$H263]" office:value-type="float" office:value="62.2143753207668" calcext:value-type="float">
              <text:p>62.21 €</text:p>
            </table:table-cell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Admin individual member (year)</text:p>
            </table:table-cell>
            <table:table-cell table:style-name="ce78" office:value-type="string" calcext:value-type="string">
              <text:p>Clerk</text:p>
            </table:table-cell>
            <table:table-cell table:style-name="ce120" table:formula="of:=1/6" office:value-type="float" office:value="0.166666666666667" calcext:value-type="float">
              <text:p>0.17 h</text:p>
            </table:table-cell>
            <table:table-cell table:style-name="ce142" table:formula="of:=[.$C$264]*[.B240]/8" office:value-type="float" office:value="0.0291666666666667" calcext:value-type="float">
              <text:p>0.03 Tage</text:p>
            </table:table-cell>
            <table:table-cell table:style-name="ce158" table:formula="of:=[.$C$264]*[.C240]/8" office:value-type="float" office:value="0.0833333333333335" calcext:value-type="float">
              <text:p>0.08 Tage</text:p>
            </table:table-cell>
            <table:table-cell table:style-name="ce158" table:formula="of:=[.$C$264]*[.D240]/8" office:value-type="float" office:value="0.247916666666667" calcext:value-type="float">
              <text:p>0.25 Tage</text:p>
            </table:table-cell>
            <table:table-cell table:style-name="ce158" table:formula="of:=[.$C$264]*[.E240]/8" office:value-type="float" office:value="0.812500000000002" calcext:value-type="float">
              <text:p>0.81 Tage</text:p>
            </table:table-cell>
            <table:table-cell table:style-name="ce193" table:formula="of:=[.$C$264]*[.F240]/8" office:value-type="float" office:value="1.67708333333334" calcext:value-type="float">
              <text:p>1.68 Tage</text:p>
            </table:table-cell>
            <table:table-cell table:style-name="ce193"/>
            <table:table-cell table:style-name="ce199"/>
            <table:table-cell table:style-name="ce207"/>
            <table:table-cell table:style-name="ce214" table:formula="of:=SUMIF([.$C$204:.$E$204];[.$B264];[.$C$216:.$E$216])*[.$D264]" office:value-type="float" office:value="8.30083333333335" calcext:value-type="float">
              <text:p>8.30 €</text:p>
            </table:table-cell>
            <table:table-cell table:style-name="ce104" table:formula="of:=SUMIF([.$C$204:.$E$204];[.$B264];[.$C$217:.$E$217])*[.$E264]" office:value-type="float" office:value="24.4281666666667" calcext:value-type="float">
              <text:p>24.43 €</text:p>
            </table:table-cell>
            <table:table-cell table:style-name="ce104" table:formula="of:=SUMIF([.$C$204:.$E$204];[.$B264];[.$C$218:.$E$218])*[.$F264]" office:value-type="float" office:value="74.8540097083335" calcext:value-type="float">
              <text:p>74.85 €</text:p>
            </table:table-cell>
            <table:table-cell table:style-name="ce104" table:formula="of:=SUMIF([.$C$204:.$E$204];[.$B264];[.$C$219:.$E$219])*[.$G264]" office:value-type="float" office:value="252.679459662501" calcext:value-type="float">
              <text:p>252.68 €</text:p>
            </table:table-cell>
            <table:table-cell table:style-name="ce153" table:formula="of:=SUMIF([.$C$204:.$E$204];[.$B264];[.$C$220:.$E$220])*[.$H264]" office:value-type="float" office:value="537.20301020298" calcext:value-type="float">
              <text:p>537.20 €</text:p>
            </table:table-cell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Support donors (per donor)</text:p>
            </table:table-cell>
            <table:table-cell table:style-name="ce68" office:value-type="string" calcext:value-type="string">
              <text:p>Scientist</text:p>
            </table:table-cell>
            <table:table-cell table:style-name="ce120" table:formula="of:=1/60" office:value-type="float" office:value="0.0166666666666667" calcext:value-type="float">
              <text:p>0.02 h</text:p>
            </table:table-cell>
            <table:table-cell table:style-name="ce142" table:formula="of:=[.$C$265]*[.B246]/8" office:value-type="float" office:value="0.0375000000000001" calcext:value-type="float">
              <text:p>0.04 Tage</text:p>
            </table:table-cell>
            <table:table-cell table:style-name="ce158" table:formula="of:=[.$C$265]*[.C246]/8" office:value-type="float" office:value="0.0666666666666668" calcext:value-type="float">
              <text:p>0.07 Tage</text:p>
            </table:table-cell>
            <table:table-cell table:style-name="ce158" table:formula="of:=[.$C$265]*[.D246]/8" office:value-type="float" office:value="0.266666666666667" calcext:value-type="float">
              <text:p>0.27 Tage</text:p>
            </table:table-cell>
            <table:table-cell table:style-name="ce158" table:formula="of:=[.$C$265]*[.E246]/8" office:value-type="float" office:value="1.06666666666667" calcext:value-type="float">
              <text:p>1.07 Tage</text:p>
            </table:table-cell>
            <table:table-cell table:style-name="ce193" table:formula="of:=[.$C$265]*[.F246]/8" office:value-type="float" office:value="1.66666666666667" calcext:value-type="float">
              <text:p>1.67 Tage</text:p>
            </table:table-cell>
            <table:table-cell table:style-name="ce193"/>
            <table:table-cell table:style-name="ce199"/>
            <table:table-cell table:style-name="ce207"/>
            <table:table-cell table:style-name="ce214" table:formula="of:=SUMIF([.$C$204:.$E$204];[.$B265];[.$C$216:.$E$216])*[.$D265]" office:value-type="float" office:value="12.36" calcext:value-type="float">
              <text:p>12.36 €</text:p>
            </table:table-cell>
            <table:table-cell table:style-name="ce104" table:formula="of:=SUMIF([.$C$204:.$E$204];[.$B265];[.$C$217:.$E$217])*[.$E265]" office:value-type="float" office:value="22.6325333333334" calcext:value-type="float">
              <text:p>22.63 €</text:p>
            </table:table-cell>
            <table:table-cell table:style-name="ce104" table:formula="of:=SUMIF([.$C$204:.$E$204];[.$B265];[.$C$218:.$E$218])*[.$F265]" office:value-type="float" office:value="93.2460373333336" calcext:value-type="float">
              <text:p>93.25 €</text:p>
            </table:table-cell>
            <table:table-cell table:style-name="ce104" table:formula="of:=SUMIF([.$C$204:.$E$204];[.$B265];[.$C$219:.$E$219])*[.$G265]" office:value-type="float" office:value="384.173673813334" calcext:value-type="float">
              <text:p>384.17 €</text:p>
            </table:table-cell>
            <table:table-cell table:style-name="ce153" table:formula="of:=SUMIF([.$C$204:.$E$204];[.$B265];[.$C$220:.$E$220])*[.$H265]" office:value-type="float" office:value="618.279506293335" calcext:value-type="float">
              <text:p>618.28 €</text:p>
            </table:table-cell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7" office:value-type="string" calcext:value-type="string">
              <text:p>Admin donors (per donor)</text:p>
            </table:table-cell>
            <table:table-cell table:style-name="ce68" office:value-type="string" calcext:value-type="string">
              <text:p>Clerk</text:p>
            </table:table-cell>
            <table:table-cell table:style-name="ce122" table:formula="of:=1/12" office:value-type="float" office:value="0.0833333333333333" calcext:value-type="float">
              <text:p>0.08 h</text:p>
            </table:table-cell>
            <table:table-cell table:style-name="ce143" table:formula="of:=[.$C$266]*[.B246]/8" office:value-type="float" office:value="0.1875" calcext:value-type="float">
              <text:p>0.19 Tage</text:p>
            </table:table-cell>
            <table:table-cell table:style-name="ce159" table:formula="of:=[.$C$266]*[.C246]/8" office:value-type="float" office:value="0.333333333333333" calcext:value-type="float">
              <text:p>0.33 Tage</text:p>
            </table:table-cell>
            <table:table-cell table:style-name="ce159" table:formula="of:=[.$C$266]*[.D246]/8" office:value-type="float" office:value="1.33333333333333" calcext:value-type="float">
              <text:p>1.33 Tage</text:p>
            </table:table-cell>
            <table:table-cell table:style-name="ce159" table:formula="of:=[.$C$266]*[.E246]/8" office:value-type="float" office:value="5.33333333333333" calcext:value-type="float">
              <text:p>5.33 Tage</text:p>
            </table:table-cell>
            <table:table-cell table:style-name="ce194" table:formula="of:=[.$C$266]*[.F246]/8" office:value-type="float" office:value="8.33333333333333" calcext:value-type="float">
              <text:p>8.33 Tage</text:p>
            </table:table-cell>
            <table:table-cell table:style-name="ce194"/>
            <table:table-cell table:style-name="ce200"/>
            <table:table-cell table:style-name="ce208"/>
            <table:table-cell table:style-name="ce215" table:formula="of:=SUMIF([.$C$204:.$E$204];[.$B266];[.$C$216:.$E$216])*[.$D266]" office:value-type="float" office:value="53.3625" calcext:value-type="float">
              <text:p>53.36 €</text:p>
            </table:table-cell>
            <table:table-cell table:style-name="ce105" table:formula="of:=SUMIF([.$C$204:.$E$204];[.$B266];[.$C$217:.$E$217])*[.$E266]" office:value-type="float" office:value="97.7126666666666" calcext:value-type="float">
              <text:p>97.71 €</text:p>
            </table:table-cell>
            <table:table-cell table:style-name="ce105" table:formula="of:=SUMIF([.$C$204:.$E$204];[.$B266];[.$C$218:.$E$218])*[.$F266]" office:value-type="float" office:value="402.576186666667" calcext:value-type="float">
              <text:p>402.58 €</text:p>
            </table:table-cell>
            <table:table-cell table:style-name="ce105" table:formula="of:=SUMIF([.$C$204:.$E$204];[.$B266];[.$C$219:.$E$219])*[.$G266]" office:value-type="float" office:value="1658.61388906667" calcext:value-type="float">
              <text:p>1,658.61 €</text:p>
            </table:table-cell>
            <table:table-cell table:style-name="ce154" table:formula="of:=SUMIF([.$C$204:.$E$204];[.$B266];[.$C$220:.$E$220])*[.$H266]" office:value-type="float" office:value="2669.33172771667" calcext:value-type="float">
              <text:p>2,669.33 €</text:p>
            </table:table-cell>
            <table:table-cell table:style-name="ce227"/>
            <table:table-cell table:style-name="Default" table:number-columns-repeated="1007"/>
          </table:table-row>
          <table:table-row table:style-name="ro3">
            <table:table-cell table:style-name="ce29" office:value-type="string" calcext:value-type="string">
              <text:p>Variable items costs</text:p>
            </table:table-cell>
            <table:table-cell table:style-name="ce68"/>
            <table:table-cell table:style-name="ce122"/>
            <table:table-cell table:style-name="ce143"/>
            <table:table-cell table:style-name="ce159" table:number-columns-repeated="3"/>
            <table:table-cell table:style-name="ce194" table:number-columns-repeated="2"/>
            <table:table-cell table:style-name="ce200"/>
            <table:table-cell table:style-name="ce208"/>
            <table:table-cell table:style-name="ce215"/>
            <table:table-cell table:style-name="ce105" table:number-columns-repeated="3"/>
            <table:table-cell table:style-name="ce154"/>
            <table:table-cell table:style-name="ce227"/>
            <table:table-cell table:style-name="Default" table:number-columns-repeated="1007"/>
          </table:table-row>
          <table:table-row table:style-name="ro3">
            <table:table-cell table:style-name="ce27" office:value-type="string" calcext:value-type="string">
              <text:p>Library copies and own copies (per book)</text:p>
            </table:table-cell>
            <table:table-cell table:style-name="ce68"/>
            <table:table-cell table:style-name="ce122"/>
            <table:table-cell table:style-name="ce143"/>
            <table:table-cell table:style-name="ce159" table:number-columns-repeated="3"/>
            <table:table-cell table:style-name="ce194"/>
            <table:table-cell table:style-name="ce196" office:value-type="float" office:value="20" calcext:value-type="float">
              <text:p>20.00 €</text:p>
            </table:table-cell>
            <table:table-cell table:style-name="ce200"/>
            <table:table-cell table:style-name="ce208"/>
            <table:table-cell table:style-name="ce215" table:formula="of:=[.B199]*[.I268]" office:value-type="float" office:value="180" calcext:value-type="float">
              <text:p>180.00 €</text:p>
            </table:table-cell>
            <table:table-cell table:style-name="ce215" table:formula="of:=[.C199]*[.I268]" office:value-type="float" office:value="320" calcext:value-type="float">
              <text:p>320.00 €</text:p>
            </table:table-cell>
            <table:table-cell table:style-name="ce215" table:formula="of:=[.D199]*[.I268]" office:value-type="float" office:value="1280" calcext:value-type="float">
              <text:p>1,280.00 €</text:p>
            </table:table-cell>
            <table:table-cell table:style-name="ce215" table:formula="of:=[.E199]*[.I268]" office:value-type="float" office:value="5120" calcext:value-type="float">
              <text:p>5,120.00 €</text:p>
            </table:table-cell>
            <table:table-cell table:style-name="ce215" table:formula="of:=[.F199]*[.I268]" office:value-type="float" office:value="8000" calcext:value-type="float">
              <text:p>8,000.00 €</text:p>
            </table:table-cell>
            <table:table-cell table:style-name="ce227"/>
            <table:table-cell table:style-name="Default" table:number-columns-repeated="1007"/>
          </table:table-row>
          <table:table-row table:style-name="ro3">
            <table:table-cell table:style-name="ce27" office:value-type="string" calcext:value-type="string">
              <text:p>typesetting per page</text:p>
            </table:table-cell>
            <table:table-cell table:style-name="ce68"/>
            <table:table-cell table:style-name="ce122"/>
            <table:table-cell table:style-name="ce143"/>
            <table:table-cell table:style-name="ce159" table:number-columns-repeated="3"/>
            <table:table-cell table:style-name="ce194"/>
            <table:table-cell table:style-name="ce196"/>
            <table:table-cell table:style-name="ce200"/>
            <table:table-cell table:style-name="ce208"/>
            <table:table-cell table:style-name="ce215" table:number-columns-repeated="5"/>
            <table:table-cell table:style-name="ce227"/>
            <table:table-cell table:style-name="Default" table:number-columns-repeated="1007"/>
          </table:table-row>
          <table:table-row table:style-name="ro3">
            <table:table-cell table:style-name="ce27" office:value-type="string" calcext:value-type="string">
              <text:p>indexing per book</text:p>
            </table:table-cell>
            <table:table-cell table:style-name="ce68"/>
            <table:table-cell table:style-name="ce122"/>
            <table:table-cell table:style-name="ce143"/>
            <table:table-cell table:style-name="ce159" table:number-columns-repeated="3"/>
            <table:table-cell table:style-name="ce194"/>
            <table:table-cell table:style-name="ce196"/>
            <table:table-cell table:style-name="ce200"/>
            <table:table-cell table:style-name="ce208"/>
            <table:table-cell table:style-name="ce215" table:number-columns-repeated="5"/>
            <table:table-cell table:style-name="ce227"/>
            <table:table-cell table:style-name="Default" table:number-columns-repeated="1007"/>
          </table:table-row>
          <table:table-row table:style-name="ro3">
            <table:table-cell table:style-name="ce27" office:value-type="string" calcext:value-type="string">
              <text:p>Print on demand setup costs</text:p>
            </table:table-cell>
            <table:table-cell table:style-name="ce68"/>
            <table:table-cell table:style-name="ce122"/>
            <table:table-cell table:style-name="ce143"/>
            <table:table-cell table:style-name="ce159" table:number-columns-repeated="3"/>
            <table:table-cell table:style-name="ce194"/>
            <table:table-cell table:style-name="ce196"/>
            <table:table-cell table:style-name="ce200"/>
            <table:table-cell table:style-name="ce208"/>
            <table:table-cell table:style-name="ce215" table:number-columns-repeated="5"/>
            <table:table-cell table:style-name="ce227"/>
            <table:table-cell table:style-name="Default" table:number-columns-repeated="1007"/>
          </table:table-row>
          <table:table-row table:style-name="ro3">
            <table:table-cell table:style-name="ce27" office:value-type="string" calcext:value-type="string">
              <text:p>Proofreading per page</text:p>
            </table:table-cell>
            <table:table-cell table:style-name="ce68"/>
            <table:table-cell table:style-name="ce122"/>
            <table:table-cell table:style-name="ce143"/>
            <table:table-cell table:style-name="ce159" table:number-columns-repeated="3"/>
            <table:table-cell table:style-name="ce194"/>
            <table:table-cell table:style-name="ce196"/>
            <table:table-cell table:style-name="ce200"/>
            <table:table-cell table:style-name="ce208"/>
            <table:table-cell table:style-name="ce215" table:number-columns-repeated="5"/>
            <table:table-cell table:style-name="ce227"/>
            <table:table-cell table:style-name="Default" table:number-columns-repeated="1007"/>
          </table:table-row>
          <table:table-row table:style-name="ro3">
            <table:table-cell table:style-name="ce27" office:value-type="string" calcext:value-type="string">
              <text:p>Percentage community proofreading</text:p>
            </table:table-cell>
            <table:table-cell table:style-name="ce68"/>
            <table:table-cell table:style-name="ce122"/>
            <table:table-cell table:style-name="ce143"/>
            <table:table-cell table:style-name="ce159" table:number-columns-repeated="3"/>
            <table:table-cell table:style-name="ce194"/>
            <table:table-cell table:style-name="ce196"/>
            <table:table-cell table:style-name="ce200"/>
            <table:table-cell table:style-name="ce208"/>
            <table:table-cell table:style-name="ce215" table:number-columns-repeated="5"/>
            <table:table-cell table:style-name="ce227"/>
            <table:table-cell table:style-name="Default" table:number-columns-repeated="1007"/>
          </table:table-row>
          <table:table-row table:style-name="ro3">
            <table:table-cell table:style-name="ce27" office:value-type="string" calcext:value-type="string">
              <text:p>margin IM retail</text:p>
            </table:table-cell>
            <table:table-cell table:style-name="ce68"/>
            <table:table-cell table:style-name="ce122"/>
            <table:table-cell table:style-name="ce143"/>
            <table:table-cell table:style-name="ce159" table:number-columns-repeated="3"/>
            <table:table-cell table:style-name="ce194"/>
            <table:table-cell table:style-name="ce196"/>
            <table:table-cell table:style-name="ce200"/>
            <table:table-cell table:style-name="ce208"/>
            <table:table-cell table:style-name="ce215" table:number-columns-repeated="5"/>
            <table:table-cell table:style-name="ce227"/>
            <table:table-cell table:style-name="Default" table:number-columns-repeated="1007"/>
          </table:table-row>
        </table:table-row-group>
        <table:table-row table:style-name="ro3">
          <table:table-cell table:style-name="ce25" office:value-type="string" calcext:value-type="string">
            <text:p>Fix personnel costs</text:p>
          </table:table-cell>
          <table:table-cell table:style-name="ce79"/>
          <table:table-cell table:style-name="ce123"/>
          <table:table-cell table:style-name="ce144"/>
          <table:table-cell table:style-name="ce112" table:number-columns-repeated="3"/>
          <table:table-cell table:style-name="ce171" table:number-columns-repeated="2"/>
          <table:table-cell table:style-name="ce201"/>
          <table:table-cell table:style-name="ce206"/>
          <table:table-cell table:style-name="ce70" table:formula="of:=SUM([.L276:.L290])" office:value-type="float" office:value="28045.2" calcext:value-type="float">
            <text:p>28,045.20 €</text:p>
          </table:table-cell>
          <table:table-cell table:style-name="ce112" table:formula="of:=SUM([.M276:.M290])" office:value-type="float" office:value="28886.556" calcext:value-type="float">
            <text:p>28,886.56 €</text:p>
          </table:table-cell>
          <table:table-cell table:style-name="ce112" table:formula="of:=SUM([.N276:.N290])" office:value-type="float" office:value="29753.15268" calcext:value-type="float">
            <text:p>29,753.15 €</text:p>
          </table:table-cell>
          <table:table-cell table:style-name="ce112" table:formula="of:=SUM([.O276:.O290])" office:value-type="float" office:value="30645.7472604" calcext:value-type="float">
            <text:p>30,645.75 €</text:p>
          </table:table-cell>
          <table:table-cell table:style-name="ce171" table:formula="of:=SUM([.P276:.P290])" office:value-type="float" office:value="31565.119678212" calcext:value-type="float">
            <text:p>31,565.12 €</text:p>
          </table:table-cell>
          <table:table-cell table:style-name="ce225"/>
          <table:table-cell table:style-name="ce191" table:number-columns-repeated="1007"/>
        </table:table-row>
        <table:table-row-group>
          <table:table-row table:style-name="ro3">
            <table:table-cell table:style-name="ce26" office:value-type="string" calcext:value-type="string">
              <text:p>Team coordination</text:p>
            </table:table-cell>
            <table:table-cell table:style-name="ce68" office:value-type="string" calcext:value-type="string">
              <text:p>Scientist</text:p>
            </table:table-cell>
            <table:table-cell table:style-name="ce120"/>
            <table:table-cell table:style-name="ce145" office:value-type="float" office:value="4" calcext:value-type="float">
              <text:p>4.00 Tage</text:p>
            </table:table-cell>
            <table:table-cell table:style-name="ce158" table:formula="of:=[.D276]" office:value-type="float" office:value="4" calcext:value-type="float">
              <text:p>4.00 Tage</text:p>
            </table:table-cell>
            <table:table-cell table:style-name="ce158" table:formula="of:=[.E276]" office:value-type="float" office:value="4" calcext:value-type="float">
              <text:p>4.00 Tage</text:p>
            </table:table-cell>
            <table:table-cell table:style-name="ce158" table:formula="of:=[.F276]" office:value-type="float" office:value="4" calcext:value-type="float">
              <text:p>4.00 Tage</text:p>
            </table:table-cell>
            <table:table-cell table:style-name="ce193" table:formula="of:=[.G276]" office:value-type="float" office:value="4" calcext:value-type="float">
              <text:p>4.00 Tage</text:p>
            </table:table-cell>
            <table:table-cell table:style-name="ce193"/>
            <table:table-cell table:style-name="ce199"/>
            <table:table-cell table:style-name="ce207"/>
            <table:table-cell table:style-name="ce214" table:formula="of:=SUMIF([.$C$204:.$E$204];[.$B276];[.$C$216:.$E$216])*[.$D276]" office:value-type="float" office:value="1318.4" calcext:value-type="float">
              <text:p>1,318.40 €</text:p>
            </table:table-cell>
            <table:table-cell table:style-name="ce104" table:formula="of:=SUMIF([.$C$204:.$E$204];[.$B276];[.$C$217:.$E$217])*[.$D276]" office:value-type="float" office:value="1357.952" calcext:value-type="float">
              <text:p>1,357.95 €</text:p>
            </table:table-cell>
            <table:table-cell table:style-name="ce104" table:formula="of:=SUMIF([.$C$204:.$E$204];[.$B276];[.$C$218:.$E$218])*[.$D276]" office:value-type="float" office:value="1398.69056" calcext:value-type="float">
              <text:p>1,398.69 €</text:p>
            </table:table-cell>
            <table:table-cell table:style-name="ce104" table:formula="of:=SUMIF([.$C$204:.$E$204];[.$B276];[.$C$219:.$E$219])*[.$D276]" office:value-type="float" office:value="1440.6512768" calcext:value-type="float">
              <text:p>1,440.65 €</text:p>
            </table:table-cell>
            <table:table-cell table:style-name="ce153" table:formula="of:=SUMIF([.$C$204:.$E$204];[.$B276];[.$C$220:.$E$220])*[.$D276]" office:value-type="float" office:value="1483.870815104" calcext:value-type="float">
              <text:p>1,483.87 €</text:p>
            </table:table-cell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Liasing with administration at home institution</text:p>
            </table:table-cell>
            <table:table-cell table:style-name="ce68" office:value-type="string" calcext:value-type="string">
              <text:p>Scientist</text:p>
            </table:table-cell>
            <table:table-cell table:style-name="ce120"/>
            <table:table-cell table:style-name="ce145" office:value-type="float" office:value="2" calcext:value-type="float">
              <text:p>2.00 Tage</text:p>
            </table:table-cell>
            <table:table-cell table:style-name="ce158" table:formula="of:=[.D277]" office:value-type="float" office:value="2" calcext:value-type="float">
              <text:p>2.00 Tage</text:p>
            </table:table-cell>
            <table:table-cell table:style-name="ce158" table:formula="of:=[.E277]" office:value-type="float" office:value="2" calcext:value-type="float">
              <text:p>2.00 Tage</text:p>
            </table:table-cell>
            <table:table-cell table:style-name="ce158" table:formula="of:=[.F277]" office:value-type="float" office:value="2" calcext:value-type="float">
              <text:p>2.00 Tage</text:p>
            </table:table-cell>
            <table:table-cell table:style-name="ce193" table:formula="of:=[.G277]" office:value-type="float" office:value="2" calcext:value-type="float">
              <text:p>2.00 Tage</text:p>
            </table:table-cell>
            <table:table-cell table:style-name="ce193"/>
            <table:table-cell table:style-name="ce199"/>
            <table:table-cell table:style-name="ce207"/>
            <table:table-cell table:style-name="ce214" table:formula="of:=SUMIF([.$C$204:.$E$204];[.$B277];[.$C$216:.$E$216])*[.$D277]" office:value-type="float" office:value="659.2" calcext:value-type="float">
              <text:p>659.20 €</text:p>
            </table:table-cell>
            <table:table-cell table:style-name="ce104" table:formula="of:=SUMIF([.$C$204:.$E$204];[.$B277];[.$C$217:.$E$217])*[.$D277]" office:value-type="float" office:value="678.976" calcext:value-type="float">
              <text:p>678.98 €</text:p>
            </table:table-cell>
            <table:table-cell table:style-name="ce104" table:formula="of:=SUMIF([.$C$204:.$E$204];[.$B277];[.$C$218:.$E$218])*[.$D277]" office:value-type="float" office:value="699.34528" calcext:value-type="float">
              <text:p>699.35 €</text:p>
            </table:table-cell>
            <table:table-cell table:style-name="ce104" table:formula="of:=SUMIF([.$C$204:.$E$204];[.$B277];[.$C$219:.$E$219])*[.$D277]" office:value-type="float" office:value="720.3256384" calcext:value-type="float">
              <text:p>720.33 €</text:p>
            </table:table-cell>
            <table:table-cell table:style-name="ce153" table:formula="of:=SUMIF([.$C$204:.$E$204];[.$B277];[.$C$220:.$E$220])*[.$D277]" office:value-type="float" office:value="741.935407552" calcext:value-type="float">
              <text:p>741.94 €</text:p>
            </table:table-cell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IT coordination and direction for service providers</text:p>
            </table:table-cell>
            <table:table-cell table:style-name="ce68" office:value-type="string" calcext:value-type="string">
              <text:p>Scientist</text:p>
            </table:table-cell>
            <table:table-cell table:style-name="ce120"/>
            <table:table-cell table:style-name="ce145" office:value-type="float" office:value="4" calcext:value-type="float">
              <text:p>4.00 Tage</text:p>
            </table:table-cell>
            <table:table-cell table:style-name="ce158" table:formula="of:=[.D278]" office:value-type="float" office:value="4" calcext:value-type="float">
              <text:p>4.00 Tage</text:p>
            </table:table-cell>
            <table:table-cell table:style-name="ce158" table:formula="of:=[.E278]" office:value-type="float" office:value="4" calcext:value-type="float">
              <text:p>4.00 Tage</text:p>
            </table:table-cell>
            <table:table-cell table:style-name="ce158" table:formula="of:=[.F278]" office:value-type="float" office:value="4" calcext:value-type="float">
              <text:p>4.00 Tage</text:p>
            </table:table-cell>
            <table:table-cell table:style-name="ce193" table:formula="of:=[.G278]" office:value-type="float" office:value="4" calcext:value-type="float">
              <text:p>4.00 Tage</text:p>
            </table:table-cell>
            <table:table-cell table:style-name="ce193"/>
            <table:table-cell table:style-name="ce199"/>
            <table:table-cell table:style-name="ce207"/>
            <table:table-cell table:style-name="ce214" table:formula="of:=SUMIF([.$C$204:.$E$204];[.$B278];[.$C$216:.$E$216])*[.$D278]" office:value-type="float" office:value="1318.4" calcext:value-type="float">
              <text:p>1,318.40 €</text:p>
            </table:table-cell>
            <table:table-cell table:style-name="ce104" table:formula="of:=SUMIF([.$C$204:.$E$204];[.$B278];[.$C$217:.$E$217])*[.$D278]" office:value-type="float" office:value="1357.952" calcext:value-type="float">
              <text:p>1,357.95 €</text:p>
            </table:table-cell>
            <table:table-cell table:style-name="ce104" table:formula="of:=SUMIF([.$C$204:.$E$204];[.$B278];[.$C$218:.$E$218])*[.$D278]" office:value-type="float" office:value="1398.69056" calcext:value-type="float">
              <text:p>1,398.69 €</text:p>
            </table:table-cell>
            <table:table-cell table:style-name="ce104" table:formula="of:=SUMIF([.$C$204:.$E$204];[.$B278];[.$C$219:.$E$219])*[.$D278]" office:value-type="float" office:value="1440.6512768" calcext:value-type="float">
              <text:p>1,440.65 €</text:p>
            </table:table-cell>
            <table:table-cell table:style-name="ce153" table:formula="of:=SUMIF([.$C$204:.$E$204];[.$B278];[.$C$220:.$E$220])*[.$D278]" office:value-type="float" office:value="1483.870815104" calcext:value-type="float">
              <text:p>1,483.87 €</text:p>
            </table:table-cell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coordination with advisory board</text:p>
            </table:table-cell>
            <table:table-cell table:style-name="ce68" office:value-type="string" calcext:value-type="string">
              <text:p>Scientist</text:p>
            </table:table-cell>
            <table:table-cell table:style-name="ce120"/>
            <table:table-cell table:style-name="ce145" office:value-type="float" office:value="2" calcext:value-type="float">
              <text:p>2.00 Tage</text:p>
            </table:table-cell>
            <table:table-cell table:style-name="ce158" table:formula="of:=[.D279]" office:value-type="float" office:value="2" calcext:value-type="float">
              <text:p>2.00 Tage</text:p>
            </table:table-cell>
            <table:table-cell table:style-name="ce158" table:formula="of:=[.E279]" office:value-type="float" office:value="2" calcext:value-type="float">
              <text:p>2.00 Tage</text:p>
            </table:table-cell>
            <table:table-cell table:style-name="ce158" table:formula="of:=[.F279]" office:value-type="float" office:value="2" calcext:value-type="float">
              <text:p>2.00 Tage</text:p>
            </table:table-cell>
            <table:table-cell table:style-name="ce193" table:formula="of:=[.G279]" office:value-type="float" office:value="2" calcext:value-type="float">
              <text:p>2.00 Tage</text:p>
            </table:table-cell>
            <table:table-cell table:style-name="ce193"/>
            <table:table-cell table:style-name="ce199"/>
            <table:table-cell table:style-name="ce207"/>
            <table:table-cell table:style-name="ce214" table:formula="of:=SUMIF([.$C$204:.$E$204];[.$B279];[.$C$216:.$E$216])*[.$D279]" office:value-type="float" office:value="659.2" calcext:value-type="float">
              <text:p>659.20 €</text:p>
            </table:table-cell>
            <table:table-cell table:style-name="ce104" table:formula="of:=SUMIF([.$C$204:.$E$204];[.$B279];[.$C$217:.$E$217])*[.$D279]" office:value-type="float" office:value="678.976" calcext:value-type="float">
              <text:p>678.98 €</text:p>
            </table:table-cell>
            <table:table-cell table:style-name="ce104" table:formula="of:=SUMIF([.$C$204:.$E$204];[.$B279];[.$C$218:.$E$218])*[.$D279]" office:value-type="float" office:value="699.34528" calcext:value-type="float">
              <text:p>699.35 €</text:p>
            </table:table-cell>
            <table:table-cell table:style-name="ce104" table:formula="of:=SUMIF([.$C$204:.$E$204];[.$B279];[.$C$219:.$E$219])*[.$D279]" office:value-type="float" office:value="720.3256384" calcext:value-type="float">
              <text:p>720.33 €</text:p>
            </table:table-cell>
            <table:table-cell table:style-name="ce153" table:formula="of:=SUMIF([.$C$204:.$E$204];[.$B279];[.$C$220:.$E$220])*[.$D279]" office:value-type="float" office:value="741.935407552" calcext:value-type="float">
              <text:p>741.94 €</text:p>
            </table:table-cell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coordination marketing</text:p>
            </table:table-cell>
            <table:table-cell table:style-name="ce68" office:value-type="string" calcext:value-type="string">
              <text:p>Scientist</text:p>
            </table:table-cell>
            <table:table-cell table:style-name="ce124"/>
            <table:table-cell table:style-name="ce145" office:value-type="float" office:value="10" calcext:value-type="float">
              <text:p>10.00 Tage</text:p>
            </table:table-cell>
            <table:table-cell table:style-name="ce158" table:formula="of:=[.D280]" office:value-type="float" office:value="10" calcext:value-type="float">
              <text:p>10.00 Tage</text:p>
            </table:table-cell>
            <table:table-cell table:style-name="ce158" table:formula="of:=[.E280]" office:value-type="float" office:value="10" calcext:value-type="float">
              <text:p>10.00 Tage</text:p>
            </table:table-cell>
            <table:table-cell table:style-name="ce158" table:formula="of:=[.F280]" office:value-type="float" office:value="10" calcext:value-type="float">
              <text:p>10.00 Tage</text:p>
            </table:table-cell>
            <table:table-cell table:style-name="ce193" table:formula="of:=[.G280]" office:value-type="float" office:value="10" calcext:value-type="float">
              <text:p>10.00 Tage</text:p>
            </table:table-cell>
            <table:table-cell table:style-name="ce193"/>
            <table:table-cell table:style-name="ce199"/>
            <table:table-cell table:style-name="ce207"/>
            <table:table-cell table:style-name="ce214" table:formula="of:=SUMIF([.$C$204:.$E$204];[.$B280];[.$C$216:.$E$216])*[.$D280]" office:value-type="float" office:value="3296" calcext:value-type="float">
              <text:p>3,296.00 €</text:p>
            </table:table-cell>
            <table:table-cell table:style-name="ce104" table:formula="of:=SUMIF([.$C$204:.$E$204];[.$B280];[.$C$217:.$E$217])*[.$D280]" office:value-type="float" office:value="3394.88" calcext:value-type="float">
              <text:p>3,394.88 €</text:p>
            </table:table-cell>
            <table:table-cell table:style-name="ce104" table:formula="of:=SUMIF([.$C$204:.$E$204];[.$B280];[.$C$218:.$E$218])*[.$D280]" office:value-type="float" office:value="3496.7264" calcext:value-type="float">
              <text:p>3,496.73 €</text:p>
            </table:table-cell>
            <table:table-cell table:style-name="ce104" table:formula="of:=SUMIF([.$C$204:.$E$204];[.$B280];[.$C$219:.$E$219])*[.$D280]" office:value-type="float" office:value="3601.628192" calcext:value-type="float">
              <text:p>3,601.63 €</text:p>
            </table:table-cell>
            <table:table-cell table:style-name="ce153" table:formula="of:=SUMIF([.$C$204:.$E$204];[.$B280];[.$C$220:.$E$220])*[.$D280]" office:value-type="float" office:value="3709.67703776" calcext:value-type="float">
              <text:p>3,709.68 €</text:p>
            </table:table-cell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PR </text:p>
            </table:table-cell>
            <table:table-cell table:style-name="ce68" office:value-type="string" calcext:value-type="string">
              <text:p>Scientist</text:p>
            </table:table-cell>
            <table:table-cell table:style-name="ce124"/>
            <table:table-cell table:style-name="ce145" office:value-type="float" office:value="10" calcext:value-type="float">
              <text:p>10.00 Tage</text:p>
            </table:table-cell>
            <table:table-cell table:style-name="ce158" table:formula="of:=[.D281]" office:value-type="float" office:value="10" calcext:value-type="float">
              <text:p>10.00 Tage</text:p>
            </table:table-cell>
            <table:table-cell table:style-name="ce158" table:formula="of:=[.E281]" office:value-type="float" office:value="10" calcext:value-type="float">
              <text:p>10.00 Tage</text:p>
            </table:table-cell>
            <table:table-cell table:style-name="ce158" table:formula="of:=[.F281]" office:value-type="float" office:value="10" calcext:value-type="float">
              <text:p>10.00 Tage</text:p>
            </table:table-cell>
            <table:table-cell table:style-name="ce193" table:formula="of:=[.G281]" office:value-type="float" office:value="10" calcext:value-type="float">
              <text:p>10.00 Tage</text:p>
            </table:table-cell>
            <table:table-cell table:style-name="ce193"/>
            <table:table-cell table:style-name="ce199"/>
            <table:table-cell table:style-name="ce207"/>
            <table:table-cell table:style-name="ce214" table:formula="of:=SUMIF([.$C$204:.$E$204];[.$B281];[.$C$216:.$E$216])*[.$D281]" office:value-type="float" office:value="3296" calcext:value-type="float">
              <text:p>3,296.00 €</text:p>
            </table:table-cell>
            <table:table-cell table:style-name="ce104" table:formula="of:=SUMIF([.$C$204:.$E$204];[.$B281];[.$C$217:.$E$217])*[.$D281]" office:value-type="float" office:value="3394.88" calcext:value-type="float">
              <text:p>3,394.88 €</text:p>
            </table:table-cell>
            <table:table-cell table:style-name="ce104" table:formula="of:=SUMIF([.$C$204:.$E$204];[.$B281];[.$C$218:.$E$218])*[.$D281]" office:value-type="float" office:value="3496.7264" calcext:value-type="float">
              <text:p>3,496.73 €</text:p>
            </table:table-cell>
            <table:table-cell table:style-name="ce104" table:formula="of:=SUMIF([.$C$204:.$E$204];[.$B281];[.$C$219:.$E$219])*[.$D281]" office:value-type="float" office:value="3601.628192" calcext:value-type="float">
              <text:p>3,601.63 €</text:p>
            </table:table-cell>
            <table:table-cell table:style-name="ce153" table:formula="of:=SUMIF([.$C$204:.$E$204];[.$B281];[.$C$220:.$E$220])*[.$D281]" office:value-type="float" office:value="3709.67703776" calcext:value-type="float">
              <text:p>3,709.68 €</text:p>
            </table:table-cell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Events &amp; conferences</text:p>
            </table:table-cell>
            <table:table-cell table:style-name="ce68" office:value-type="string" calcext:value-type="string">
              <text:p>Scientist</text:p>
            </table:table-cell>
            <table:table-cell table:style-name="ce124"/>
            <table:table-cell table:style-name="ce145" office:value-type="float" office:value="5" calcext:value-type="float">
              <text:p>5.00 Tage</text:p>
            </table:table-cell>
            <table:table-cell table:style-name="ce158" table:formula="of:=[.D282]" office:value-type="float" office:value="5" calcext:value-type="float">
              <text:p>5.00 Tage</text:p>
            </table:table-cell>
            <table:table-cell table:style-name="ce158" table:formula="of:=[.E282]" office:value-type="float" office:value="5" calcext:value-type="float">
              <text:p>5.00 Tage</text:p>
            </table:table-cell>
            <table:table-cell table:style-name="ce158" table:formula="of:=[.F282]" office:value-type="float" office:value="5" calcext:value-type="float">
              <text:p>5.00 Tage</text:p>
            </table:table-cell>
            <table:table-cell table:style-name="ce193" table:formula="of:=[.G282]" office:value-type="float" office:value="5" calcext:value-type="float">
              <text:p>5.00 Tage</text:p>
            </table:table-cell>
            <table:table-cell table:style-name="ce193"/>
            <table:table-cell table:style-name="ce199"/>
            <table:table-cell table:style-name="ce207"/>
            <table:table-cell table:style-name="ce214" table:formula="of:=SUMIF([.$C$204:.$E$204];[.$B282];[.$C$216:.$E$216])*[.$D282]" office:value-type="float" office:value="1648" calcext:value-type="float">
              <text:p>1,648.00 €</text:p>
            </table:table-cell>
            <table:table-cell table:style-name="ce104" table:formula="of:=SUMIF([.$C$204:.$E$204];[.$B282];[.$C$217:.$E$217])*[.$D282]" office:value-type="float" office:value="1697.44" calcext:value-type="float">
              <text:p>1,697.44 €</text:p>
            </table:table-cell>
            <table:table-cell table:style-name="ce104" table:formula="of:=SUMIF([.$C$204:.$E$204];[.$B282];[.$C$218:.$E$218])*[.$D282]" office:value-type="float" office:value="1748.3632" calcext:value-type="float">
              <text:p>1,748.36 €</text:p>
            </table:table-cell>
            <table:table-cell table:style-name="ce104" table:formula="of:=SUMIF([.$C$204:.$E$204];[.$B282];[.$C$219:.$E$219])*[.$D282]" office:value-type="float" office:value="1800.814096" calcext:value-type="float">
              <text:p>1,800.81 €</text:p>
            </table:table-cell>
            <table:table-cell table:style-name="ce153" table:formula="of:=SUMIF([.$C$204:.$E$204];[.$B282];[.$C$220:.$E$220])*[.$D282]" office:value-type="float" office:value="1854.83851888" calcext:value-type="float">
              <text:p>1,854.84 €</text:p>
            </table:table-cell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Presentations &amp; networking</text:p>
            </table:table-cell>
            <table:table-cell table:style-name="ce68" office:value-type="string" calcext:value-type="string">
              <text:p>Scientist</text:p>
            </table:table-cell>
            <table:table-cell table:style-name="ce124"/>
            <table:table-cell table:style-name="ce145" office:value-type="float" office:value="10" calcext:value-type="float">
              <text:p>10.00 Tage</text:p>
            </table:table-cell>
            <table:table-cell table:style-name="ce158" table:formula="of:=[.D283]" office:value-type="float" office:value="10" calcext:value-type="float">
              <text:p>10.00 Tage</text:p>
            </table:table-cell>
            <table:table-cell table:style-name="ce158" table:formula="of:=[.E283]" office:value-type="float" office:value="10" calcext:value-type="float">
              <text:p>10.00 Tage</text:p>
            </table:table-cell>
            <table:table-cell table:style-name="ce158" table:formula="of:=[.F283]" office:value-type="float" office:value="10" calcext:value-type="float">
              <text:p>10.00 Tage</text:p>
            </table:table-cell>
            <table:table-cell table:style-name="ce193" table:formula="of:=[.G283]" office:value-type="float" office:value="10" calcext:value-type="float">
              <text:p>10.00 Tage</text:p>
            </table:table-cell>
            <table:table-cell table:style-name="ce193"/>
            <table:table-cell table:style-name="ce199"/>
            <table:table-cell table:style-name="ce207"/>
            <table:table-cell table:style-name="ce214" table:formula="of:=SUMIF([.$C$204:.$E$204];[.$B283];[.$C$216:.$E$216])*[.$D283]" office:value-type="float" office:value="3296" calcext:value-type="float">
              <text:p>3,296.00 €</text:p>
            </table:table-cell>
            <table:table-cell table:style-name="ce104" table:formula="of:=SUMIF([.$C$204:.$E$204];[.$B283];[.$C$217:.$E$217])*[.$D283]" office:value-type="float" office:value="3394.88" calcext:value-type="float">
              <text:p>3,394.88 €</text:p>
            </table:table-cell>
            <table:table-cell table:style-name="ce104" table:formula="of:=SUMIF([.$C$204:.$E$204];[.$B283];[.$C$218:.$E$218])*[.$D283]" office:value-type="float" office:value="3496.7264" calcext:value-type="float">
              <text:p>3,496.73 €</text:p>
            </table:table-cell>
            <table:table-cell table:style-name="ce104" table:formula="of:=SUMIF([.$C$204:.$E$204];[.$B283];[.$C$219:.$E$219])*[.$D283]" office:value-type="float" office:value="3601.628192" calcext:value-type="float">
              <text:p>3,601.63 €</text:p>
            </table:table-cell>
            <table:table-cell table:style-name="ce153" table:formula="of:=SUMIF([.$C$204:.$E$204];[.$B283];[.$C$220:.$E$220])*[.$D283]" office:value-type="float" office:value="3709.67703776" calcext:value-type="float">
              <text:p>3,709.68 €</text:p>
            </table:table-cell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Managerial accounting</text:p>
            </table:table-cell>
            <table:table-cell table:style-name="ce68" office:value-type="string" calcext:value-type="string">
              <text:p>Scientist</text:p>
            </table:table-cell>
            <table:table-cell table:style-name="ce124"/>
            <table:table-cell table:style-name="ce145" office:value-type="float" office:value="4" calcext:value-type="float">
              <text:p>4.00 Tage</text:p>
            </table:table-cell>
            <table:table-cell table:style-name="ce158" table:formula="of:=[.D284]" office:value-type="float" office:value="4" calcext:value-type="float">
              <text:p>4.00 Tage</text:p>
            </table:table-cell>
            <table:table-cell table:style-name="ce158" table:formula="of:=[.E284]" office:value-type="float" office:value="4" calcext:value-type="float">
              <text:p>4.00 Tage</text:p>
            </table:table-cell>
            <table:table-cell table:style-name="ce158" table:formula="of:=[.F284]" office:value-type="float" office:value="4" calcext:value-type="float">
              <text:p>4.00 Tage</text:p>
            </table:table-cell>
            <table:table-cell table:style-name="ce193" table:formula="of:=[.G284]" office:value-type="float" office:value="4" calcext:value-type="float">
              <text:p>4.00 Tage</text:p>
            </table:table-cell>
            <table:table-cell table:style-name="ce193"/>
            <table:table-cell table:style-name="ce199"/>
            <table:table-cell table:style-name="ce207"/>
            <table:table-cell table:style-name="ce214" table:formula="of:=SUMIF([.$C$204:.$E$204];[.$B284];[.$C$216:.$E$216])*[.$D284]" office:value-type="float" office:value="1318.4" calcext:value-type="float">
              <text:p>1,318.40 €</text:p>
            </table:table-cell>
            <table:table-cell table:style-name="ce104" table:formula="of:=SUMIF([.$C$204:.$E$204];[.$B284];[.$C$217:.$E$217])*[.$D284]" office:value-type="float" office:value="1357.952" calcext:value-type="float">
              <text:p>1,357.95 €</text:p>
            </table:table-cell>
            <table:table-cell table:style-name="ce104" table:formula="of:=SUMIF([.$C$204:.$E$204];[.$B284];[.$C$218:.$E$218])*[.$D284]" office:value-type="float" office:value="1398.69056" calcext:value-type="float">
              <text:p>1,398.69 €</text:p>
            </table:table-cell>
            <table:table-cell table:style-name="ce104" table:formula="of:=SUMIF([.$C$204:.$E$204];[.$B284];[.$C$219:.$E$219])*[.$D284]" office:value-type="float" office:value="1440.6512768" calcext:value-type="float">
              <text:p>1,440.65 €</text:p>
            </table:table-cell>
            <table:table-cell table:style-name="ce153" table:formula="of:=SUMIF([.$C$204:.$E$204];[.$B284];[.$C$220:.$E$220])*[.$D284]" office:value-type="float" office:value="1483.870815104" calcext:value-type="float">
              <text:p>1,483.87 €</text:p>
            </table:table-cell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Financial planning</text:p>
            </table:table-cell>
            <table:table-cell table:style-name="ce68" office:value-type="string" calcext:value-type="string">
              <text:p>Scientist</text:p>
            </table:table-cell>
            <table:table-cell table:style-name="ce124"/>
            <table:table-cell table:style-name="ce145" office:value-type="float" office:value="2" calcext:value-type="float">
              <text:p>2.00 Tage</text:p>
            </table:table-cell>
            <table:table-cell table:style-name="ce158" table:formula="of:=[.D285]" office:value-type="float" office:value="2" calcext:value-type="float">
              <text:p>2.00 Tage</text:p>
            </table:table-cell>
            <table:table-cell table:style-name="ce158" table:formula="of:=[.E285]" office:value-type="float" office:value="2" calcext:value-type="float">
              <text:p>2.00 Tage</text:p>
            </table:table-cell>
            <table:table-cell table:style-name="ce158" table:formula="of:=[.F285]" office:value-type="float" office:value="2" calcext:value-type="float">
              <text:p>2.00 Tage</text:p>
            </table:table-cell>
            <table:table-cell table:style-name="ce193" table:formula="of:=[.G285]" office:value-type="float" office:value="2" calcext:value-type="float">
              <text:p>2.00 Tage</text:p>
            </table:table-cell>
            <table:table-cell table:style-name="ce193"/>
            <table:table-cell table:style-name="ce199"/>
            <table:table-cell table:style-name="ce207"/>
            <table:table-cell table:style-name="ce214" table:formula="of:=SUMIF([.$C$204:.$E$204];[.$B285];[.$C$216:.$E$216])*[.$D285]" office:value-type="float" office:value="659.2" calcext:value-type="float">
              <text:p>659.20 €</text:p>
            </table:table-cell>
            <table:table-cell table:style-name="ce104" table:formula="of:=SUMIF([.$C$204:.$E$204];[.$B285];[.$C$217:.$E$217])*[.$D285]" office:value-type="float" office:value="678.976" calcext:value-type="float">
              <text:p>678.98 €</text:p>
            </table:table-cell>
            <table:table-cell table:style-name="ce104" table:formula="of:=SUMIF([.$C$204:.$E$204];[.$B285];[.$C$218:.$E$218])*[.$D285]" office:value-type="float" office:value="699.34528" calcext:value-type="float">
              <text:p>699.35 €</text:p>
            </table:table-cell>
            <table:table-cell table:style-name="ce104" table:formula="of:=SUMIF([.$C$204:.$E$204];[.$B285];[.$C$219:.$E$219])*[.$D285]" office:value-type="float" office:value="720.3256384" calcext:value-type="float">
              <text:p>720.33 €</text:p>
            </table:table-cell>
            <table:table-cell table:style-name="ce153" table:formula="of:=SUMIF([.$C$204:.$E$204];[.$B285];[.$C$220:.$E$220])*[.$D285]" office:value-type="float" office:value="741.935407552" calcext:value-type="float">
              <text:p>741.94 €</text:p>
            </table:table-cell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Bookkeeping</text:p>
            </table:table-cell>
            <table:table-cell table:style-name="ce68" office:value-type="string" calcext:value-type="string">
              <text:p>Clerk</text:p>
            </table:table-cell>
            <table:table-cell table:style-name="ce124"/>
            <table:table-cell table:style-name="ce145" office:value-type="float" office:value="4" calcext:value-type="float">
              <text:p>4.00 Tage</text:p>
            </table:table-cell>
            <table:table-cell table:style-name="ce158" table:formula="of:=[.D286]" office:value-type="float" office:value="4" calcext:value-type="float">
              <text:p>4.00 Tage</text:p>
            </table:table-cell>
            <table:table-cell table:style-name="ce158" table:formula="of:=[.E286]" office:value-type="float" office:value="4" calcext:value-type="float">
              <text:p>4.00 Tage</text:p>
            </table:table-cell>
            <table:table-cell table:style-name="ce158" table:formula="of:=[.F286]" office:value-type="float" office:value="4" calcext:value-type="float">
              <text:p>4.00 Tage</text:p>
            </table:table-cell>
            <table:table-cell table:style-name="ce193" table:formula="of:=[.G286]" office:value-type="float" office:value="4" calcext:value-type="float">
              <text:p>4.00 Tage</text:p>
            </table:table-cell>
            <table:table-cell table:style-name="ce193"/>
            <table:table-cell table:style-name="ce199"/>
            <table:table-cell table:style-name="ce207"/>
            <table:table-cell table:style-name="ce214" table:formula="of:=SUMIF([.$C$204:.$E$204];[.$B286];[.$C$216:.$E$216])*[.$D286]" office:value-type="float" office:value="1138.4" calcext:value-type="float">
              <text:p>1,138.40 €</text:p>
            </table:table-cell>
            <table:table-cell table:style-name="ce104" table:formula="of:=SUMIF([.$C$204:.$E$204];[.$B286];[.$C$217:.$E$217])*[.$D286]" office:value-type="float" office:value="1172.552" calcext:value-type="float">
              <text:p>1,172.55 €</text:p>
            </table:table-cell>
            <table:table-cell table:style-name="ce104" table:formula="of:=SUMIF([.$C$204:.$E$204];[.$B286];[.$C$218:.$E$218])*[.$D286]" office:value-type="float" office:value="1207.72856" calcext:value-type="float">
              <text:p>1,207.73 €</text:p>
            </table:table-cell>
            <table:table-cell table:style-name="ce104" table:formula="of:=SUMIF([.$C$204:.$E$204];[.$B286];[.$C$219:.$E$219])*[.$D286]" office:value-type="float" office:value="1243.9604168" calcext:value-type="float">
              <text:p>1,243.96 €</text:p>
            </table:table-cell>
            <table:table-cell table:style-name="ce153" table:formula="of:=SUMIF([.$C$204:.$E$204];[.$B286];[.$C$220:.$E$220])*[.$D286]" office:value-type="float" office:value="1281.279229304" calcext:value-type="float">
              <text:p>1,281.28 €</text:p>
            </table:table-cell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grant proposals</text:p>
            </table:table-cell>
            <table:table-cell table:style-name="ce68" office:value-type="string" calcext:value-type="string">
              <text:p>Scientist</text:p>
            </table:table-cell>
            <table:table-cell table:style-name="ce124"/>
            <table:table-cell table:style-name="ce145" office:value-type="float" office:value="10" calcext:value-type="float">
              <text:p>10.00 Tage</text:p>
            </table:table-cell>
            <table:table-cell table:style-name="ce158" table:formula="of:=[.D287]" office:value-type="float" office:value="10" calcext:value-type="float">
              <text:p>10.00 Tage</text:p>
            </table:table-cell>
            <table:table-cell table:style-name="ce158" table:formula="of:=[.E287]" office:value-type="float" office:value="10" calcext:value-type="float">
              <text:p>10.00 Tage</text:p>
            </table:table-cell>
            <table:table-cell table:style-name="ce158" table:formula="of:=[.F287]" office:value-type="float" office:value="10" calcext:value-type="float">
              <text:p>10.00 Tage</text:p>
            </table:table-cell>
            <table:table-cell table:style-name="ce193" table:formula="of:=[.G287]" office:value-type="float" office:value="10" calcext:value-type="float">
              <text:p>10.00 Tage</text:p>
            </table:table-cell>
            <table:table-cell table:style-name="ce193"/>
            <table:table-cell table:style-name="ce199"/>
            <table:table-cell table:style-name="ce207"/>
            <table:table-cell table:style-name="ce214" table:formula="of:=SUMIF([.$C$204:.$E$204];[.$B287];[.$C$216:.$E$216])*[.$D287]" office:value-type="float" office:value="3296" calcext:value-type="float">
              <text:p>3,296.00 €</text:p>
            </table:table-cell>
            <table:table-cell table:style-name="ce104" table:formula="of:=SUMIF([.$C$204:.$E$204];[.$B287];[.$C$217:.$E$217])*[.$D287]" office:value-type="float" office:value="3394.88" calcext:value-type="float">
              <text:p>3,394.88 €</text:p>
            </table:table-cell>
            <table:table-cell table:style-name="ce104" table:formula="of:=SUMIF([.$C$204:.$E$204];[.$B287];[.$C$218:.$E$218])*[.$D287]" office:value-type="float" office:value="3496.7264" calcext:value-type="float">
              <text:p>3,496.73 €</text:p>
            </table:table-cell>
            <table:table-cell table:style-name="ce104" table:formula="of:=SUMIF([.$C$204:.$E$204];[.$B287];[.$C$219:.$E$219])*[.$D287]" office:value-type="float" office:value="3601.628192" calcext:value-type="float">
              <text:p>3,601.63 €</text:p>
            </table:table-cell>
            <table:table-cell table:style-name="ce153" table:formula="of:=SUMIF([.$C$204:.$E$204];[.$B287];[.$C$220:.$E$220])*[.$D287]" office:value-type="float" office:value="3709.67703776" calcext:value-type="float">
              <text:p>3,709.68 €</text:p>
            </table:table-cell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General admin</text:p>
            </table:table-cell>
            <table:table-cell table:style-name="ce68" office:value-type="string" calcext:value-type="string">
              <text:p>Clerk</text:p>
            </table:table-cell>
            <table:table-cell table:style-name="ce124"/>
            <table:table-cell table:style-name="ce145" office:value-type="float" office:value="10" calcext:value-type="float">
              <text:p>10.00 Tage</text:p>
            </table:table-cell>
            <table:table-cell table:style-name="ce158" table:formula="of:=[.D288]" office:value-type="float" office:value="10" calcext:value-type="float">
              <text:p>10.00 Tage</text:p>
            </table:table-cell>
            <table:table-cell table:style-name="ce158" table:formula="of:=[.E288]" office:value-type="float" office:value="10" calcext:value-type="float">
              <text:p>10.00 Tage</text:p>
            </table:table-cell>
            <table:table-cell table:style-name="ce158" table:formula="of:=[.F288]" office:value-type="float" office:value="10" calcext:value-type="float">
              <text:p>10.00 Tage</text:p>
            </table:table-cell>
            <table:table-cell table:style-name="ce193" table:formula="of:=[.G288]" office:value-type="float" office:value="10" calcext:value-type="float">
              <text:p>10.00 Tage</text:p>
            </table:table-cell>
            <table:table-cell table:style-name="ce193"/>
            <table:table-cell table:style-name="ce199"/>
            <table:table-cell table:style-name="ce207"/>
            <table:table-cell table:style-name="ce214" table:formula="of:=SUMIF([.$C$204:.$E$204];[.$B288];[.$C$216:.$E$216])*[.$D288]" office:value-type="float" office:value="2846" calcext:value-type="float">
              <text:p>2,846.00 €</text:p>
            </table:table-cell>
            <table:table-cell table:style-name="ce104" table:formula="of:=SUMIF([.$C$204:.$E$204];[.$B288];[.$C$217:.$E$217])*[.$D288]" office:value-type="float" office:value="2931.38" calcext:value-type="float">
              <text:p>2,931.38 €</text:p>
            </table:table-cell>
            <table:table-cell table:style-name="ce104" table:formula="of:=SUMIF([.$C$204:.$E$204];[.$B288];[.$C$218:.$E$218])*[.$D288]" office:value-type="float" office:value="3019.3214" calcext:value-type="float">
              <text:p>3,019.32 €</text:p>
            </table:table-cell>
            <table:table-cell table:style-name="ce104" table:formula="of:=SUMIF([.$C$204:.$E$204];[.$B288];[.$C$219:.$E$219])*[.$D288]" office:value-type="float" office:value="3109.901042" calcext:value-type="float">
              <text:p>3,109.90 €</text:p>
            </table:table-cell>
            <table:table-cell table:style-name="ce153" table:formula="of:=SUMIF([.$C$204:.$E$204];[.$B288];[.$C$220:.$E$220])*[.$D288]" office:value-type="float" office:value="3203.19807326" calcext:value-type="float">
              <text:p>3,203.20 €</text:p>
            </table:table-cell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Manuals and guidelines</text:p>
            </table:table-cell>
            <table:table-cell table:style-name="ce68" office:value-type="string" calcext:value-type="string">
              <text:p>Scientist</text:p>
            </table:table-cell>
            <table:table-cell table:style-name="ce124"/>
            <table:table-cell table:style-name="ce145" office:value-type="float" office:value="10" calcext:value-type="float">
              <text:p>10.00 Tage</text:p>
            </table:table-cell>
            <table:table-cell table:style-name="ce158" table:formula="of:=[.D289]" office:value-type="float" office:value="10" calcext:value-type="float">
              <text:p>10.00 Tage</text:p>
            </table:table-cell>
            <table:table-cell table:style-name="ce158" table:formula="of:=[.E289]" office:value-type="float" office:value="10" calcext:value-type="float">
              <text:p>10.00 Tage</text:p>
            </table:table-cell>
            <table:table-cell table:style-name="ce158" table:formula="of:=[.F289]" office:value-type="float" office:value="10" calcext:value-type="float">
              <text:p>10.00 Tage</text:p>
            </table:table-cell>
            <table:table-cell table:style-name="ce193" table:formula="of:=[.G289]" office:value-type="float" office:value="10" calcext:value-type="float">
              <text:p>10.00 Tage</text:p>
            </table:table-cell>
            <table:table-cell table:style-name="ce193"/>
            <table:table-cell table:style-name="ce199"/>
            <table:table-cell table:style-name="ce207"/>
            <table:table-cell table:style-name="ce214" table:formula="of:=SUMIF([.$C$204:.$E$204];[.$B289];[.$C$216:.$E$216])*[.$D289]" office:value-type="float" office:value="3296" calcext:value-type="float">
              <text:p>3,296.00 €</text:p>
            </table:table-cell>
            <table:table-cell table:style-name="ce104" table:formula="of:=SUMIF([.$C$204:.$E$204];[.$B289];[.$C$217:.$E$217])*[.$D289]" office:value-type="float" office:value="3394.88" calcext:value-type="float">
              <text:p>3,394.88 €</text:p>
            </table:table-cell>
            <table:table-cell table:style-name="ce104" table:formula="of:=SUMIF([.$C$204:.$E$204];[.$B289];[.$C$218:.$E$218])*[.$D289]" office:value-type="float" office:value="3496.7264" calcext:value-type="float">
              <text:p>3,496.73 €</text:p>
            </table:table-cell>
            <table:table-cell table:style-name="ce104" table:formula="of:=SUMIF([.$C$204:.$E$204];[.$B289];[.$C$219:.$E$219])*[.$D289]" office:value-type="float" office:value="3601.628192" calcext:value-type="float">
              <text:p>3,601.63 €</text:p>
            </table:table-cell>
            <table:table-cell table:style-name="ce153" table:formula="of:=SUMIF([.$C$204:.$E$204];[.$B289];[.$C$220:.$E$220])*[.$D289]" office:value-type="float" office:value="3709.67703776" calcext:value-type="float">
              <text:p>3,709.68 €</text:p>
            </table:table-cell>
            <table:table-cell table:style-name="ce226"/>
            <table:table-cell table:style-name="Default" table:number-columns-repeated="1007"/>
          </table:table-row>
          <table:table-row table:style-name="ro2">
            <table:table-cell table:style-name="ce27"/>
            <table:table-cell table:style-name="ce80"/>
            <table:table-cell table:style-name="ce125"/>
            <table:table-cell table:style-name="ce146"/>
            <table:table-cell table:style-name="ce160" table:number-columns-repeated="3"/>
            <table:table-cell table:style-name="ce195" table:number-columns-repeated="2"/>
            <table:table-cell table:style-name="ce200"/>
            <table:table-cell table:style-name="ce208"/>
            <table:table-cell table:style-name="ce216"/>
            <table:table-cell table:style-name="ce219" table:number-columns-repeated="3"/>
            <table:table-cell table:style-name="ce222"/>
            <table:table-cell table:style-name="ce227"/>
            <table:table-cell table:style-name="Default" table:number-columns-repeated="1007"/>
          </table:table-row>
        </table:table-row-group>
        <table:table-row table:style-name="ro3">
          <table:table-cell table:style-name="ce25" office:value-type="string" calcext:value-type="string">
            <text:p>Fix non-personnel costs</text:p>
          </table:table-cell>
          <table:table-cell table:style-name="ce79"/>
          <table:table-cell table:style-name="ce126"/>
          <table:table-cell table:style-name="ce79"/>
          <table:table-cell table:style-name="ce112" table:number-columns-repeated="3"/>
          <table:table-cell table:style-name="ce171" table:number-columns-repeated="2"/>
          <table:table-cell table:style-name="ce201"/>
          <table:table-cell table:style-name="ce206"/>
          <table:table-cell table:style-name="ce70" table:formula="of:=SUM([.L292:.L301])" office:value-type="float" office:value="43410.7692307692" calcext:value-type="float">
            <text:p>43,410.77 €</text:p>
          </table:table-cell>
          <table:table-cell table:style-name="ce112" table:formula="of:=SUM([.M292:.M301])" office:value-type="float" office:value="44676.1692307692" calcext:value-type="float">
            <text:p>44,676.17 €</text:p>
          </table:table-cell>
          <table:table-cell table:style-name="ce112" table:formula="of:=SUM([.N292:.N301])" office:value-type="float" office:value="45979.5312307692" calcext:value-type="float">
            <text:p>45,979.53 €</text:p>
          </table:table-cell>
          <table:table-cell table:style-name="ce112" table:formula="of:=SUM([.O292:.O301])" office:value-type="float" office:value="47321.9940907692" calcext:value-type="float">
            <text:p>47,321.99 €</text:p>
          </table:table-cell>
          <table:table-cell table:style-name="ce171" table:formula="of:=SUM([.P292:.P301])" office:value-type="float" office:value="48704.7308365692" calcext:value-type="float">
            <text:p>48,704.73 €</text:p>
          </table:table-cell>
          <table:table-cell table:style-name="ce225"/>
          <table:table-cell table:style-name="ce191" table:number-columns-repeated="1007"/>
        </table:table-row>
        <table:table-row-group>
          <table:table-row table:style-name="ro3">
            <table:table-cell table:style-name="ce26" office:value-type="string" calcext:value-type="string">
              <text:p>Rent</text:p>
            </table:table-cell>
            <table:table-cell table:style-name="ce71"/>
            <table:table-cell table:style-name="ce127"/>
            <table:table-cell table:style-name="ce68"/>
            <table:table-cell table:style-name="ce95" table:number-columns-repeated="3"/>
            <table:table-cell table:style-name="ce127" table:number-columns-repeated="2"/>
            <table:table-cell table:style-name="ce202" office:value-type="float" office:value="1000" calcext:value-type="float">
              <text:p>1,000.00 €</text:p>
            </table:table-cell>
            <table:table-cell table:style-name="ce209"/>
            <table:table-cell table:style-name="ce214" table:formula="of:=[.J292]*12+[.K292]" office:value-type="float" office:value="12000" calcext:value-type="float">
              <text:p>12,000.00 €</text:p>
            </table:table-cell>
            <table:table-cell table:style-name="ce104" table:formula="of:=[.L292]*(1+[.$Q292])" office:value-type="float" office:value="12360" calcext:value-type="float">
              <text:p>12,360.00 €</text:p>
            </table:table-cell>
            <table:table-cell table:style-name="ce104" table:formula="of:=[.M292]*(1+[.$Q292])" office:value-type="float" office:value="12730.8" calcext:value-type="float">
              <text:p>12,730.80 €</text:p>
            </table:table-cell>
            <table:table-cell table:style-name="ce104" table:formula="of:=[.N292]*(1+[.$Q292])" office:value-type="float" office:value="13112.724" calcext:value-type="float">
              <text:p>13,112.72 €</text:p>
            </table:table-cell>
            <table:table-cell table:style-name="ce153" table:formula="of:=[.O292]*(1+[.$Q292])" office:value-type="float" office:value="13506.10572" calcext:value-type="float">
              <text:p>13,506.11 €</text:p>
            </table:table-cell>
            <table:table-cell table:style-name="ce228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26" office:value-type="string" calcext:value-type="string">
              <text:p>Stationary and telco</text:p>
            </table:table-cell>
            <table:table-cell table:style-name="ce71"/>
            <table:table-cell table:style-name="ce127"/>
            <table:table-cell table:style-name="ce68"/>
            <table:table-cell table:style-name="ce95" table:number-columns-repeated="3"/>
            <table:table-cell table:style-name="ce127" table:number-columns-repeated="2"/>
            <table:table-cell table:style-name="ce202" office:value-type="float" office:value="100" calcext:value-type="float">
              <text:p>100.00 €</text:p>
            </table:table-cell>
            <table:table-cell table:style-name="ce209"/>
            <table:table-cell table:style-name="ce214" table:formula="of:=[.J293]*12+[.K293]" office:value-type="float" office:value="1200" calcext:value-type="float">
              <text:p>1,200.00 €</text:p>
            </table:table-cell>
            <table:table-cell table:style-name="ce104" table:formula="of:=[.L293]*(1+[.$Q293])" office:value-type="float" office:value="1236" calcext:value-type="float">
              <text:p>1,236.00 €</text:p>
            </table:table-cell>
            <table:table-cell table:style-name="ce104" table:formula="of:=[.M293]*(1+[.$Q293])" office:value-type="float" office:value="1273.08" calcext:value-type="float">
              <text:p>1,273.08 €</text:p>
            </table:table-cell>
            <table:table-cell table:style-name="ce104" table:formula="of:=[.N293]*(1+[.$Q293])" office:value-type="float" office:value="1311.2724" calcext:value-type="float">
              <text:p>1,311.27 €</text:p>
            </table:table-cell>
            <table:table-cell table:style-name="ce153" table:formula="of:=[.O293]*(1+[.$Q293])" office:value-type="float" office:value="1350.610572" calcext:value-type="float">
              <text:p>1,350.61 €</text:p>
            </table:table-cell>
            <table:table-cell table:style-name="ce228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26" office:value-type="string" calcext:value-type="string">
              <text:p>bookkeeping and annual closure</text:p>
            </table:table-cell>
            <table:table-cell table:style-name="ce71"/>
            <table:table-cell table:style-name="ce127"/>
            <table:table-cell table:style-name="ce68"/>
            <table:table-cell table:style-name="ce95" table:number-columns-repeated="3"/>
            <table:table-cell table:style-name="ce127" table:number-columns-repeated="2"/>
            <table:table-cell table:style-name="ce202" office:value-type="float" office:value="120" calcext:value-type="float">
              <text:p>120.00 €</text:p>
            </table:table-cell>
            <table:table-cell table:style-name="ce210" office:value-type="float" office:value="600" calcext:value-type="float">
              <text:p>600.00 €</text:p>
            </table:table-cell>
            <table:table-cell table:style-name="ce214" table:formula="of:=[.J294]*12+[.K294]" office:value-type="float" office:value="2040" calcext:value-type="float">
              <text:p>2,040.00 €</text:p>
            </table:table-cell>
            <table:table-cell table:style-name="ce104" table:formula="of:=[.L294]*(1+[.$Q294])" office:value-type="float" office:value="2101.2" calcext:value-type="float">
              <text:p>2,101.20 €</text:p>
            </table:table-cell>
            <table:table-cell table:style-name="ce104" table:formula="of:=[.M294]*(1+[.$Q294])" office:value-type="float" office:value="2164.236" calcext:value-type="float">
              <text:p>2,164.24 €</text:p>
            </table:table-cell>
            <table:table-cell table:style-name="ce104" table:formula="of:=[.N294]*(1+[.$Q294])" office:value-type="float" office:value="2229.16308" calcext:value-type="float">
              <text:p>2,229.16 €</text:p>
            </table:table-cell>
            <table:table-cell table:style-name="ce153" table:formula="of:=[.O294]*(1+[.$Q294])" office:value-type="float" office:value="2296.0379724" calcext:value-type="float">
              <text:p>2,296.04 €</text:p>
            </table:table-cell>
            <table:table-cell table:style-name="ce228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26" office:value-type="string" calcext:value-type="string">
              <text:p>Travel</text:p>
            </table:table-cell>
            <table:table-cell table:style-name="ce71"/>
            <table:table-cell table:style-name="ce127"/>
            <table:table-cell table:style-name="ce68"/>
            <table:table-cell table:style-name="ce95" table:number-columns-repeated="3"/>
            <table:table-cell table:style-name="ce127" table:number-columns-repeated="2"/>
            <table:table-cell table:style-name="ce202"/>
            <table:table-cell table:style-name="ce210" office:value-type="float" office:value="10000" calcext:value-type="float">
              <text:p>10,000.00 €</text:p>
            </table:table-cell>
            <table:table-cell table:style-name="ce214" table:formula="of:=[.J295]*12+[.K295]" office:value-type="float" office:value="10000" calcext:value-type="float">
              <text:p>10,000.00 €</text:p>
            </table:table-cell>
            <table:table-cell table:style-name="ce104" table:formula="of:=[.L295]*(1+[.$Q295])" office:value-type="float" office:value="10300" calcext:value-type="float">
              <text:p>10,300.00 €</text:p>
            </table:table-cell>
            <table:table-cell table:style-name="ce104" table:formula="of:=[.M295]*(1+[.$Q295])" office:value-type="float" office:value="10609" calcext:value-type="float">
              <text:p>10,609.00 €</text:p>
            </table:table-cell>
            <table:table-cell table:style-name="ce104" table:formula="of:=[.N295]*(1+[.$Q295])" office:value-type="float" office:value="10927.27" calcext:value-type="float">
              <text:p>10,927.27 €</text:p>
            </table:table-cell>
            <table:table-cell table:style-name="ce153" table:formula="of:=[.O295]*(1+[.$Q295])" office:value-type="float" office:value="11255.0881" calcext:value-type="float">
              <text:p>11,255.09 €</text:p>
            </table:table-cell>
            <table:table-cell table:style-name="ce228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26" office:value-type="string" calcext:value-type="string">
              <text:p>Legal costs</text:p>
            </table:table-cell>
            <table:table-cell table:style-name="ce71"/>
            <table:table-cell table:style-name="ce127"/>
            <table:table-cell table:style-name="ce68"/>
            <table:table-cell table:style-name="ce95" table:number-columns-repeated="3"/>
            <table:table-cell table:style-name="ce127" table:number-columns-repeated="2"/>
            <table:table-cell table:style-name="ce202"/>
            <table:table-cell table:style-name="ce210" office:value-type="float" office:value="2000" calcext:value-type="float">
              <text:p>2,000.00 €</text:p>
            </table:table-cell>
            <table:table-cell table:style-name="ce214" table:formula="of:=[.J296]*12+[.K296]" office:value-type="float" office:value="2000" calcext:value-type="float">
              <text:p>2,000.00 €</text:p>
            </table:table-cell>
            <table:table-cell table:style-name="ce104" table:formula="of:=[.L296]*(1+[.$Q296])" office:value-type="float" office:value="2060" calcext:value-type="float">
              <text:p>2,060.00 €</text:p>
            </table:table-cell>
            <table:table-cell table:style-name="ce104" table:formula="of:=[.M296]*(1+[.$Q296])" office:value-type="float" office:value="2121.8" calcext:value-type="float">
              <text:p>2,121.80 €</text:p>
            </table:table-cell>
            <table:table-cell table:style-name="ce104" table:formula="of:=[.N296]*(1+[.$Q296])" office:value-type="float" office:value="2185.454" calcext:value-type="float">
              <text:p>2,185.45 €</text:p>
            </table:table-cell>
            <table:table-cell table:style-name="ce153" table:formula="of:=[.O296]*(1+[.$Q296])" office:value-type="float" office:value="2251.01762" calcext:value-type="float">
              <text:p>2,251.02 €</text:p>
            </table:table-cell>
            <table:table-cell table:style-name="ce228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26" office:value-type="string" calcext:value-type="string">
              <text:p>insurance</text:p>
            </table:table-cell>
            <table:table-cell table:style-name="ce71"/>
            <table:table-cell table:style-name="ce127"/>
            <table:table-cell table:style-name="ce68"/>
            <table:table-cell table:style-name="ce95" table:number-columns-repeated="3"/>
            <table:table-cell table:style-name="ce127" table:number-columns-repeated="2"/>
            <table:table-cell table:style-name="ce202"/>
            <table:table-cell table:style-name="ce210" office:value-type="float" office:value="500" calcext:value-type="float">
              <text:p>500.00 €</text:p>
            </table:table-cell>
            <table:table-cell table:style-name="ce214" table:formula="of:=[.J297]*12+[.K297]" office:value-type="float" office:value="500" calcext:value-type="float">
              <text:p>500.00 €</text:p>
            </table:table-cell>
            <table:table-cell table:style-name="ce104" table:formula="of:=[.L297]*(1+[.$Q297])" office:value-type="float" office:value="515" calcext:value-type="float">
              <text:p>515.00 €</text:p>
            </table:table-cell>
            <table:table-cell table:style-name="ce104" table:formula="of:=[.M297]*(1+[.$Q297])" office:value-type="float" office:value="530.45" calcext:value-type="float">
              <text:p>530.45 €</text:p>
            </table:table-cell>
            <table:table-cell table:style-name="ce104" table:formula="of:=[.N297]*(1+[.$Q297])" office:value-type="float" office:value="546.3635" calcext:value-type="float">
              <text:p>546.36 €</text:p>
            </table:table-cell>
            <table:table-cell table:style-name="ce153" table:formula="of:=[.O297]*(1+[.$Q297])" office:value-type="float" office:value="562.754405" calcext:value-type="float">
              <text:p>562.75 €</text:p>
            </table:table-cell>
            <table:table-cell table:style-name="ce228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26" office:value-type="string" calcext:value-type="string">
              <text:p>Design and marketing</text:p>
            </table:table-cell>
            <table:table-cell table:style-name="ce71"/>
            <table:table-cell table:style-name="ce127"/>
            <table:table-cell table:style-name="ce68"/>
            <table:table-cell table:style-name="ce95" table:number-columns-repeated="3"/>
            <table:table-cell table:style-name="ce127" table:number-columns-repeated="2"/>
            <table:table-cell table:style-name="ce202"/>
            <table:table-cell table:style-name="ce210" office:value-type="float" office:value="3000" calcext:value-type="float">
              <text:p>3,000.00 €</text:p>
            </table:table-cell>
            <table:table-cell table:style-name="ce214" table:formula="of:=[.J298]*12+[.K298]" office:value-type="float" office:value="3000" calcext:value-type="float">
              <text:p>3,000.00 €</text:p>
            </table:table-cell>
            <table:table-cell table:style-name="ce104" table:formula="of:=[.L298]*(1+[.$Q298])" office:value-type="float" office:value="3090" calcext:value-type="float">
              <text:p>3,090.00 €</text:p>
            </table:table-cell>
            <table:table-cell table:style-name="ce104" table:formula="of:=[.M298]*(1+[.$Q298])" office:value-type="float" office:value="3182.7" calcext:value-type="float">
              <text:p>3,182.70 €</text:p>
            </table:table-cell>
            <table:table-cell table:style-name="ce104" table:formula="of:=[.N298]*(1+[.$Q298])" office:value-type="float" office:value="3278.181" calcext:value-type="float">
              <text:p>3,278.18 €</text:p>
            </table:table-cell>
            <table:table-cell table:style-name="ce153" table:formula="of:=[.O298]*(1+[.$Q298])" office:value-type="float" office:value="3376.52643" calcext:value-type="float">
              <text:p>3,376.53 €</text:p>
            </table:table-cell>
            <table:table-cell table:style-name="ce228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26" office:value-type="string" calcext:value-type="string">
              <text:p>IT infrastructure</text:p>
            </table:table-cell>
            <table:table-cell table:style-name="ce71"/>
            <table:table-cell table:style-name="ce127"/>
            <table:table-cell table:style-name="ce68"/>
            <table:table-cell table:style-name="ce95" table:number-columns-repeated="3"/>
            <table:table-cell table:style-name="ce127" table:number-columns-repeated="2"/>
            <table:table-cell table:style-name="ce202"/>
            <table:table-cell table:style-name="ce210" office:value-type="float" office:value="10000" calcext:value-type="float">
              <text:p>10,000.00 €</text:p>
            </table:table-cell>
            <table:table-cell table:style-name="ce214" table:formula="of:=[.J299]*12+[.K299]" office:value-type="float" office:value="10000" calcext:value-type="float">
              <text:p>10,000.00 €</text:p>
            </table:table-cell>
            <table:table-cell table:style-name="ce104" table:formula="of:=[.L299]*(1+[.$Q299])" office:value-type="float" office:value="10300" calcext:value-type="float">
              <text:p>10,300.00 €</text:p>
            </table:table-cell>
            <table:table-cell table:style-name="ce104" table:formula="of:=[.M299]*(1+[.$Q299])" office:value-type="float" office:value="10609" calcext:value-type="float">
              <text:p>10,609.00 €</text:p>
            </table:table-cell>
            <table:table-cell table:style-name="ce104" table:formula="of:=[.N299]*(1+[.$Q299])" office:value-type="float" office:value="10927.27" calcext:value-type="float">
              <text:p>10,927.27 €</text:p>
            </table:table-cell>
            <table:table-cell table:style-name="ce153" table:formula="of:=[.O299]*(1+[.$Q299])" office:value-type="float" office:value="11255.0881" calcext:value-type="float">
              <text:p>11,255.09 €</text:p>
            </table:table-cell>
            <table:table-cell table:style-name="ce228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26" office:value-type="string" calcext:value-type="string">
              <text:p>Hosting</text:p>
            </table:table-cell>
            <table:table-cell table:style-name="ce71"/>
            <table:table-cell table:style-name="ce127"/>
            <table:table-cell table:style-name="ce68"/>
            <table:table-cell table:style-name="ce95" table:number-columns-repeated="3"/>
            <table:table-cell table:style-name="ce127" table:number-columns-repeated="2"/>
            <table:table-cell table:style-name="ce202" office:value-type="float" office:value="120" calcext:value-type="float">
              <text:p>120.00 €</text:p>
            </table:table-cell>
            <table:table-cell table:style-name="ce210"/>
            <table:table-cell table:style-name="ce214" table:formula="of:=[.J300]*12+[.K300]" office:value-type="float" office:value="1440" calcext:value-type="float">
              <text:p>1,440.00 €</text:p>
            </table:table-cell>
            <table:table-cell table:style-name="ce104" table:formula="of:=[.L300]*(1+[.$Q300])" office:value-type="float" office:value="1483.2" calcext:value-type="float">
              <text:p>1,483.20 €</text:p>
            </table:table-cell>
            <table:table-cell table:style-name="ce104" table:formula="of:=[.M300]*(1+[.$Q300])" office:value-type="float" office:value="1527.696" calcext:value-type="float">
              <text:p>1,527.70 €</text:p>
            </table:table-cell>
            <table:table-cell table:style-name="ce104" table:formula="of:=[.N300]*(1+[.$Q300])" office:value-type="float" office:value="1573.52688" calcext:value-type="float">
              <text:p>1,573.53 €</text:p>
            </table:table-cell>
            <table:table-cell table:style-name="ce153" table:formula="of:=[.O300]*(1+[.$Q300])" office:value-type="float" office:value="1620.7326864" calcext:value-type="float">
              <text:p>1,620.73 €</text:p>
            </table:table-cell>
            <table:table-cell table:style-name="ce228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27" office:value-type="string" calcext:value-type="string">
              <text:p>Depreciation of investment</text:p>
            </table:table-cell>
            <table:table-cell table:style-name="ce69"/>
            <table:table-cell table:style-name="ce128"/>
            <table:table-cell table:style-name="ce80"/>
            <table:table-cell table:style-name="ce149" table:number-columns-repeated="3"/>
            <table:table-cell table:style-name="ce128" table:number-columns-repeated="2"/>
            <table:table-cell table:style-name="ce203"/>
            <table:table-cell table:style-name="ce211" table:formula="of:=[.D319]/[.E319]+[.D320]/[.E320]" office:value-type="float" office:value="1230.76923076923" calcext:value-type="float">
              <text:p>1,230.77 €</text:p>
            </table:table-cell>
            <table:table-cell table:style-name="ce215" table:formula="of:=[.J301]*12+[.K301]" office:value-type="float" office:value="1230.76923076923" calcext:value-type="float">
              <text:p>1,230.77 €</text:p>
            </table:table-cell>
            <table:table-cell table:style-name="ce105" table:formula="of:=[.L301]*(1+[.$Q301])" office:value-type="float" office:value="1230.76923076923" calcext:value-type="float">
              <text:p>1,230.77 €</text:p>
            </table:table-cell>
            <table:table-cell table:style-name="ce105" table:formula="of:=[.M301]*(1+[.$Q301])" office:value-type="float" office:value="1230.76923076923" calcext:value-type="float">
              <text:p>1,230.77 €</text:p>
            </table:table-cell>
            <table:table-cell table:style-name="ce105" table:formula="of:=[.N301]*(1+[.$Q301])" office:value-type="float" office:value="1230.76923076923" calcext:value-type="float">
              <text:p>1,230.77 €</text:p>
            </table:table-cell>
            <table:table-cell table:style-name="ce154" table:formula="of:=[.O301]*(1+[.$Q301])" office:value-type="float" office:value="1230.76923076923" calcext:value-type="float">
              <text:p>1,230.77 €</text:p>
            </table:table-cell>
            <table:table-cell table:style-name="ce229"/>
            <table:table-cell table:number-columns-repeated="1007"/>
          </table:table-row>
        </table:table-row-group>
        <table:table-row table:style-name="ro3">
          <table:table-cell table:style-name="ce28" office:value-type="string" calcext:value-type="string">
            <text:p>Sum <text:s/></text:p>
          </table:table-cell>
          <table:table-cell table:style-name="ce81"/>
          <table:table-cell table:style-name="ce129"/>
          <table:table-cell table:style-name="ce147"/>
          <table:table-cell table:style-name="ce161" table:number-columns-repeated="3"/>
          <table:table-cell table:style-name="ce129" table:number-columns-repeated="2"/>
          <table:table-cell table:style-name="ce204"/>
          <table:table-cell table:style-name="ce212"/>
          <table:table-cell table:style-name="ce217" table:formula="of:=[.L251]+[.L275]+[.L291]" office:value-type="float" office:value="72634.0660641026" calcext:value-type="float">
            <text:p>72,634.07 €</text:p>
          </table:table-cell>
          <table:table-cell table:style-name="ce220" table:formula="of:=[.M251]+[.M275]+[.M291]" office:value-type="float" office:value="75608.4128657692" calcext:value-type="float">
            <text:p>75,608.41 €</text:p>
          </table:table-cell>
          <table:table-cell table:style-name="ce220" table:formula="of:=[.N251]+[.N275]+[.N291]" office:value-type="float" office:value="83502.6661789192" calcext:value-type="float">
            <text:p>83,502.67 €</text:p>
          </table:table-cell>
          <table:table-cell table:style-name="ce220" table:formula="of:=[.O251]+[.O275]+[.O291]" office:value-type="float" office:value="121270.705628135" calcext:value-type="float">
            <text:p>121,270.71 €</text:p>
          </table:table-cell>
          <table:table-cell table:style-name="ce223" table:formula="of:=[.P251]+[.P275]+[.P291]" office:value-type="float" office:value="138194.084511663" calcext:value-type="float">
            <text:p>138,194.08 €</text:p>
          </table:table-cell>
          <table:table-cell table:style-name="ce230"/>
          <table:table-cell table:number-columns-repeated="1007"/>
        </table:table-row>
        <table:table-row table:style-name="ro2">
          <table:table-cell table:style-name="Default" table:number-columns-repeated="6"/>
          <table:table-cell table:number-columns-repeated="3"/>
          <table:table-cell table:style-name="ce192"/>
          <table:table-cell table:style-name="ce94" office:value-type="string" calcext:value-type="string">
            <text:p>costs per book</text:p>
          </table:table-cell>
          <table:table-cell table:style-name="ce95" table:formula="of:=[.L302]/[.B199]" office:value-type="float" office:value="8070.45178490029" calcext:value-type="float">
            <text:p>8,070.45 €</text:p>
          </table:table-cell>
          <table:table-cell table:style-name="ce95" table:formula="of:=[.M302]/[.C199]" office:value-type="float" office:value="4725.52580411058" calcext:value-type="float">
            <text:p>4,725.53 €</text:p>
          </table:table-cell>
          <table:table-cell table:style-name="ce95" table:formula="of:=[.N302]/[.D199]" office:value-type="float" office:value="1304.72915904561" calcext:value-type="float">
            <text:p>1,304.73 €</text:p>
          </table:table-cell>
          <table:table-cell table:style-name="ce95" table:formula="of:=[.O302]/[.E199]" office:value-type="float" office:value="473.713693859904" calcext:value-type="float">
            <text:p>473.71 €</text:p>
          </table:table-cell>
          <table:table-cell table:style-name="ce95" table:formula="of:=[.P302]/[.F199]" office:value-type="float" office:value="345.485211279156" calcext:value-type="float">
            <text:p>345.49 €</text:p>
          </table:table-cell>
          <table:table-cell table:number-columns-repeated="1008"/>
        </table:table-row>
        <table:table-row table:style-name="ro2">
          <table:table-cell table:style-name="Default" table:number-columns-repeated="6"/>
          <table:table-cell table:number-columns-repeated="3"/>
          <table:table-cell table:style-name="ce192"/>
          <table:table-cell table:number-columns-repeated="1014"/>
        </table:table-row>
        <table:table-row table:style-name="ro3">
          <table:table-cell table:style-name="ce30" office:value-type="string" calcext:value-type="string">
            <text:p>Result</text:p>
          </table:table-cell>
          <table:table-cell table:style-name="ce82" table:formula="of:=[.B197]" office:value-type="float" office:value="1" calcext:value-type="float">
            <text:p>1</text:p>
          </table:table-cell>
          <table:table-cell table:style-name="ce130" table:formula="of:=[.C197]" office:value-type="float" office:value="2" calcext:value-type="float">
            <text:p>2</text:p>
          </table:table-cell>
          <table:table-cell table:style-name="ce130" table:formula="of:=[.D197]" office:value-type="float" office:value="3" calcext:value-type="float">
            <text:p>3</text:p>
          </table:table-cell>
          <table:table-cell table:style-name="ce130" table:formula="of:=[.E197]" office:value-type="float" office:value="4" calcext:value-type="float">
            <text:p>4</text:p>
          </table:table-cell>
          <table:table-cell table:style-name="ce177" table:formula="of:=[.F197]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3">
          <table:table-cell table:style-name="ce31" office:value-type="string" calcext:value-type="string">
            <text:p>Revenue</text:p>
          </table:table-cell>
          <table:table-cell table:style-name="ce83" table:formula="of:=[.B247]" office:value-type="float" office:value="3628" calcext:value-type="float">
            <text:p>3,628.00 €</text:p>
          </table:table-cell>
          <table:table-cell table:style-name="ce131" table:formula="of:=[.C247]" office:value-type="float" office:value="6960" calcext:value-type="float">
            <text:p>6,960.00 €</text:p>
          </table:table-cell>
          <table:table-cell table:style-name="ce131" table:formula="of:=[.D247]" office:value-type="float" office:value="29678" calcext:value-type="float">
            <text:p>29,678.00 €</text:p>
          </table:table-cell>
          <table:table-cell table:style-name="ce131" table:formula="of:=[.E247]" office:value-type="float" office:value="222220" calcext:value-type="float">
            <text:p>222,220.00 €</text:p>
          </table:table-cell>
          <table:table-cell table:style-name="ce178" table:formula="of:=[.F247]" office:value-type="float" office:value="305610" calcext:value-type="float">
            <text:p>305,610.00 €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3">
          <table:table-cell table:style-name="ce31" office:value-type="string" calcext:value-type="string">
            <text:p>Costs <text:s/></text:p>
          </table:table-cell>
          <table:table-cell table:style-name="ce84" table:formula="of:=[.L302]*(-1)" office:value-type="float" office:value="-72634.0660641026" calcext:value-type="float">
            <text:p>-72,634.07 €</text:p>
          </table:table-cell>
          <table:table-cell table:style-name="ce132" table:formula="of:=[.M302]*(-1)" office:value-type="float" office:value="-75608.4128657692" calcext:value-type="float">
            <text:p>-75,608.41 €</text:p>
          </table:table-cell>
          <table:table-cell table:style-name="ce132" table:formula="of:=[.N302]*(-1)" office:value-type="float" office:value="-83502.6661789192" calcext:value-type="float">
            <text:p>-83,502.67 €</text:p>
          </table:table-cell>
          <table:table-cell table:style-name="ce132" table:formula="of:=[.O302]*(-1)" office:value-type="float" office:value="-121270.705628135" calcext:value-type="float">
            <text:p>-121,270.71 €</text:p>
          </table:table-cell>
          <table:table-cell table:style-name="ce179" table:formula="of:=[.P302]*(-1)" office:value-type="float" office:value="-138194.084511663" calcext:value-type="float">
            <text:p>-138,194.08 €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3">
          <table:table-cell table:style-name="ce32" office:value-type="string" calcext:value-type="string">
            <text:p>Result</text:p>
          </table:table-cell>
          <table:table-cell table:style-name="ce85" table:formula="of:=[.B306]+[.B307]" office:value-type="float" office:value="-69006.0660641026" calcext:value-type="float">
            <text:p>-69,006.07 €</text:p>
          </table:table-cell>
          <table:table-cell table:style-name="ce133" table:formula="of:=[.C306]+[.C307]" office:value-type="float" office:value="-68648.4128657692" calcext:value-type="float">
            <text:p>-68,648.41 €</text:p>
          </table:table-cell>
          <table:table-cell table:style-name="ce133" table:formula="of:=[.D306]+[.D307]" office:value-type="float" office:value="-53824.6661789192" calcext:value-type="float">
            <text:p>-53,824.67 €</text:p>
          </table:table-cell>
          <table:table-cell table:style-name="ce133" table:formula="of:=[.E306]+[.E307]" office:value-type="float" office:value="100949.294371865" calcext:value-type="float">
            <text:p>100,949.29 €</text:p>
          </table:table-cell>
          <table:table-cell table:style-name="ce180" table:formula="of:=[.F306]+[.F307]" office:value-type="float" office:value="167415.915488337" calcext:value-type="float">
            <text:p>167,415.92 €</text:p>
          </table:table-cell>
          <table:table-cell table:number-columns-repeated="3"/>
          <table:table-cell table:style-name="ce192"/>
          <table:table-cell table:number-columns-repeated="1014"/>
        </table:table-row>
        <table:table-row table:style-name="ro2">
          <table:table-cell table:style-name="Default" table:number-columns-repeated="6"/>
          <table:table-cell table:number-columns-repeated="3"/>
          <table:table-cell table:style-name="ce192"/>
          <table:table-cell table:number-columns-repeated="1014"/>
        </table:table-row>
        <table:table-row table:style-name="ro3">
          <table:table-cell table:style-name="ce33" office:value-type="string" calcext:value-type="string">
            <text:p>Needed Personnel</text:p>
          </table:table-cell>
          <table:table-cell table:style-name="ce86" table:formula="of:=[.B197]" office:value-type="float" office:value="1" calcext:value-type="float">
            <text:p>1</text:p>
          </table:table-cell>
          <table:table-cell table:style-name="ce134" table:formula="of:=[.C197]" office:value-type="float" office:value="2" calcext:value-type="float">
            <text:p>2</text:p>
          </table:table-cell>
          <table:table-cell table:style-name="ce134" table:formula="of:=[.D197]" office:value-type="float" office:value="3" calcext:value-type="float">
            <text:p>3</text:p>
          </table:table-cell>
          <table:table-cell table:style-name="ce134" table:formula="of:=[.E197]" office:value-type="float" office:value="4" calcext:value-type="float">
            <text:p>4</text:p>
          </table:table-cell>
          <table:table-cell table:style-name="ce181" table:formula="of:=[.F197]" office:value-type="float" office:value="5" calcext:value-type="float">
            <text:p>5</text:p>
          </table:table-cell>
          <table:table-cell table:number-columns-repeated="3"/>
          <table:table-cell table:style-name="ce192"/>
          <table:table-cell table:number-columns-repeated="1014"/>
        </table:table-row>
        <table:table-row-group>
          <table:table-row table:style-name="ro3">
            <table:table-cell table:style-name="ce26" table:formula="of:=[.C204]" office:value-type="string" office:string-value="Scientist" calcext:value-type="string">
              <text:p>Scientist</text:p>
            </table:table-cell>
            <table:table-cell table:style-name="ce87" table:formula="of:=SUMIF([.$B$252:.$B$290];[.$A311];[.D$252:.D$290])" office:value-type="float" office:value="75.9183333333333" calcext:value-type="float">
              <text:p>75.92 h</text:p>
            </table:table-cell>
            <table:table-cell table:style-name="ce135" table:formula="of:=SUMIF([.$B$252:.$B$290];[.$A311];[.E$252:.E$290])" office:value-type="float" office:value="77.8304166666667" calcext:value-type="float">
              <text:p>77.83 h</text:p>
            </table:table-cell>
            <table:table-cell table:style-name="ce135" table:formula="of:=SUMIF([.$B$252:.$B$290];[.$A311];[.F$252:.F$290])" office:value-type="float" office:value="90.5579166666667" calcext:value-type="float">
              <text:p>90.56 h</text:p>
            </table:table-cell>
            <table:table-cell table:style-name="ce135" table:formula="of:=SUMIF([.$B$252:.$B$290];[.$A311];[.G$252:.G$290])" office:value-type="float" office:value="164.454375" calcext:value-type="float">
              <text:p>164.45 h</text:p>
            </table:table-cell>
            <table:table-cell table:style-name="ce182" table:formula="of:=SUMIF([.$B$252:.$B$290];[.$A311];[.H$252:.H$290])" office:value-type="float" office:value="189.670833333333" calcext:value-type="float">
              <text:p>189.67 h</text:p>
            </table:table-cell>
            <table:table-cell table:number-columns-repeated="3"/>
            <table:table-cell table:style-name="ce192"/>
            <table:table-cell table:number-columns-repeated="1014"/>
          </table:table-row>
          <table:table-row table:style-name="ro3">
            <table:table-cell table:style-name="ce26" table:formula="of:=[.D204]" office:value-type="string" office:string-value="Clerk" calcext:value-type="string">
              <text:p>Clerk</text:p>
            </table:table-cell>
            <table:table-cell table:style-name="ce87" table:formula="of:=SUMIF([.$B$252:.$B$290];[.$A312];[.D$252:.D$290])" office:value-type="float" office:value="14.2458333333333" calcext:value-type="float">
              <text:p>14.25 h</text:p>
            </table:table-cell>
            <table:table-cell table:style-name="ce135" table:formula="of:=SUMIF([.$B$252:.$B$290];[.$A312];[.E$252:.E$290])" office:value-type="float" office:value="14.4708333333333" calcext:value-type="float">
              <text:p>14.47 h</text:p>
            </table:table-cell>
            <table:table-cell table:style-name="ce135" table:formula="of:=SUMIF([.$B$252:.$B$290];[.$A312];[.F$252:.F$290])" office:value-type="float" office:value="15.7458333333333" calcext:value-type="float">
              <text:p>15.75 h</text:p>
            </table:table-cell>
            <table:table-cell table:style-name="ce135" table:formula="of:=SUMIF([.$B$252:.$B$290];[.$A312];[.G$252:.G$290])" office:value-type="float" office:value="32.7104166666667" calcext:value-type="float">
              <text:p>32.71 h</text:p>
            </table:table-cell>
            <table:table-cell table:style-name="ce182" table:formula="of:=SUMIF([.$B$252:.$B$290];[.$A312];[.H$252:.H$290])" office:value-type="float" office:value="36.875" calcext:value-type="float">
              <text:p>36.88 h</text:p>
            </table:table-cell>
            <table:table-cell table:number-columns-repeated="3"/>
            <table:table-cell table:style-name="ce192"/>
            <table:table-cell table:number-columns-repeated="1014"/>
          </table:table-row>
          <table:table-row table:style-name="ro3">
            <table:table-cell table:style-name="ce34" table:formula="of:=[.E204]" office:value-type="string" office:string-value="Assistant" calcext:value-type="string">
              <text:p>Assistant</text:p>
            </table:table-cell>
            <table:table-cell table:style-name="ce88" table:formula="of:=SUMIF([.$B$252:.$B$290];[.$A313];[.D$252:.D$290])" office:value-type="float" office:value="1.125" calcext:value-type="float">
              <text:p>1.13 h</text:p>
            </table:table-cell>
            <table:table-cell table:style-name="ce136" table:formula="of:=SUMIF([.$B$252:.$B$290];[.$A313];[.E$252:.E$290])" office:value-type="float" office:value="2" calcext:value-type="float">
              <text:p>2.00 h</text:p>
            </table:table-cell>
            <table:table-cell table:style-name="ce136" table:formula="of:=SUMIF([.$B$252:.$B$290];[.$A313];[.F$252:.F$290])" office:value-type="float" office:value="8" calcext:value-type="float">
              <text:p>8.00 h</text:p>
            </table:table-cell>
            <table:table-cell table:style-name="ce136" table:formula="of:=SUMIF([.$B$252:.$B$290];[.$A313];[.G$252:.G$290])" office:value-type="float" office:value="32" calcext:value-type="float">
              <text:p>32.00 h</text:p>
            </table:table-cell>
            <table:table-cell table:style-name="ce183" table:formula="of:=SUMIF([.$B$252:.$B$290];[.$A313];[.H$252:.H$290])" office:value-type="float" office:value="50" calcext:value-type="float">
              <text:p>50.00 h</text:p>
            </table:table-cell>
            <table:table-cell table:number-columns-repeated="3"/>
            <table:table-cell table:style-name="ce192"/>
            <table:table-cell table:number-columns-repeated="1014"/>
          </table:table-row>
          <table:table-row table:style-name="ro3">
            <table:table-cell table:style-name="ce35" table:formula="of:=[.A311]" office:value-type="string" office:string-value="Scientist" calcext:value-type="string">
              <text:p>Scientist</text:p>
            </table:table-cell>
            <table:table-cell table:style-name="ce89" table:formula="of:=[.B311]/[.$C$210]" office:value-type="float" office:value="0.379591666666667" calcext:value-type="float">
              <text:p>0.38 VzÄ</text:p>
            </table:table-cell>
            <table:table-cell table:style-name="ce137" table:formula="of:=[.C311]/[.$C$210]" office:value-type="float" office:value="0.389152083333333" calcext:value-type="float">
              <text:p>0.39 VzÄ</text:p>
            </table:table-cell>
            <table:table-cell table:style-name="ce137" table:formula="of:=[.D311]/[.$C$210]" office:value-type="float" office:value="0.452789583333333" calcext:value-type="float">
              <text:p>0.45 VzÄ</text:p>
            </table:table-cell>
            <table:table-cell table:style-name="ce137" table:formula="of:=[.E311]/[.$C$210]" office:value-type="float" office:value="0.822271875" calcext:value-type="float">
              <text:p>0.82 VzÄ</text:p>
            </table:table-cell>
            <table:table-cell table:style-name="ce184" table:formula="of:=[.F311]/[.$C$210]" office:value-type="float" office:value="0.948354166666667" calcext:value-type="float">
              <text:p>0.95 VzÄ</text:p>
            </table:table-cell>
            <table:table-cell table:number-columns-repeated="3"/>
            <table:table-cell table:style-name="ce192"/>
            <table:table-cell table:number-columns-repeated="1014"/>
          </table:table-row>
          <table:table-row table:style-name="ro3">
            <table:table-cell table:style-name="ce26" table:formula="of:=[.A312]" office:value-type="string" office:string-value="Clerk" calcext:value-type="string">
              <text:p>Clerk</text:p>
            </table:table-cell>
            <table:table-cell table:style-name="ce90" table:formula="of:=[.B$312]/[.$D$210]" office:value-type="float" office:value="0.0712291666666667" calcext:value-type="float">
              <text:p>0.07 VzÄ</text:p>
            </table:table-cell>
            <table:table-cell table:style-name="ce138" table:formula="of:=[.C$312]/[.$D$210]" office:value-type="float" office:value="0.0723541666666667" calcext:value-type="float">
              <text:p>0.07 VzÄ</text:p>
            </table:table-cell>
            <table:table-cell table:style-name="ce138" table:formula="of:=[.D$312]/[.$D$210]" office:value-type="float" office:value="0.0787291666666667" calcext:value-type="float">
              <text:p>0.08 VzÄ</text:p>
            </table:table-cell>
            <table:table-cell table:style-name="ce138" table:formula="of:=[.E$312]/[.$D$210]" office:value-type="float" office:value="0.163552083333333" calcext:value-type="float">
              <text:p>0.16 VzÄ</text:p>
            </table:table-cell>
            <table:table-cell table:style-name="ce185" table:formula="of:=[.F$312]/[.$D$210]" office:value-type="float" office:value="0.184375" calcext:value-type="float">
              <text:p>0.18 VzÄ</text:p>
            </table:table-cell>
            <table:table-cell table:number-columns-repeated="3"/>
            <table:table-cell table:style-name="ce192"/>
            <table:table-cell table:number-columns-repeated="1014"/>
          </table:table-row>
          <table:table-row table:style-name="ro3">
            <table:table-cell table:style-name="ce27" table:formula="of:=[.A313]" office:value-type="string" office:string-value="Assistant" calcext:value-type="string">
              <text:p>Assistant</text:p>
            </table:table-cell>
            <table:table-cell table:style-name="ce91" table:formula="of:=[.B313]/[.$E$210]" office:value-type="float" office:value="0.0225" calcext:value-type="float">
              <text:p>0.02 VzÄ</text:p>
            </table:table-cell>
            <table:table-cell table:style-name="ce139" table:formula="of:=[.C313]/[.$E$210]" office:value-type="float" office:value="0.04" calcext:value-type="float">
              <text:p>0.04 VzÄ</text:p>
            </table:table-cell>
            <table:table-cell table:style-name="ce139" table:formula="of:=[.D313]/[.$E$210]" office:value-type="float" office:value="0.16" calcext:value-type="float">
              <text:p>0.16 VzÄ</text:p>
            </table:table-cell>
            <table:table-cell table:style-name="ce139" table:formula="of:=[.E313]/[.$E$210]" office:value-type="float" office:value="0.64" calcext:value-type="float">
              <text:p>0.64 VzÄ</text:p>
            </table:table-cell>
            <table:table-cell table:style-name="ce186" table:formula="of:=[.F313]/[.$E$210]" office:value-type="float" office:value="1" calcext:value-type="float">
              <text:p>1.00 VzÄ</text:p>
            </table:table-cell>
            <table:table-cell table:number-columns-repeated="3"/>
            <table:table-cell table:style-name="ce192"/>
            <table:table-cell table:number-columns-repeated="1014"/>
          </table:table-row>
        </table:table-row-group>
        <table:table-row table:style-name="ro2">
          <table:table-cell table:style-name="Default" table:number-columns-repeated="6"/>
          <table:table-cell table:number-columns-repeated="3"/>
          <table:table-cell table:style-name="ce192"/>
          <table:table-cell table:number-columns-repeated="1014"/>
        </table:table-row>
        <table:table-row table:style-name="ro5">
          <table:table-cell table:style-name="ce36" office:value-type="string" calcext:value-type="string">
            <text:p>Initial investment</text:p>
          </table:table-cell>
          <table:table-cell table:style-name="ce92" office:value-type="string" calcext:value-type="string" table:number-columns-spanned="2" table:number-rows-spanned="1">
            <text:p>Basis <text:s/></text:p>
          </table:table-cell>
          <table:covered-table-cell table:style-name="ce92"/>
          <table:table-cell table:style-name="ce148" office:value-type="string" calcext:value-type="string">
            <text:p>€</text:p>
          </table:table-cell>
          <table:table-cell table:style-name="ce162" office:value-type="string" calcext:value-type="string">
            <text:p>Depreciation (years)</text:p>
          </table:table-cell>
          <table:table-cell table:style-name="Default"/>
          <table:table-cell table:number-columns-repeated="1018"/>
        </table:table-row>
        <table:table-row-group>
          <table:table-row table:style-name="ro5">
            <table:table-cell table:style-name="ce26" office:value-type="string" calcext:value-type="string">
              <text:p>work places</text:p>
            </table:table-cell>
            <table:table-cell table:style-name="ce37" office:value-type="string" calcext:value-type="string">
              <text:p>3 desk/chair/etc @ 1000 €</text:p>
            </table:table-cell>
            <table:table-cell table:style-name="ce140"/>
            <table:table-cell table:style-name="ce95" office:value-type="float" office:value="3000" calcext:value-type="float">
              <text:p>3,000.00 €</text:p>
            </table:table-cell>
            <table:table-cell table:style-name="ce163" office:value-type="float" office:value="13" calcext:value-type="float">
              <text:p>13</text:p>
            </table:table-cell>
            <table:table-cell table:style-name="Default"/>
            <table:table-cell table:number-columns-repeated="1018"/>
          </table:table-row>
          <table:table-row table:style-name="ro7">
            <table:table-cell table:style-name="ce27" office:value-type="string" calcext:value-type="string">
              <text:p>Computers</text:p>
            </table:table-cell>
            <table:table-cell table:style-name="ce37" office:value-type="string" calcext:value-type="string">
              <text:p>3 computers @ 1000 €</text:p>
            </table:table-cell>
            <table:table-cell table:style-name="ce141"/>
            <table:table-cell table:style-name="ce149" office:value-type="float" office:value="3000" calcext:value-type="float">
              <text:p>3,000.00 €</text:p>
            </table:table-cell>
            <table:table-cell table:style-name="ce164" office:value-type="float" office:value="3" calcext:value-type="float">
              <text:p>3</text:p>
            </table:table-cell>
            <table:table-cell table:style-name="Default"/>
            <table:table-cell table:number-columns-repeated="1018"/>
          </table:table-row>
        </table:table-row-group>
        <table:table-row table:style-name="ro7">
          <table:table-cell table:style-name="Default"/>
          <table:table-cell table:style-name="ce93" table:number-columns-spanned="2" table:number-rows-spanned="1"/>
          <table:covered-table-cell table:style-name="ce93"/>
          <table:table-cell table:style-name="ce150" table:formula="of:=SUM([.D319:.D320])" office:value-type="float" office:value="6000" calcext:value-type="float">
            <text:p>6,000.00 €</text:p>
          </table:table-cell>
          <table:table-cell table:style-name="Default" table:number-columns-repeated="2"/>
          <table:table-cell table:number-columns-repeated="1018"/>
        </table:table-row>
        <table:table-row table:style-name="ro5">
          <table:table-cell table:style-name="Default"/>
          <table:table-cell table:style-name="ce93" table:number-columns-spanned="2" table:number-rows-spanned="1"/>
          <table:covered-table-cell table:style-name="ce93"/>
          <table:table-cell table:style-name="Default" table:number-columns-repeated="3"/>
          <table:table-cell table:number-columns-repeated="1018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37" office:value-type="string" calcext:value-type="string">
            <text:p>Base numbers for diagrams</text:p>
          </table:table-cell>
          <table:table-cell table:style-name="ce94" table:formula="of:=[.B197]" office:value-type="float" office:value="1" calcext:value-type="float">
            <text:p>1</text:p>
          </table:table-cell>
          <table:table-cell table:style-name="ce94" table:formula="of:=[.C197]" office:value-type="float" office:value="2" calcext:value-type="float">
            <text:p>2</text:p>
          </table:table-cell>
          <table:table-cell table:style-name="ce94" table:formula="of:=[.D197]" office:value-type="float" office:value="3" calcext:value-type="float">
            <text:p>3</text:p>
          </table:table-cell>
          <table:table-cell table:style-name="ce94" table:formula="of:=[.E197]" office:value-type="float" office:value="4" calcext:value-type="float">
            <text:p>4</text:p>
          </table:table-cell>
          <table:table-cell table:style-name="ce94" table:formula="of:=[.F197]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table:style-name="ce38" table:formula="of:=[.A225]" office:value-type="string" office:string-value="Print sales" calcext:value-type="string">
            <text:p>Print sales</text:p>
          </table:table-cell>
          <table:table-cell table:style-name="ce95" table:formula="of:=[.B225]" office:value-type="float" office:value="1800" calcext:value-type="float">
            <text:p>1,800.00 €</text:p>
          </table:table-cell>
          <table:table-cell table:style-name="ce95" table:formula="of:=[.C225]" office:value-type="float" office:value="3200" calcext:value-type="float">
            <text:p>3,200.00 €</text:p>
          </table:table-cell>
          <table:table-cell table:style-name="ce95" table:formula="of:=[.D225]" office:value-type="float" office:value="12800" calcext:value-type="float">
            <text:p>12,800.00 €</text:p>
          </table:table-cell>
          <table:table-cell table:style-name="ce95" table:formula="of:=[.E225]" office:value-type="float" office:value="51200" calcext:value-type="float">
            <text:p>51,200.00 €</text:p>
          </table:table-cell>
          <table:table-cell table:style-name="ce95" table:formula="of:=[.F225]" office:value-type="float" office:value="80000" calcext:value-type="float">
            <text:p>80,000.00 €</text:p>
          </table:table-cell>
          <table:table-cell table:number-columns-repeated="1018"/>
        </table:table-row>
        <table:table-row table:style-name="ro3">
          <table:table-cell table:style-name="ce38" table:formula="of:=[.A228]" office:value-type="string" office:string-value="Book processing charges" calcext:value-type="string">
            <text:p>Book processing charges</text:p>
          </table:table-cell>
          <table:table-cell table:style-name="ce95" table:formula="of:=[.B228]" office:value-type="float" office:value="0" calcext:value-type="float">
            <text:p>0.00 €</text:p>
          </table:table-cell>
          <table:table-cell table:style-name="ce95" table:formula="of:=[.C228]" office:value-type="float" office:value="480" calcext:value-type="float">
            <text:p>480.00 €</text:p>
          </table:table-cell>
          <table:table-cell table:style-name="ce95" table:formula="of:=[.D228]" office:value-type="float" office:value="3840" calcext:value-type="float">
            <text:p>3,840.00 €</text:p>
          </table:table-cell>
          <table:table-cell table:style-name="ce95" table:formula="of:=[.E228]" office:value-type="float" office:value="23040" calcext:value-type="float">
            <text:p>23,040.00 €</text:p>
          </table:table-cell>
          <table:table-cell table:style-name="ce95" table:formula="of:=[.F228]" office:value-type="float" office:value="48000" calcext:value-type="float">
            <text:p>48,000.00 €</text:p>
          </table:table-cell>
          <table:table-cell table:number-columns-repeated="1018"/>
        </table:table-row>
        <table:table-row table:style-name="ro3">
          <table:table-cell table:style-name="ce38" table:formula="of:=[.A231]" office:value-type="string" office:string-value="Institutional members" calcext:value-type="string">
            <text:p>Institutional members</text:p>
          </table:table-cell>
          <table:table-cell table:style-name="ce95" table:formula="of:=[.B231]" office:value-type="float" office:value="0" calcext:value-type="float">
            <text:p>0.00 €</text:p>
          </table:table-cell>
          <table:table-cell table:style-name="ce95" table:formula="of:=[.C231]" office:value-type="float" office:value="0" calcext:value-type="float">
            <text:p>0.00 €</text:p>
          </table:table-cell>
          <table:table-cell table:style-name="ce95" table:formula="of:=[.D231]" office:value-type="float" office:value="0" calcext:value-type="float">
            <text:p>0.00 €</text:p>
          </table:table-cell>
          <table:table-cell table:style-name="ce95" table:formula="of:=[.E231]" office:value-type="float" office:value="96000" calcext:value-type="float">
            <text:p>96,000.00 €</text:p>
          </table:table-cell>
          <table:table-cell table:style-name="ce95" table:formula="of:=[.F231]" office:value-type="float" office:value="96000" calcext:value-type="float">
            <text:p>96,000.00 €</text:p>
          </table:table-cell>
          <table:table-cell table:number-columns-repeated="1018"/>
        </table:table-row>
        <table:table-row table:style-name="ro3">
          <table:table-cell table:style-name="ce38" table:formula="of:=[.A235]" office:value-type="string" office:string-value="Individual members" calcext:value-type="string">
            <text:p>Individual members</text:p>
          </table:table-cell>
          <table:table-cell table:style-name="ce95" table:formula="of:=[.B235]" office:value-type="float" office:value="28" calcext:value-type="float">
            <text:p>28.00 €</text:p>
          </table:table-cell>
          <table:table-cell table:style-name="ce95" table:formula="of:=[.C235]" office:value-type="float" office:value="80" calcext:value-type="float">
            <text:p>80.00 €</text:p>
          </table:table-cell>
          <table:table-cell table:style-name="ce95" table:formula="of:=[.D235]" office:value-type="float" office:value="238" calcext:value-type="float">
            <text:p>238.00 €</text:p>
          </table:table-cell>
          <table:table-cell table:style-name="ce95" table:formula="of:=[.E235]" office:value-type="float" office:value="780" calcext:value-type="float">
            <text:p>780.00 €</text:p>
          </table:table-cell>
          <table:table-cell table:style-name="ce95" table:formula="of:=[.F235]" office:value-type="float" office:value="1610" calcext:value-type="float">
            <text:p>1,610.00 €</text:p>
          </table:table-cell>
          <table:table-cell table:number-columns-repeated="1018"/>
        </table:table-row>
        <table:table-row table:style-name="ro3">
          <table:table-cell table:style-name="ce38" table:formula="of:=[.A242]" office:value-type="string" office:string-value="Donations" calcext:value-type="string">
            <text:p>Donations</text:p>
          </table:table-cell>
          <table:table-cell table:style-name="ce95" table:formula="of:=[.B242]" office:value-type="float" office:value="1800" calcext:value-type="float">
            <text:p>1,800.00 €</text:p>
          </table:table-cell>
          <table:table-cell table:style-name="ce95" table:formula="of:=[.C242]" office:value-type="float" office:value="3200" calcext:value-type="float">
            <text:p>3,200.00 €</text:p>
          </table:table-cell>
          <table:table-cell table:style-name="ce95" table:formula="of:=[.D242]" office:value-type="float" office:value="12800" calcext:value-type="float">
            <text:p>12,800.00 €</text:p>
          </table:table-cell>
          <table:table-cell table:style-name="ce95" table:formula="of:=[.E242]" office:value-type="float" office:value="51200" calcext:value-type="float">
            <text:p>51,200.00 €</text:p>
          </table:table-cell>
          <table:table-cell table:style-name="ce95" table:formula="of:=[.F242]" office:value-type="float" office:value="80000" calcext:value-type="float">
            <text:p>80,000.00 €</text:p>
          </table:table-cell>
          <table:table-cell table:number-columns-repeated="1018"/>
        </table:table-row>
        <table:table-row table:style-name="ro2" table:number-rows-repeated="10482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2">
        <table:table-column table:style-name="co6" table:number-columns-repeated="1024" table:default-cell-style-name="ce96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2" loext:min-decimal-places="2" number:min-integer-digits="1" number:grouping="true"/>
      <number:text> €</number:text>
    </number:number-style>
    <number:number-style style:name="N127">
      <number:number number:decimal-places="2" loext:min-decimal-places="2" number:min-integer-digits="1" number:grouping="true"/>
      <number:text> h</number:text>
    </number:number-style>
    <number:number-style style:name="N128">
      <number:number number:decimal-places="2" loext:min-decimal-places="2" number:min-integer-digits="1" number:grouping="true"/>
      <number:text> Tage</number:text>
    </number:number-style>
    <number:number-style style:name="N129">
      <number:number number:decimal-places="2" loext:min-decimal-places="2" number:min-integer-digits="1" number:grouping="true"/>
      <number:text> VzÄ</number:text>
    </number:number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1P0"/>
    </number:currency-style>
    <number:currency-style style:name="N133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3"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percentage-style style:name="N134">
      <number:number number:decimal-places="3" loext:min-decimal-places="3" number:min-integer-digits="1"/>
      <number:text>%</number:text>
    </number:percentage-style>
    <number:percentage-style style:name="N135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2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8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 style:data-style-name="N2" text:time-value="14:30:03.9955228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11:45:11</meta:creation-date>
    <meta:initial-creator>Siller, Debora</meta:initial-creator>
    <dc:language>de</dc:language>
    <meta:print-date>2015-01-13T12:00:01</meta:print-date>
    <dc:date>2018-04-20T17:27:16.077420575</dc:date>
    <meta:editing-cycles>34</meta:editing-cycles>
    <meta:editing-duration>PT16H7M26S</meta:editing-duration>
    <meta:generator>LibreOffice/5.1.6.2$Linux_X86_64 LibreOffice_project/10m0$Build-2</meta:generator>
    <meta:document-statistic meta:table-count="2" meta:cell-count="12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2" loext:min-decimal-places="2" number:min-integer-digits="1" number:grouping="true"/>
      <number:text> €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axis-label-position="outside-start" chart:tick-mark-position="at-axis"/>
      <style:graphic-properties svg:stroke-width="0.026cm" svg:stroke-color="#d9d9d9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9pt" fo:font-weight="bold" style:font-size-asian="9pt" style:font-weight-asian="bold" style:font-size-complex="9pt" style:font-weight-complex="bold"/>
    </style:style>
    <style:style style:name="ch6" style:family="chart" style:data-style-name="N126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5b9bd5"/>
      <style:text-properties style:text-position="0% 100%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126">
      <style:chart-properties chart:link-data-style-to-source="true" chart:data-label-number="value" chart:data-label-text="false" chart:data-label-symbol="false"/>
      <style:graphic-properties draw:stroke="none" draw:fill-color="#a9d18e"/>
      <style:text-properties fo:font-size="10pt" style:font-size-asian="10pt" style:font-size-complex="10pt"/>
    </style:style>
    <style:style style:name="ch9" style:family="chart" style:data-style-name="N126">
      <style:chart-properties chart:link-data-style-to-source="true" chart:data-label-number="value" chart:data-label-text="false" chart:data-label-symbol="false"/>
      <style:graphic-properties draw:stroke="none" draw:fill-color="#ed7d31"/>
      <style:text-properties fo:font-size="10pt" style:font-size-asian="10pt" style:font-size-complex="10pt"/>
    </style:style>
    <style:style style:name="ch10" style:family="chart" style:data-style-name="N126">
      <style:chart-properties chart:symbol-type="none" chart:link-data-style-to-source="true" chart:data-label-number="value" chart:data-label-text="false" chart:data-label-symbol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6.75cm" svg:height="83.022cm" xlink:href=".." xlink:type="simple" chart:class="chart:bar" chart:style-name="ch1">
        <chart:legend chart:legend-position="bottom" svg:x="9.954cm" svg:y="82.239cm" style:legend-expansion="wide" chart:style-name="ch2"/>
        <chart:plot-area chart:style-name="ch3" table:cell-range-address="Tabelle1.A305:Tabelle1.F308" chart:data-source-has-labels="both" svg:x="0.535cm" svg:y="3.881cm" svg:width="25.68cm" svg:height="75.717cm">
          <chartooo:coordinate-region svg:x="0.535cm" svg:y="3.881cm" svg:width="25.68cm" svg:height="75.717cm"/>
          <chart:axis chart:dimension="x" chart:name="primary-x" chart:style-name="ch4" chartooo:axis-type="auto">
            <chartooo:date-scale/>
            <chart:title svg:x="12.881cm" svg:y="81.258cm" chart:style-name="ch5">
              <text:p>Years</text:p>
            </chart:title>
            <chart:categories table:cell-range-address="Tabelle1.B305:Tabelle1.F305"/>
          </chart:axis>
          <chart:axis chart:dimension="x" chart:name="secondary-x" chart:style-name="ch4">
            <chart:title svg:x="12.881cm" svg:y="1.661cm" chart:style-name="ch5">
              <text:p>Years</text:p>
            </chart:title>
          </chart:axis>
          <chart:axis chart:dimension="y" chart:name="primary-y" chart:style-name="ch6">
            <chart:grid chart:style-name="ch7" chart:class="major"/>
            <chart:grid chart:style-name="ch7" chart:class="minor"/>
          </chart:axis>
          <chart:axis chart:dimension="y" chart:name="secondary-y" chart:style-name="ch6"/>
          <chart:series chart:attached-axis="primary-y" chart:style-name="ch8" chart:values-cell-range-address="Tabelle1.B306:Tabelle1.F306" chart:label-cell-address="Tabelle1.A306:Tabelle1.A306" chart:class="chart:bar">
            <chart:data-point chart:repeated="5"/>
          </chart:series>
          <chart:series chart:attached-axis="primary-y" chart:style-name="ch9" chart:values-cell-range-address="Tabelle1.B307:Tabelle1.F307" chart:label-cell-address="Tabelle1.A307:Tabelle1.A307" chart:class="chart:bar">
            <chart:data-point chart:repeated="5"/>
          </chart:series>
          <chart:series chart:attached-axis="secondary-y" chart:style-name="ch10" chart:values-cell-range-address="Tabelle1.B308:Tabelle1.F308" chart:label-cell-address="Tabelle1.A308:Tabelle1.A308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abelle1.B305:Tabelle1.F30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evenue</text:p>
                <draw:g>
                  <svg:desc>Tabelle1.A306:Tabelle1.A306</svg:desc>
                </draw:g>
              </table:table-cell>
              <table:table-cell office:value-type="float" office:value="3628">
                <text:p>3628</text:p>
                <draw:g>
                  <svg:desc>Tabelle1.B306:Tabelle1.F306</svg:desc>
                </draw:g>
              </table:table-cell>
              <table:table-cell office:value-type="float" office:value="6960">
                <text:p>6960</text:p>
              </table:table-cell>
              <table:table-cell office:value-type="float" office:value="29678">
                <text:p>29678</text:p>
              </table:table-cell>
              <table:table-cell office:value-type="float" office:value="222220">
                <text:p>222220</text:p>
              </table:table-cell>
              <table:table-cell office:value-type="float" office:value="305610">
                <text:p>305610</text:p>
              </table:table-cell>
            </table:table-row>
            <table:table-row>
              <table:table-cell office:value-type="string">
                <text:p>Costs  </text:p>
                <draw:g>
                  <svg:desc>Tabelle1.A307:Tabelle1.A307</svg:desc>
                </draw:g>
              </table:table-cell>
              <table:table-cell office:value-type="float" office:value="-72634.0660641026">
                <text:p>-72634.0660641026</text:p>
                <draw:g>
                  <svg:desc>Tabelle1.B307:Tabelle1.F307</svg:desc>
                </draw:g>
              </table:table-cell>
              <table:table-cell office:value-type="float" office:value="-75608.4128657692">
                <text:p>-75608.4128657692</text:p>
              </table:table-cell>
              <table:table-cell office:value-type="float" office:value="-83502.6661789192">
                <text:p>-83502.6661789192</text:p>
              </table:table-cell>
              <table:table-cell office:value-type="float" office:value="-121270.705628135">
                <text:p>-121270.705628135</text:p>
              </table:table-cell>
              <table:table-cell office:value-type="float" office:value="-138194.084511663">
                <text:p>-138194.084511663</text:p>
              </table:table-cell>
            </table:table-row>
            <table:table-row>
              <table:table-cell office:value-type="string">
                <text:p>Result</text:p>
                <draw:g>
                  <svg:desc>Tabelle1.A308:Tabelle1.A308</svg:desc>
                </draw:g>
              </table:table-cell>
              <table:table-cell office:value-type="float" office:value="-69006.0660641026">
                <text:p>-69006.0660641026</text:p>
                <draw:g>
                  <svg:desc>Tabelle1.B308:Tabelle1.F308</svg:desc>
                </draw:g>
              </table:table-cell>
              <table:table-cell office:value-type="float" office:value="-68648.4128657692">
                <text:p>-68648.4128657692</text:p>
              </table:table-cell>
              <table:table-cell office:value-type="float" office:value="-53824.6661789192">
                <text:p>-53824.6661789192</text:p>
              </table:table-cell>
              <table:table-cell office:value-type="float" office:value="100949.294371865">
                <text:p>100949.294371865</text:p>
              </table:table-cell>
              <table:table-cell office:value-type="float" office:value="167415.915488337">
                <text:p>167415.9154883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2" loext:min-decimal-places="2" number:min-integer-digits="1" number:grouping="true"/>
      <number:text> €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fill="solid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d9d9d9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9pt" fo:font-weight="bold" style:font-size-asian="9pt" style:font-weight-asian="bold" style:font-size-complex="9pt" style:font-weight-complex="bold"/>
    </style:style>
    <style:style style:name="ch6" style:family="chart" style:data-style-name="N126">
      <style:chart-properties chart:display-label="true" chart:logarithmic="false" chart:gap-width="300" chart:overlap="100" chart:reverse-direction="fals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126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9" style:family="chart" style:data-style-name="N126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a5a5a5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ffc000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6.366cm" svg:height="9.196cm" xlink:href=".." xlink:type="simple" chart:class="chart:bar" chart:style-name="ch1">
        <chart:legend chart:legend-position="end" svg:x="21.722cm" svg:y="3.303cm" style:legend-expansion="high" chart:style-name="ch2"/>
        <chart:plot-area chart:style-name="ch3" table:cell-range-address="Tabelle1.A325:Tabelle1.F330" chart:data-source-has-labels="both" svg:x="0.527cm" svg:y="0.183cm" svg:width="20.668cm" svg:height="7.849cm">
          <chartooo:coordinate-region svg:x="0.527cm" svg:y="0.183cm" svg:width="20.668cm" svg:height="7.849cm"/>
          <chart:axis chart:dimension="x" chart:name="primary-x" chart:style-name="ch4" chartooo:axis-type="auto">
            <chartooo:date-scale/>
            <chart:title svg:x="10.367cm" svg:y="8.215cm" chart:style-name="ch5">
              <text:p>Years</text:p>
            </chart:title>
            <chart:categories table:cell-range-address="Tabelle1.B325:Tabelle1.F325"/>
          </chart:axis>
          <chart:axis chart:dimension="y" chart:name="primary-y" chart:style-name="ch6">
            <chart:grid chart:style-name="ch7" chart:class="major"/>
            <chart:grid chart:style-name="ch7" chart:class="minor"/>
          </chart:axis>
          <chart:series chart:style-name="ch8" chart:values-cell-range-address="Tabelle1.B326:Tabelle1.F326" chart:label-cell-address="Tabelle1.A326:Tabelle1.A326" chart:class="chart:bar">
            <chart:data-point chart:repeated="5"/>
          </chart:series>
          <chart:series chart:style-name="ch9" chart:values-cell-range-address="Tabelle1.B327:Tabelle1.F327" chart:label-cell-address="Tabelle1.A327:Tabelle1.A327" chart:class="chart:bar">
            <chart:data-point chart:repeated="5"/>
          </chart:series>
          <chart:series chart:style-name="ch10" chart:values-cell-range-address="Tabelle1.B328:Tabelle1.F328" chart:label-cell-address="Tabelle1.A328:Tabelle1.A328" chart:class="chart:bar">
            <chart:data-point chart:repeated="5"/>
          </chart:series>
          <chart:series chart:style-name="ch11" chart:values-cell-range-address="Tabelle1.B329:Tabelle1.F329" chart:label-cell-address="Tabelle1.A329:Tabelle1.A329" chart:class="chart:bar">
            <chart:data-point chart:repeated="5"/>
          </chart:series>
          <chart:series chart:style-name="ch12" chart:values-cell-range-address="Tabelle1.B330:Tabelle1.F330" chart:label-cell-address="Tabelle1.A330:Tabelle1.A33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abelle1.B325:Tabelle1.F32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Print sales</text:p>
                <draw:g>
                  <svg:desc>Tabelle1.A326:Tabelle1.A326</svg:desc>
                </draw:g>
              </table:table-cell>
              <table:table-cell office:value-type="float" office:value="1800">
                <text:p>1800</text:p>
                <draw:g>
                  <svg:desc>Tabelle1.B326:Tabelle1.F326</svg:desc>
                </draw:g>
              </table:table-cell>
              <table:table-cell office:value-type="float" office:value="3200">
                <text:p>3200</text:p>
              </table:table-cell>
              <table:table-cell office:value-type="float" office:value="12800">
                <text:p>12800</text:p>
              </table:table-cell>
              <table:table-cell office:value-type="float" office:value="51200">
                <text:p>51200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Book processing charges</text:p>
                <draw:g>
                  <svg:desc>Tabelle1.A327:Tabelle1.A327</svg:desc>
                </draw:g>
              </table:table-cell>
              <table:table-cell office:value-type="float" office:value="0">
                <text:p>0</text:p>
                <draw:g>
                  <svg:desc>Tabelle1.B327:Tabelle1.F327</svg:desc>
                </draw:g>
              </table:table-cell>
              <table:table-cell office:value-type="float" office:value="480">
                <text:p>480</text:p>
              </table:table-cell>
              <table:table-cell office:value-type="float" office:value="3840">
                <text:p>3840</text:p>
              </table:table-cell>
              <table:table-cell office:value-type="float" office:value="23040">
                <text:p>23040</text:p>
              </table:table-cell>
              <table:table-cell office:value-type="float" office:value="48000">
                <text:p>48000</text:p>
              </table:table-cell>
            </table:table-row>
            <table:table-row>
              <table:table-cell office:value-type="string">
                <text:p>Institutional members</text:p>
                <draw:g>
                  <svg:desc>Tabelle1.A328:Tabelle1.A328</svg:desc>
                </draw:g>
              </table:table-cell>
              <table:table-cell office:value-type="float" office:value="0">
                <text:p>0</text:p>
                <draw:g>
                  <svg:desc>Tabelle1.B328:Tabelle1.F3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6000">
                <text:p>96000</text:p>
              </table:table-cell>
              <table:table-cell office:value-type="float" office:value="96000">
                <text:p>96000</text:p>
              </table:table-cell>
            </table:table-row>
            <table:table-row>
              <table:table-cell office:value-type="string">
                <text:p>Individual members</text:p>
                <draw:g>
                  <svg:desc>Tabelle1.A329:Tabelle1.A329</svg:desc>
                </draw:g>
              </table:table-cell>
              <table:table-cell office:value-type="float" office:value="28">
                <text:p>28</text:p>
                <draw:g>
                  <svg:desc>Tabelle1.B329:Tabelle1.F329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238">
                <text:p>238</text:p>
              </table:table-cell>
              <table:table-cell office:value-type="float" office:value="780">
                <text:p>780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Donations</text:p>
                <draw:g>
                  <svg:desc>Tabelle1.A330:Tabelle1.A330</svg:desc>
                </draw:g>
              </table:table-cell>
              <table:table-cell office:value-type="float" office:value="1800">
                <text:p>1800</text:p>
                <draw:g>
                  <svg:desc>Tabelle1.B330:Tabelle1.F330</svg:desc>
                </draw:g>
              </table:table-cell>
              <table:table-cell office:value-type="float" office:value="3200">
                <text:p>3200</text:p>
              </table:table-cell>
              <table:table-cell office:value-type="float" office:value="12800">
                <text:p>12800</text:p>
              </table:table-cell>
              <table:table-cell office:value-type="float" office:value="51200">
                <text:p>51200</text:p>
              </table:table-cell>
              <table:table-cell office:value-type="float" office:value="80000">
                <text:p>8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